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810000011F3DCEF559.jpg"/>
  <manifest:file-entry manifest:media-type="image/png" manifest:full-path="Pictures/10000000000000C50000002DB38A2A0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Tahoma1" svg:font-family="Tahoma"/>
    <style:font-face style:name="Tahoma3" svg:font-family="Tahoma, Lucidasans, 'Lucida Sans', 'Arial Unicode MS'"/>
    <style:font-face style:name="Courier New1" svg:font-family="'Courier New'" style:font-family-generic="modern"/>
    <style:font-face style:name="Courier New2" svg:font-family="'Courier New'" style:font-pitch="fixed"/>
    <style:font-face style:name="Courier New" svg:font-family="'Courier New'"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2"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4" svg:font-family="'Courier New'"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879cm" fo:margin-left="-0.205cm" table:align="left" style:writing-mode="lr-tb"/>
    </style:style>
    <style:style style:name="Table1.A" style:family="table-column">
      <style:table-column-properties style:column-width="1.926cm"/>
    </style:style>
    <style:style style:name="Table1.B" style:family="table-column">
      <style:table-column-properties style:column-width="2.305cm"/>
    </style:style>
    <style:style style:name="Table1.C" style:family="table-column">
      <style:table-column-properties style:column-width="2.842cm"/>
    </style:style>
    <style:style style:name="Table1.D" style:family="table-column">
      <style:table-column-properties style:column-width="1.681cm"/>
    </style:style>
    <style:style style:name="Table1.E" style:family="table-column">
      <style:table-column-properties style:column-width="8.124cm"/>
    </style:style>
    <style:style style:name="Table1.1" style:family="table-row">
      <style:table-row-properties style:min-row-height="0.52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E1" style:family="table-cell">
      <style:table-cell-properties style:vertical-align="top" fo:padding-left="0.191cm" fo:padding-right="0.191cm" fo:padding-top="0cm" fo:padding-bottom="0cm" fo:border="0.002cm solid #000000"/>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E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A3" style:family="table-cell" style:data-style-name="N100">
      <style:table-cell-properties style:vertical-align="top" fo:padding-left="0.191cm" fo:padding-right="0.191cm" fo:padding-top="0cm" fo:padding-bottom="0cm" fo:border-left="0.002cm solid #000000" fo:border-right="none" fo:border-top="none" fo:border-bottom="0.002cm solid #000000"/>
    </style:style>
    <style:style style:name="P1" style:family="paragraph" style:parent-style-name="WW-Heading" style:master-page-name="Standard">
      <style:paragraph-properties fo:text-align="center" style:justify-single-word="false">
        <style:tab-stops>
          <style:tab-stop style:position="8.255cm" style:type="center"/>
          <style:tab-stop style:position="15.875cm" style:type="right"/>
        </style:tab-stops>
      </style:paragraph-properties>
      <style:text-properties fo:language="en" fo:country="US"/>
    </style:style>
    <style:style style:name="P2" style:family="paragraph" style:parent-style-name="WW-Heading">
      <style:paragraph-properties fo:text-align="center" style:justify-single-word="false">
        <style:tab-stops>
          <style:tab-stop style:position="8.255cm" style:type="center"/>
          <style:tab-stop style:position="15.875cm" style:type="right"/>
        </style:tab-stops>
      </style:paragraph-properties>
      <style:text-properties fo:language="en" fo:country="US"/>
    </style:style>
    <style:style style:name="P3" style:family="paragraph" style:parent-style-name="WW-Heading">
      <style:paragraph-properties fo:text-align="center" style:justify-single-word="false">
        <style:tab-stops>
          <style:tab-stop style:position="8.255cm" style:type="center"/>
          <style:tab-stop style:position="15.875cm" style:type="right"/>
        </style:tab-stops>
      </style:paragraph-properties>
      <style:text-properties fo:font-size="18pt" fo:language="en" fo:country="US" fo:font-weight="bold" style:font-size-asian="18pt" style:font-weight-asian="bold"/>
    </style:style>
    <style:style style:name="P4" style:family="paragraph" style:parent-style-name="WW-Heading">
      <style:paragraph-properties fo:text-align="center" style:justify-single-word="false">
        <style:tab-stops>
          <style:tab-stop style:position="8.255cm" style:type="center"/>
          <style:tab-stop style:position="15.875cm" style:type="right"/>
        </style:tab-stops>
      </style:paragraph-properties>
      <style:text-properties style:font-name="Verdana" fo:font-size="18pt" fo:language="en" fo:country="US" fo:font-weight="bold" style:font-size-asian="18pt" style:font-weight-asian="bold"/>
    </style:style>
    <style:style style:name="P5" style:family="paragraph" style:parent-style-name="WW-Heading">
      <style:paragraph-properties fo:text-align="center" style:justify-single-word="false">
        <style:tab-stops>
          <style:tab-stop style:position="8.255cm" style:type="center"/>
          <style:tab-stop style:position="15.875cm" style:type="right"/>
        </style:tab-stops>
      </style:paragraph-properties>
      <style:text-properties style:font-name="Verdana" fo:language="en" fo:country="US"/>
    </style:style>
    <style:style style:name="P6" style:family="paragraph" style:parent-style-name="Text_20_body">
      <style:paragraph-properties>
        <style:tab-stops>
          <style:tab-stop style:position="8.255cm" style:type="center"/>
          <style:tab-stop style:position="15.875cm" style:type="right"/>
        </style:tab-stops>
      </style:paragraph-properties>
    </style:style>
    <style:style style:name="P7" style:family="paragraph" style:parent-style-name="Standard">
      <style:paragraph-properties>
        <style:tab-stops>
          <style:tab-stop style:position="8.255cm" style:type="center"/>
          <style:tab-stop style:position="15.875cm" style:type="right"/>
        </style:tab-stops>
      </style:paragraph-properties>
      <style:text-properties fo:language="en" fo:country="US" fo:font-weight="bold" style:font-weight-asian="bold"/>
    </style:style>
    <style:style style:name="P8" style:family="paragraph" style:parent-style-name="Standard">
      <style:paragraph-properties fo:text-align="start" style:justify-single-word="false">
        <style:tab-stops>
          <style:tab-stop style:position="8.255cm" style:type="center"/>
          <style:tab-stop style:position="15.875cm" style:type="right"/>
        </style:tab-stops>
      </style:paragraph-properties>
      <style:text-properties fo:language="en" fo:country="US" fo:font-weight="bold" style:font-weight-asian="bold"/>
    </style:style>
    <style:style style:name="P9" style:family="paragraph" style:parent-style-name="Standard">
      <style:paragraph-properties>
        <style:tab-stops>
          <style:tab-stop style:position="8.255cm" style:type="center"/>
          <style:tab-stop style:position="15.875cm" style:type="right"/>
        </style:tab-stops>
      </style:paragraph-properties>
      <style:text-properties fo:font-size="9pt" fo:language="en" fo:country="US" style:font-size-asian="9pt"/>
    </style:style>
    <style:style style:name="P10" style:family="paragraph" style:parent-style-name="Standard">
      <style:paragraph-properties fo:text-align="start" style:justify-single-word="false">
        <style:tab-stops>
          <style:tab-stop style:position="8.255cm" style:type="center"/>
          <style:tab-stop style:position="15.875cm" style:type="right"/>
        </style:tab-stops>
      </style:paragraph-properties>
      <style:text-properties fo:font-size="9pt" fo:language="en" fo:country="US" style:font-size-asian="9pt"/>
    </style:style>
    <style:style style:name="P11" style:family="paragraph" style:parent-style-name="Standard">
      <style:paragraph-properties fo:text-align="end" style:justify-single-word="false">
        <style:tab-stops>
          <style:tab-stop style:position="8.255cm" style:type="center"/>
          <style:tab-stop style:position="15.875cm" style:type="right"/>
        </style:tab-stops>
      </style:paragraph-properties>
      <style:text-properties fo:font-size="9pt" fo:language="en" fo:country="US" style:font-size-asian="9pt"/>
    </style:style>
    <style:style style:name="P12" style:family="paragraph" style:parent-style-name="Standard">
      <style:paragraph-properties>
        <style:tab-stops>
          <style:tab-stop style:position="8.255cm" style:type="center"/>
          <style:tab-stop style:position="15.875cm" style:type="right"/>
        </style:tab-stops>
      </style:paragraph-properties>
      <style:text-properties style:font-name="Arial" fo:font-size="9pt" fo:language="en" fo:country="US" style:font-size-asian="9pt"/>
    </style:style>
    <style:style style:name="P13" style:family="paragraph" style:parent-style-name="Standard">
      <style:paragraph-properties>
        <style:tab-stops>
          <style:tab-stop style:position="8.255cm" style:type="center"/>
          <style:tab-stop style:position="15.875cm" style:type="right"/>
        </style:tab-stops>
      </style:paragraph-properties>
      <style:text-properties style:font-name="Arial" fo:font-size="9pt" style:font-size-asian="9pt"/>
    </style:style>
    <style:style style:name="P14" style:family="paragraph" style:parent-style-name="Standard">
      <style:paragraph-properties>
        <style:tab-stops>
          <style:tab-stop style:position="8.255cm" style:type="center"/>
          <style:tab-stop style:position="15.875cm" style:type="right"/>
        </style:tab-stops>
      </style:paragraph-properties>
      <style:text-properties fo:language="en" fo:country="US"/>
    </style:style>
    <style:style style:name="P15" style:family="paragraph" style:parent-style-name="Standard">
      <style:paragraph-properties fo:break-before="page">
        <style:tab-stops>
          <style:tab-stop style:position="8.255cm" style:type="center"/>
          <style:tab-stop style:position="15.875cm" style:type="right"/>
        </style:tab-stops>
      </style:paragraph-properties>
      <style:text-properties fo:language="en" fo:country="US"/>
    </style:style>
    <style:style style:name="P16" style:family="paragraph" style:parent-style-name="Standard">
      <style:paragraph-properties>
        <style:tab-stops>
          <style:tab-stop style:position="8.255cm" style:type="center"/>
          <style:tab-stop style:position="15.875cm" style:type="right"/>
        </style:tab-stops>
      </style:paragraph-properties>
      <style:text-properties fo:font-size="12pt" fo:language="en" fo:country="US" fo:font-weight="bold" style:font-size-asian="12pt" style:font-weight-asian="bold"/>
    </style:style>
    <style:style style:name="P17" style:family="paragraph" style:parent-style-name="Contents_20_1">
      <style:paragraph-properties>
        <style:tab-stops>
          <style:tab-stop style:position="15.24cm" style:type="right" style:leader-style="dotted" style:leader-text="."/>
        </style:tab-stops>
      </style:paragraph-properties>
    </style:style>
    <style:style style:name="P18" style:family="paragraph" style:parent-style-name="Contents_20_2">
      <style:paragraph-properties>
        <style:tab-stops>
          <style:tab-stop style:position="14.887cm" style:type="right" style:leader-style="dotted" style:leader-text="."/>
        </style:tab-stops>
      </style:paragraph-properties>
    </style:style>
    <style:style style:name="P19" style:family="paragraph" style:parent-style-name="Contents_20_3">
      <style:paragraph-properties>
        <style:tab-stops>
          <style:tab-stop style:position="14.534cm" style:type="right" style:leader-style="dotted" style:leader-text="."/>
        </style:tab-stops>
      </style:paragraph-properties>
    </style:style>
    <style:style style:name="P20" style:family="paragraph" style:parent-style-name="Heading_20_1">
      <style:paragraph-properties fo:break-before="page">
        <style:tab-stops>
          <style:tab-stop style:position="15.875cm" style:type="right"/>
        </style:tab-stops>
      </style:paragraph-properties>
    </style:style>
    <style:style style:name="P21" style:family="paragraph" style:parent-style-name="Text_20_body_20_indent">
      <style:paragraph-properties fo:text-align="justify" style:justify-single-word="false">
        <style:tab-stops>
          <style:tab-stop style:position="8.255cm" style:type="center"/>
          <style:tab-stop style:position="15.875cm" style:type="right"/>
        </style:tab-stops>
      </style:paragraph-properties>
    </style:style>
    <style:style style:name="P22" style:family="paragraph" style:parent-style-name="Heading_20_1">
      <style:paragraph-properties>
        <style:tab-stops>
          <style:tab-stop style:position="15.875cm" style:type="right"/>
        </style:tab-stops>
      </style:paragraph-properties>
    </style:style>
    <style:style style:name="P23" style:family="paragraph" style:parent-style-name="Heading_20_1">
      <style:paragraph-properties>
        <style:tab-stops/>
      </style:paragraph-properties>
    </style:style>
    <style:style style:name="P24" style:family="paragraph" style:parent-style-name="Heading_20_2">
      <style:paragraph-properties fo:margin-left="0cm" fo:margin-right="0cm" fo:text-indent="0cm" style:auto-text-indent="false"/>
    </style:style>
    <style:style style:name="P25" style:family="paragraph" style:parent-style-name="Standard">
      <style:paragraph-properties fo:text-align="center" style:justify-single-word="false"/>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text-properties fo:font-weight="normal" style:font-weight-asian="normal" style:font-weight-complex="normal"/>
    </style:style>
    <style:style style:name="P32" style:family="paragraph" style:parent-style-name="Standard" style:list-style-name="L5">
      <style:text-properties fo:font-style="italic" style:font-style-asian="italic" style:font-style-complex="italic"/>
    </style:style>
    <style:style style:name="P33" style:family="paragraph" style:parent-style-name="Standard" style:list-style-name="L6">
      <style:paragraph-properties>
        <style:tab-stops>
          <style:tab-stop style:position="9.982cm"/>
        </style:tab-stops>
      </style:paragraph-properties>
      <style:text-properties fo:font-style="italic" style:text-underline-style="none" style:font-style-asian="italic" style:font-style-complex="italic"/>
    </style:style>
    <style:style style:name="P34" style:family="paragraph" style:parent-style-name="Standard" style:list-style-name="L6">
      <style:paragraph-properties>
        <style:tab-stops>
          <style:tab-stop style:position="9.982cm"/>
        </style:tab-stops>
      </style:paragraph-properties>
      <style:text-properties fo:font-style="italic" style:font-style-asian="italic" style:font-style-complex="italic"/>
    </style:style>
    <style:style style:name="P35" style:family="paragraph" style:parent-style-name="Standard" style:list-style-name="L6">
      <style:paragraph-properties>
        <style:tab-stops>
          <style:tab-stop style:position="9.982cm"/>
        </style:tab-stops>
      </style:paragraph-properties>
    </style:style>
    <style:style style:name="P36" style:family="paragraph" style:parent-style-name="Standard" style:list-style-name="L6">
      <style:paragraph-properties>
        <style:tab-stops>
          <style:tab-stop style:position="9.982cm"/>
        </style:tab-stops>
      </style:paragraph-properties>
      <style:text-properties fo:font-weight="normal" style:font-weight-asian="normal" style:font-weight-complex="normal"/>
    </style:style>
    <style:style style:name="P37" style:family="paragraph" style:parent-style-name="Standard" style:list-style-name="L7">
      <style:text-properties fo:font-weight="normal" style:font-weight-asian="normal" style:font-weight-complex="normal"/>
    </style:style>
    <style:style style:name="P38" style:family="paragraph" style:parent-style-name="Standard" style:list-style-name="L6">
      <style:paragraph-properties>
        <style:tab-stops>
          <style:tab-stop style:position="9.982cm"/>
        </style:tab-stops>
      </style:paragraph-properties>
      <style:text-properties style:text-underline-style="none" fo:font-weight="normal" style:font-weight-asian="normal" style:font-weight-complex="normal"/>
    </style:style>
    <style:style style:name="P39" style:family="paragraph" style:parent-style-name="Standard" style:list-style-name="L8"/>
    <style:style style:name="P40" style:family="paragraph" style:parent-style-name="Standard" style:list-style-name="L8">
      <style:text-properties fo:font-weight="normal" style:font-weight-asian="normal" style:font-weight-complex="normal"/>
    </style:style>
    <style:style style:name="P41" style:family="paragraph" style:parent-style-name="Standard" style:list-style-name="L9"/>
    <style:style style:name="P42" style:family="paragraph" style:parent-style-name="Standard" style:list-style-name="L9">
      <style:text-properties fo:font-weight="normal" style:font-weight-asian="normal" style:font-weight-complex="normal"/>
    </style:style>
    <style:style style:name="P43" style:family="paragraph" style:parent-style-name="Standard" style:list-style-name="L10"/>
    <style:style style:name="P44" style:family="paragraph" style:parent-style-name="Standard" style:list-style-name="L10">
      <style:text-properties fo:font-weight="normal" style:font-weight-asian="normal" style:font-weight-complex="normal"/>
    </style:style>
    <style:style style:name="P45" style:family="paragraph" style:parent-style-name="Standard" style:list-style-name="L11"/>
    <style:style style:name="P46" style:family="paragraph" style:parent-style-name="Standard" style:list-style-name="L12">
      <style:text-properties fo:font-weight="normal" style:font-weight-asian="normal" style:font-weight-complex="normal"/>
    </style:style>
    <style:style style:name="P47" style:family="paragraph" style:parent-style-name="Standard" style:list-style-name="L13"/>
    <style:style style:name="P48" style:family="paragraph" style:parent-style-name="Standard" style:list-style-name="L13">
      <style:paragraph-properties>
        <style:tab-stops>
          <style:tab-stop style:position="8.971cm"/>
        </style:tab-stops>
      </style:paragraph-properties>
      <style:text-properties fo:font-weight="normal" style:font-weight-asian="normal" style:font-weight-complex="normal"/>
    </style:style>
    <style:style style:name="P49" style:family="paragraph" style:parent-style-name="Standard" style:list-style-name="L14"/>
    <style:style style:name="P50" style:family="paragraph" style:parent-style-name="Standard" style:list-style-name="L14">
      <style:text-properties fo:font-weight="normal" style:font-weight-asian="normal" style:font-weight-complex="normal"/>
    </style:style>
    <style:style style:name="P51" style:family="paragraph" style:parent-style-name="Standard" style:list-style-name="L15"/>
    <style:style style:name="P52" style:family="paragraph" style:parent-style-name="Standard" style:list-style-name="L16">
      <style:paragraph-properties>
        <style:tab-stops>
          <style:tab-stop style:position="7.89cm"/>
        </style:tab-stops>
      </style:paragraph-properties>
    </style:style>
    <style:style style:name="P53" style:family="paragraph" style:parent-style-name="Standard" style:list-style-name="L16">
      <style:text-properties fo:font-weight="normal" style:font-weight-asian="normal" style:font-weight-complex="normal"/>
    </style:style>
    <style:style style:name="P54" style:family="paragraph" style:parent-style-name="Standard" style:list-style-name="L17"/>
    <style:style style:name="P55" style:family="paragraph" style:parent-style-name="Standard" style:list-style-name="L17">
      <style:text-properties fo:font-weight="normal" style:font-weight-asian="normal" style:font-weight-complex="normal"/>
    </style:style>
    <style:style style:name="P56" style:family="paragraph" style:parent-style-name="Standard" style:list-style-name="L18">
      <style:text-properties fo:font-weight="normal" style:font-weight-asian="normal" style:font-weight-complex="normal"/>
    </style:style>
    <style:style style:name="P57" style:family="paragraph" style:parent-style-name="Standard" style:list-style-name="L19">
      <style:text-properties fo:font-weight="normal" style:font-weight-asian="normal" style:font-weight-complex="normal"/>
    </style:style>
    <style:style style:name="P58" style:family="paragraph" style:parent-style-name="Standard" style:list-style-name="L20"/>
    <style:style style:name="P59" style:family="paragraph" style:parent-style-name="Standard" style:list-style-name="L20">
      <style:text-properties fo:font-weight="normal" style:font-weight-asian="normal" style:font-weight-complex="normal"/>
    </style:style>
    <style:style style:name="P60" style:family="paragraph" style:parent-style-name="Standard">
      <style:text-properties fo:font-weight="normal" style:font-weight-asian="normal" style:font-weight-complex="normal"/>
    </style:style>
    <style:style style:name="P61" style:family="paragraph" style:parent-style-name="Standard" style:list-style-name="L21"/>
    <style:style style:name="P62" style:family="paragraph" style:parent-style-name="Standard" style:list-style-name="L22">
      <style:paragraph-properties>
        <style:tab-stops>
          <style:tab-stop style:position="9.982cm"/>
        </style:tab-stops>
      </style:paragraph-properties>
      <style:text-properties fo:font-weight="normal" style:font-weight-asian="normal" style:font-weight-complex="normal"/>
    </style:style>
    <style:style style:name="P63" style:family="paragraph" style:parent-style-name="Standard" style:list-style-name="L22">
      <style:text-properties fo:font-weight="normal" style:font-weight-asian="normal" style:font-weight-complex="normal"/>
    </style:style>
    <style:style style:name="P64" style:family="paragraph" style:parent-style-name="Standard" style:list-style-name="L22">
      <style:paragraph-properties>
        <style:tab-stops>
          <style:tab-stop style:position="8.971cm"/>
        </style:tab-stops>
      </style:paragraph-properties>
      <style:text-properties fo:font-weight="normal" style:font-weight-asian="normal" style:font-weight-complex="normal"/>
    </style:style>
    <style:style style:name="P65" style:family="paragraph" style:parent-style-name="Standard" style:list-style-name="L23"/>
    <style:style style:name="P66" style:family="paragraph" style:parent-style-name="Standard" style:list-style-name="L23">
      <style:text-properties fo:font-weight="normal" style:font-weight-asian="normal" style:font-weight-complex="normal"/>
    </style:style>
    <style:style style:name="P67" style:family="paragraph" style:parent-style-name="Standard" style:list-style-name="L24">
      <style:text-properties fo:font-weight="normal" style:font-weight-asian="normal" style:font-weight-complex="normal"/>
    </style:style>
    <style:style style:name="P68" style:family="paragraph" style:parent-style-name="Standard" style:list-style-name="L25">
      <style:paragraph-properties>
        <style:tab-stops>
          <style:tab-stop style:position="9.982cm"/>
        </style:tab-stops>
      </style:paragraph-properties>
      <style:text-properties fo:font-weight="normal" style:font-weight-asian="normal" style:font-weight-complex="normal"/>
    </style:style>
    <style:style style:name="P69" style:family="paragraph" style:parent-style-name="Standard" style:list-style-name="L25" style:master-page-name="">
      <style:paragraph-properties>
        <style:tab-stops>
          <style:tab-stop style:position="8.971cm"/>
        </style:tab-stops>
      </style:paragraph-properties>
      <style:text-properties fo:font-weight="normal" style:font-weight-asian="normal" style:font-weight-complex="normal"/>
    </style:style>
    <style:style style:name="P70" style:family="paragraph" style:parent-style-name="Standard">
      <style:paragraph-properties fo:margin-left="0.649cm" fo:margin-right="0cm" fo:text-indent="0cm" style:auto-text-indent="false">
        <style:tab-stops/>
      </style:paragraph-properties>
      <style:text-properties fo:font-style="italic" fo:font-weight="normal" style:font-style-asian="italic" style:font-weight-asian="normal" style:font-style-complex="italic" style:font-weight-complex="normal"/>
    </style:style>
    <style:style style:name="P71" style:family="paragraph" style:parent-style-name="Standard" style:list-style-name="L25">
      <style:paragraph-properties>
        <style:tab-stops>
          <style:tab-stop style:position="8.971cm"/>
        </style:tab-stops>
      </style:paragraph-properties>
      <style:text-properties style:font-name="Verdana1" fo:font-weight="normal" style:font-weight-asian="normal" style:font-weight-complex="normal"/>
    </style:style>
    <style:style style:name="P72" style:family="paragraph" style:parent-style-name="Standard">
      <style:paragraph-properties fo:margin-left="0.649cm" fo:margin-right="0cm" fo:text-indent="0cm" style:auto-text-indent="false">
        <style:tab-stops>
          <style:tab-stop style:position="8.971cm"/>
        </style:tab-stops>
      </style:paragraph-properties>
      <style:text-properties style:font-name="Verdana1" fo:font-style="italic" fo:font-weight="normal" style:font-style-asian="italic" style:font-weight-asian="normal" style:font-style-complex="italic" style:font-weight-complex="normal"/>
    </style:style>
    <style:style style:name="P73" style:family="paragraph" style:parent-style-name="Standard" style:list-style-name="L26"/>
    <style:style style:name="P74" style:family="paragraph" style:parent-style-name="Standard" style:list-style-name="L27">
      <style:text-properties fo:font-weight="normal" style:font-weight-asian="normal" style:font-weight-complex="normal"/>
    </style:style>
    <style:style style:name="P75" style:family="paragraph" style:parent-style-name="Standard" style:list-style-name="L26">
      <style:text-properties fo:font-weight="normal" style:font-weight-asian="normal" style:font-weight-complex="normal"/>
    </style:style>
    <style:style style:name="P76" style:family="paragraph" style:parent-style-name="Standard" style:list-style-name="L28">
      <style:paragraph-properties>
        <style:tab-stops>
          <style:tab-stop style:position="9.982cm"/>
        </style:tab-stops>
      </style:paragraph-properties>
      <style:text-properties fo:font-weight="normal" style:font-weight-asian="normal" style:font-weight-complex="normal"/>
    </style:style>
    <style:style style:name="P77" style:family="paragraph" style:parent-style-name="Standard" style:list-style-name="L29">
      <style:paragraph-properties>
        <style:tab-stops>
          <style:tab-stop style:position="8.971cm"/>
        </style:tab-stops>
      </style:paragraph-properties>
      <style:text-properties style:font-name="Verdana1" fo:font-weight="normal" style:font-weight-asian="normal" style:font-weight-complex="normal"/>
    </style:style>
    <style:style style:name="P78" style:family="paragraph" style:parent-style-name="Standard" style:list-style-name="L30"/>
    <style:style style:name="P79" style:family="paragraph" style:parent-style-name="Standard" style:list-style-name="L31">
      <style:text-properties fo:font-weight="normal" style:font-weight-asian="normal" style:font-weight-complex="normal"/>
    </style:style>
    <style:style style:name="P80" style:family="paragraph" style:parent-style-name="Standard" style:list-style-name="L32">
      <style:text-properties fo:font-weight="normal" style:font-weight-asian="normal" style:font-weight-complex="normal"/>
    </style:style>
    <style:style style:name="P81" style:family="paragraph" style:parent-style-name="Standard" style:list-style-name="L33">
      <style:text-properties fo:font-weight="normal" style:font-weight-asian="normal" style:font-weight-complex="normal"/>
    </style:style>
    <style:style style:name="P82" style:family="paragraph" style:parent-style-name="Standard" style:list-style-name="L34"/>
    <style:style style:name="P83" style:family="paragraph" style:parent-style-name="Standard" style:list-style-name="L34">
      <style:text-properties fo:font-weight="normal" style:font-weight-asian="normal" style:font-weight-complex="normal"/>
    </style:style>
    <style:style style:name="P84" style:family="paragraph" style:parent-style-name="Standard" style:list-style-name="L35">
      <style:text-properties fo:font-weight="normal" style:font-weight-asian="normal" style:font-weight-complex="normal"/>
    </style:style>
    <style:style style:name="P85" style:family="paragraph" style:parent-style-name="Standard" style:list-style-name="L36">
      <style:paragraph-properties>
        <style:tab-stops>
          <style:tab-stop style:position="9.982cm"/>
        </style:tab-stops>
      </style:paragraph-properties>
      <style:text-properties fo:font-weight="normal" style:font-weight-asian="normal" style:font-weight-complex="normal"/>
    </style:style>
    <style:style style:name="P86" style:family="paragraph" style:parent-style-name="Standard" style:list-style-name="L36" style:master-page-name="">
      <style:paragraph-properties>
        <style:tab-stops>
          <style:tab-stop style:position="8.971cm"/>
        </style:tab-stops>
      </style:paragraph-properties>
      <style:text-properties fo:font-weight="normal" style:font-weight-asian="normal" style:font-weight-complex="normal"/>
    </style:style>
    <style:style style:name="P87" style:family="paragraph" style:parent-style-name="Standard" style:list-style-name="L36">
      <style:paragraph-properties>
        <style:tab-stops>
          <style:tab-stop style:position="8.971cm"/>
        </style:tab-stops>
      </style:paragraph-properties>
      <style:text-properties style:font-name="Verdana1" fo:font-weight="normal" style:font-weight-asian="normal" style:font-weight-complex="normal"/>
    </style:style>
    <style:style style:name="P88" style:family="paragraph" style:parent-style-name="Standard" style:list-style-name="L37"/>
    <style:style style:name="P89" style:family="paragraph" style:parent-style-name="Standard" style:list-style-name="L37">
      <style:text-properties fo:font-weight="normal" style:font-weight-asian="normal" style:font-weight-complex="normal"/>
    </style:style>
    <style:style style:name="P90" style:family="paragraph" style:parent-style-name="Standard" style:list-style-name="L38">
      <style:text-properties fo:font-weight="normal" style:font-weight-asian="normal" style:font-weight-complex="normal"/>
    </style:style>
    <style:style style:name="P91" style:family="paragraph" style:parent-style-name="Standard" style:list-style-name="L39"/>
    <style:style style:name="P92" style:family="paragraph" style:parent-style-name="Standard" style:list-style-name="L39">
      <style:text-properties fo:font-weight="normal" style:font-weight-asian="normal" style:font-weight-complex="normal"/>
    </style:style>
    <style:style style:name="P93" style:family="paragraph" style:parent-style-name="Standard" style:list-style-name="L40">
      <style:text-properties fo:font-weight="normal" style:font-weight-asian="normal" style:font-weight-complex="normal"/>
    </style:style>
    <style:style style:name="P94" style:family="paragraph" style:parent-style-name="Standard" style:list-style-name="L41"/>
    <style:style style:name="P95" style:family="paragraph" style:parent-style-name="Standard" style:list-style-name="L41">
      <style:text-properties fo:font-weight="normal" style:font-weight-asian="normal" style:font-weight-complex="normal"/>
    </style:style>
    <style:style style:name="P96" style:family="paragraph" style:parent-style-name="Standard">
      <style:paragraph-properties fo:margin-left="0.649cm" fo:margin-right="0cm" fo:text-indent="0cm" style:auto-text-indent="false"/>
      <style:text-properties fo:font-style="italic" fo:font-weight="normal" style:font-style-asian="italic" style:font-weight-asian="normal" style:font-style-complex="italic" style:font-weight-complex="normal"/>
    </style:style>
    <style:style style:name="P97" style:family="paragraph" style:parent-style-name="Standard" style:list-style-name="L42">
      <style:paragraph-properties>
        <style:tab-stops>
          <style:tab-stop style:position="8.971cm"/>
        </style:tab-stops>
      </style:paragraph-properties>
      <style:text-properties style:font-name="Verdana1" fo:font-weight="normal" style:font-weight-asian="normal" style:font-weight-complex="normal"/>
    </style:style>
    <style:style style:name="P98" style:family="paragraph" style:parent-style-name="Standard" style:list-style-name="L43"/>
    <style:style style:name="P99" style:family="paragraph" style:parent-style-name="Standard" style:list-style-name="L43">
      <style:text-properties fo:font-weight="normal" style:font-weight-asian="normal" style:font-weight-complex="normal"/>
    </style:style>
    <style:style style:name="P100" style:family="paragraph" style:parent-style-name="Standard" style:list-style-name="L44">
      <style:text-properties fo:font-weight="normal" style:font-weight-asian="normal" style:font-weight-complex="normal"/>
    </style:style>
    <style:style style:name="P101" style:family="paragraph" style:parent-style-name="Standard" style:list-style-name="L45"/>
    <style:style style:name="P102" style:family="paragraph" style:parent-style-name="Standard" style:list-style-name="L45">
      <style:text-properties fo:font-weight="normal" style:font-weight-asian="normal" style:font-weight-complex="normal"/>
    </style:style>
    <style:style style:name="P103" style:family="paragraph" style:parent-style-name="Standard" style:list-style-name="L46"/>
    <style:style style:name="P104" style:family="paragraph" style:parent-style-name="Standard" style:list-style-name="L46">
      <style:text-properties fo:font-weight="normal" style:font-weight-asian="normal" style:font-weight-complex="normal"/>
    </style:style>
    <style:style style:name="P105" style:family="paragraph" style:parent-style-name="Standard" style:list-style-name="L47"/>
    <style:style style:name="P106" style:family="paragraph" style:parent-style-name="Standard" style:list-style-name="L48">
      <style:text-properties fo:font-weight="normal" style:font-weight-asian="normal" style:font-weight-complex="normal"/>
    </style:style>
    <style:style style:name="P107" style:family="paragraph" style:parent-style-name="Standard" style:list-style-name="L49"/>
    <style:style style:name="P108" style:family="paragraph" style:parent-style-name="Standard" style:list-style-name="L50">
      <style:text-properties fo:font-weight="normal" style:font-weight-asian="normal" style:font-weight-complex="normal"/>
    </style:style>
    <style:style style:name="P109" style:family="paragraph" style:parent-style-name="Standard" style:list-style-name="L51"/>
    <style:style style:name="P110" style:family="paragraph" style:parent-style-name="Standard" style:list-style-name="L51">
      <style:text-properties fo:font-weight="normal" style:font-weight-asian="normal" style:font-weight-complex="normal"/>
    </style:style>
    <style:style style:name="P111" style:family="paragraph" style:parent-style-name="Standard" style:list-style-name="L52"/>
    <style:style style:name="P112" style:family="paragraph" style:parent-style-name="Standard" style:list-style-name="L52">
      <style:text-properties fo:font-weight="normal" style:font-weight-asian="normal" style:font-weight-complex="normal"/>
    </style:style>
    <style:style style:name="P113" style:family="paragraph" style:parent-style-name="Standard" style:list-style-name="L53"/>
    <style:style style:name="P114" style:family="paragraph" style:parent-style-name="Standard" style:list-style-name="L53">
      <style:text-properties fo:font-weight="normal" style:font-weight-asian="normal" style:font-weight-complex="normal"/>
    </style:style>
    <style:style style:name="P115" style:family="paragraph" style:parent-style-name="Standard" style:list-style-name="L54"/>
    <style:style style:name="P116" style:family="paragraph" style:parent-style-name="Standard" style:list-style-name="L54">
      <style:text-properties fo:font-weight="normal" style:font-weight-asian="normal" style:font-weight-complex="normal"/>
    </style:style>
    <style:style style:name="P117" style:family="paragraph" style:parent-style-name="Standard" style:list-style-name="L55"/>
    <style:style style:name="P118" style:family="paragraph" style:parent-style-name="Standard" style:list-style-name="L55">
      <style:text-properties fo:font-weight="normal" style:font-weight-asian="normal" style:font-weight-complex="normal"/>
    </style:style>
    <style:style style:name="P119" style:family="paragraph" style:parent-style-name="Standard" style:list-style-name="L56"/>
    <style:style style:name="P120" style:family="paragraph" style:parent-style-name="Standard" style:list-style-name="L57">
      <style:text-properties fo:font-weight="normal" style:font-weight-asian="normal" style:font-weight-complex="normal"/>
    </style:style>
    <style:style style:name="P121" style:family="paragraph" style:parent-style-name="Standard" style:list-style-name="L58"/>
    <style:style style:name="P122" style:family="paragraph" style:parent-style-name="Standard" style:list-style-name="L58">
      <style:text-properties fo:font-weight="normal" style:font-weight-asian="normal" style:font-weight-complex="normal"/>
    </style:style>
    <style:style style:name="P123" style:family="paragraph" style:parent-style-name="Standard" style:list-style-name="L59"/>
    <style:style style:name="P124" style:family="paragraph" style:parent-style-name="Standard" style:list-style-name="L60">
      <style:text-properties fo:font-weight="normal" style:font-weight-asian="normal" style:font-weight-complex="normal"/>
    </style:style>
    <style:style style:name="P125" style:family="paragraph" style:parent-style-name="Standard" style:list-style-name="L59">
      <style:text-properties fo:font-weight="normal" style:font-weight-asian="normal" style:font-weight-complex="normal"/>
    </style:style>
    <style:style style:name="P126" style:family="paragraph" style:parent-style-name="Standard" style:list-style-name="L61"/>
    <style:style style:name="P127" style:family="paragraph" style:parent-style-name="Standard" style:list-style-name="L61">
      <style:text-properties fo:font-weight="normal" style:font-weight-asian="normal" style:font-weight-complex="normal"/>
    </style:style>
    <style:style style:name="P128" style:family="paragraph" style:parent-style-name="Standard" style:list-style-name="L62">
      <style:text-properties fo:font-weight="normal" style:font-weight-asian="normal" style:font-weight-complex="normal"/>
    </style:style>
    <style:style style:name="P129" style:family="paragraph" style:parent-style-name="Standard" style:list-style-name="L63"/>
    <style:style style:name="P130" style:family="paragraph" style:parent-style-name="Standard" style:list-style-name="L64">
      <style:text-properties fo:font-weight="normal" style:font-weight-asian="normal" style:font-weight-complex="normal"/>
    </style:style>
    <style:style style:name="P131" style:family="paragraph" style:parent-style-name="Standard" style:list-style-name="L65">
      <style:text-properties fo:font-weight="normal" style:font-weight-asian="normal" style:font-weight-complex="normal"/>
    </style:style>
    <style:style style:name="P132" style:family="paragraph" style:parent-style-name="Standard" style:list-style-name="L63">
      <style:text-properties fo:font-weight="normal" style:font-weight-asian="normal" style:font-weight-complex="normal"/>
    </style:style>
    <style:style style:name="P133" style:family="paragraph" style:parent-style-name="Standard" style:list-style-name="L66"/>
    <style:style style:name="P134" style:family="paragraph" style:parent-style-name="Standard" style:list-style-name="L67">
      <style:text-properties fo:font-weight="normal" style:font-weight-asian="normal" style:font-weight-complex="normal"/>
    </style:style>
    <style:style style:name="P135" style:family="paragraph" style:parent-style-name="Standard" style:list-style-name="L68">
      <style:text-properties fo:font-weight="normal" style:font-weight-asian="normal" style:font-weight-complex="normal"/>
    </style:style>
    <style:style style:name="P136" style:family="paragraph" style:parent-style-name="Standard" style:list-style-name="L66">
      <style:text-properties fo:font-weight="normal" style:font-weight-asian="normal" style:font-weight-complex="normal"/>
    </style:style>
    <style:style style:name="P137" style:family="paragraph" style:parent-style-name="Standard" style:list-style-name="L69"/>
    <style:style style:name="P138" style:family="paragraph" style:parent-style-name="Standard" style:list-style-name="L69">
      <style:text-properties fo:font-weight="normal" style:font-weight-asian="normal" style:font-weight-complex="normal"/>
    </style:style>
    <style:style style:name="P139" style:family="paragraph" style:parent-style-name="Standard" style:list-style-name="L70"/>
    <style:style style:name="P140" style:family="paragraph" style:parent-style-name="Standard" style:list-style-name="L71">
      <style:text-properties fo:font-weight="normal" style:font-weight-asian="normal" style:font-weight-complex="normal"/>
    </style:style>
    <style:style style:name="P141" style:family="paragraph" style:parent-style-name="Standard" style:list-style-name="L70">
      <style:text-properties fo:font-weight="normal" style:font-weight-asian="normal" style:font-weight-complex="normal"/>
    </style:style>
    <style:style style:name="P142" style:family="paragraph" style:parent-style-name="Standard" style:list-style-name="L72"/>
    <style:style style:name="P143" style:family="paragraph" style:parent-style-name="Standard" style:list-style-name="L72">
      <style:text-properties fo:font-weight="normal" style:font-weight-asian="normal" style:font-weight-complex="normal"/>
    </style:style>
    <style:style style:name="P144" style:family="paragraph" style:parent-style-name="Standard" style:list-style-name="L73"/>
    <style:style style:name="P145" style:family="paragraph" style:parent-style-name="Standard" style:list-style-name="L73">
      <style:text-properties fo:font-weight="normal" style:font-weight-asian="normal" style:font-weight-complex="normal"/>
    </style:style>
    <style:style style:name="P146" style:family="paragraph" style:parent-style-name="Standard" style:list-style-name="L74"/>
    <style:style style:name="P147" style:family="paragraph" style:parent-style-name="Standard" style:list-style-name="L74">
      <style:text-properties fo:font-weight="normal" style:font-weight-asian="normal" style:font-weight-complex="normal"/>
    </style:style>
    <style:style style:name="P148" style:family="paragraph" style:parent-style-name="Standard" style:list-style-name="L75">
      <style:text-properties fo:font-weight="normal" style:font-weight-asian="normal" style:font-weight-complex="normal"/>
    </style:style>
    <style:style style:name="P149" style:family="paragraph" style:parent-style-name="Standard" style:list-style-name="L76"/>
    <style:style style:name="P150" style:family="paragraph" style:parent-style-name="Standard" style:list-style-name="L77">
      <style:text-properties fo:font-weight="normal" style:font-weight-asian="normal" style:font-weight-complex="normal"/>
    </style:style>
    <style:style style:name="P151" style:family="paragraph" style:parent-style-name="Standard" style:list-style-name="L78"/>
    <style:style style:name="P152" style:family="paragraph" style:parent-style-name="Standard" style:list-style-name="L79">
      <style:text-properties fo:font-weight="normal" style:font-weight-asian="normal" style:font-weight-complex="normal"/>
    </style:style>
    <style:style style:name="P153" style:family="paragraph" style:parent-style-name="Standard" style:list-style-name="L78">
      <style:text-properties fo:font-weight="normal" style:font-weight-asian="normal" style:font-weight-complex="normal"/>
    </style:style>
    <style:style style:name="P154" style:family="paragraph" style:parent-style-name="Standard" style:list-style-name="L80"/>
    <style:style style:name="P155" style:family="paragraph" style:parent-style-name="Standard" style:list-style-name="L81">
      <style:text-properties fo:font-weight="normal" style:font-weight-asian="normal" style:font-weight-complex="normal"/>
    </style:style>
    <style:style style:name="P156" style:family="paragraph" style:parent-style-name="Standard" style:list-style-name="L82"/>
    <style:style style:name="P157" style:family="paragraph" style:parent-style-name="Standard" style:list-style-name="L83">
      <style:text-properties fo:font-weight="normal" style:font-weight-asian="normal" style:font-weight-complex="normal"/>
    </style:style>
    <style:style style:name="P158" style:family="paragraph" style:parent-style-name="Standard" style:list-style-name="L84">
      <style:text-properties fo:font-weight="normal" style:font-weight-asian="normal" style:font-weight-complex="normal"/>
    </style:style>
    <style:style style:name="P159" style:family="paragraph" style:parent-style-name="Standard" style:list-style-name="L85"/>
    <style:style style:name="P160" style:family="paragraph" style:parent-style-name="Standard" style:list-style-name="L86">
      <style:text-properties fo:font-weight="normal" style:font-weight-asian="normal" style:font-weight-complex="normal"/>
    </style:style>
    <style:style style:name="P161" style:family="paragraph" style:parent-style-name="Standard" style:list-style-name="L87">
      <style:text-properties fo:font-weight="normal" style:font-weight-asian="normal" style:font-weight-complex="normal"/>
    </style:style>
    <style:style style:name="P162" style:family="paragraph" style:parent-style-name="Standard" style:list-style-name="L85">
      <style:text-properties fo:font-weight="normal" style:font-weight-asian="normal" style:font-weight-complex="normal"/>
    </style:style>
    <style:style style:name="P163" style:family="paragraph" style:parent-style-name="Standard" style:list-style-name="L88"/>
    <style:style style:name="P164" style:family="paragraph" style:parent-style-name="Standard" style:list-style-name="L89">
      <style:text-properties fo:font-weight="normal" style:font-weight-asian="normal" style:font-weight-complex="normal"/>
    </style:style>
    <style:style style:name="P165" style:family="paragraph" style:parent-style-name="Standard" style:list-style-name="L90"/>
    <style:style style:name="P166" style:family="paragraph" style:parent-style-name="Standard" style:list-style-name="L91">
      <style:text-properties fo:font-weight="normal" style:font-weight-asian="normal" style:font-weight-complex="normal"/>
    </style:style>
    <style:style style:name="P167" style:family="paragraph" style:parent-style-name="Standard" style:list-style-name="L91"/>
    <style:style style:name="P168" style:family="paragraph" style:parent-style-name="Standard" style:list-style-name="L92"/>
    <style:style style:name="P169" style:family="paragraph" style:parent-style-name="Standard" style:list-style-name="L93">
      <style:text-properties fo:font-weight="normal" style:font-weight-asian="normal" style:font-weight-complex="normal"/>
    </style:style>
    <style:style style:name="P170" style:family="paragraph" style:parent-style-name="Standard" style:list-style-name="L94"/>
    <style:style style:name="P171" style:family="paragraph" style:parent-style-name="Standard" style:list-style-name="L95">
      <style:text-properties fo:font-weight="normal" style:font-weight-asian="normal" style:font-weight-complex="normal"/>
    </style:style>
    <style:style style:name="P172" style:family="paragraph" style:parent-style-name="Standard" style:list-style-name="L96">
      <style:text-properties fo:font-weight="normal" style:font-weight-asian="normal" style:font-weight-complex="normal"/>
    </style:style>
    <style:style style:name="P173" style:family="paragraph" style:parent-style-name="Standard" style:list-style-name="L97"/>
    <style:style style:name="P174" style:family="paragraph" style:parent-style-name="Standard" style:list-style-name="L98">
      <style:text-properties fo:font-weight="normal" style:font-weight-asian="normal" style:font-weight-complex="normal"/>
    </style:style>
    <style:style style:name="P175" style:family="paragraph" style:parent-style-name="Standard" style:list-style-name="L99"/>
    <style:style style:name="P176" style:family="paragraph" style:parent-style-name="Standard" style:list-style-name="L100">
      <style:text-properties fo:font-weight="normal" style:font-weight-asian="normal" style:font-weight-complex="normal"/>
    </style:style>
    <style:style style:name="P177" style:family="paragraph" style:parent-style-name="Standard" style:list-style-name="L99">
      <style:text-properties fo:font-weight="normal" style:font-weight-asian="normal" style:font-weight-complex="normal"/>
    </style:style>
    <style:style style:name="P178" style:family="paragraph" style:parent-style-name="Standard" style:list-style-name="L101"/>
    <style:style style:name="P179" style:family="paragraph" style:parent-style-name="Standard" style:list-style-name="L102">
      <style:text-properties fo:font-weight="normal" style:font-weight-asian="normal" style:font-weight-complex="normal"/>
    </style:style>
    <style:style style:name="P180" style:family="paragraph" style:parent-style-name="Standard" style:list-style-name="L102"/>
    <style:style style:name="P181" style:family="paragraph" style:parent-style-name="Standard" style:list-style-name="L103"/>
    <style:style style:name="P182" style:family="paragraph" style:parent-style-name="Standard" style:list-style-name="L103">
      <style:text-properties fo:font-weight="normal" style:font-weight-asian="normal" style:font-weight-complex="normal"/>
    </style:style>
    <style:style style:name="P183" style:family="paragraph" style:parent-style-name="Standard" style:list-style-name="L103">
      <style:paragraph-properties>
        <style:tab-stops>
          <style:tab-stop style:position="9.982cm"/>
        </style:tab-stops>
      </style:paragraph-properties>
      <style:text-properties fo:font-weight="normal" style:font-weight-asian="normal" style:font-weight-complex="normal"/>
    </style:style>
    <style:style style:name="P184" style:family="paragraph" style:parent-style-name="Standard" style:list-style-name="L103">
      <style:paragraph-properties>
        <style:tab-stops>
          <style:tab-stop style:position="9.982cm"/>
        </style:tab-stops>
      </style:paragraph-properties>
      <style:text-properties style:font-name="Verdana1" fo:font-weight="normal" style:font-weight-asian="normal" style:font-weight-complex="normal"/>
    </style:style>
    <style:style style:name="P185" style:family="paragraph" style:parent-style-name="Standard" style:list-style-name="L103">
      <style:paragraph-properties>
        <style:tab-stops/>
      </style:paragraph-properties>
      <style:text-properties style:font-name="Verdana1" fo:font-weight="normal" style:font-weight-asian="normal" style:font-weight-complex="normal"/>
    </style:style>
    <style:style style:name="P186" style:family="paragraph" style:parent-style-name="Standard" style:list-style-name="L103">
      <style:paragraph-properties>
        <style:tab-stops>
          <style:tab-stop style:position="9.982cm"/>
        </style:tab-stops>
      </style:paragraph-properties>
    </style:style>
    <style:style style:name="P187" style:family="paragraph" style:parent-style-name="Standard" style:list-style-name="L104">
      <style:paragraph-properties>
        <style:tab-stops>
          <style:tab-stop style:position="9.982cm"/>
        </style:tab-stops>
      </style:paragraph-properties>
    </style:style>
    <style:style style:name="P188" style:family="paragraph" style:parent-style-name="Standard">
      <style:paragraph-properties fo:margin-left="1.949cm" fo:margin-right="0cm" fo:text-indent="0cm" style:auto-text-indent="false">
        <style:tab-stops/>
      </style:paragraph-properties>
      <style:text-properties fo:font-style="italic" style:font-style-asian="italic" style:font-style-complex="italic"/>
    </style:style>
    <style:style style:name="P189" style:family="paragraph" style:parent-style-name="Standard" style:list-style-name="L105">
      <style:paragraph-properties>
        <style:tab-stops>
          <style:tab-stop style:position="9.982cm"/>
        </style:tab-stops>
      </style:paragraph-properties>
    </style:style>
    <style:style style:name="P190" style:family="paragraph" style:parent-style-name="Standard" style:list-style-name="L104">
      <style:paragraph-properties>
        <style:tab-stops>
          <style:tab-stop style:position="9.982cm"/>
        </style:tab-stops>
      </style:paragraph-properties>
      <style:text-properties style:text-underline-style="none"/>
    </style:style>
    <style:style style:name="P191" style:family="paragraph" style:parent-style-name="Standard" style:list-style-name="L104">
      <style:paragraph-properties>
        <style:tab-stops>
          <style:tab-stop style:position="2.743cm"/>
          <style:tab-stop style:position="9.982cm"/>
        </style:tab-stops>
      </style:paragraph-properties>
    </style:style>
    <style:style style:name="P192" style:family="paragraph" style:parent-style-name="Standard" style:list-style-name="L106">
      <style:paragraph-properties>
        <style:tab-stops>
          <style:tab-stop style:position="9.982cm"/>
        </style:tab-stops>
      </style:paragraph-properties>
      <style:text-properties fo:font-style="italic" style:font-style-asian="italic" style:font-style-complex="italic"/>
    </style:style>
    <style:style style:name="P193" style:family="paragraph" style:parent-style-name="Standard" style:list-style-name="L106">
      <style:paragraph-properties>
        <style:tab-stops>
          <style:tab-stop style:position="9.982cm"/>
        </style:tab-stops>
      </style:paragraph-properties>
    </style:style>
    <style:style style:name="P194" style:family="paragraph" style:parent-style-name="Standard" style:list-style-name="L107">
      <style:paragraph-properties fo:margin-left="0cm" fo:margin-right="0cm" fo:text-indent="0cm" style:auto-text-indent="false">
        <style:tab-stops>
          <style:tab-stop style:position="9.982cm"/>
        </style:tab-stops>
      </style:paragraph-properties>
      <style:text-properties fo:font-style="italic" style:text-underline-style="none" style:font-style-asian="italic" style:font-style-complex="italic"/>
    </style:style>
    <style:style style:name="P195" style:family="paragraph" style:parent-style-name="Standard" style:list-style-name="L107">
      <style:paragraph-properties fo:margin-left="0cm" fo:margin-right="0cm" fo:text-indent="0cm" style:auto-text-indent="false">
        <style:tab-stops>
          <style:tab-stop style:position="9.982cm"/>
        </style:tab-stops>
      </style:paragraph-properties>
    </style:style>
    <style:style style:name="P196" style:family="paragraph" style:parent-style-name="Standard" style:list-style-name="L107">
      <style:paragraph-properties fo:margin-left="0cm" fo:margin-right="0cm" fo:text-indent="0cm" style:auto-text-indent="false">
        <style:tab-stops>
          <style:tab-stop style:position="9.982cm"/>
        </style:tab-stops>
      </style:paragraph-properties>
      <style:text-properties fo:font-style="italic" style:font-style-asian="italic" style:font-style-complex="italic"/>
    </style:style>
    <style:style style:name="P197" style:family="paragraph" style:parent-style-name="Standard" style:list-style-name="L107">
      <style:paragraph-properties>
        <style:tab-stops>
          <style:tab-stop style:position="9.982cm"/>
        </style:tab-stops>
      </style:paragraph-properties>
    </style:style>
    <style:style style:name="P198" style:family="paragraph" style:parent-style-name="Standard" style:list-style-name="L108">
      <style:paragraph-properties>
        <style:tab-stops>
          <style:tab-stop style:position="9.982cm"/>
        </style:tab-stops>
      </style:paragraph-properties>
      <style:text-properties fo:font-style="italic" style:font-style-asian="italic" style:font-style-complex="italic"/>
    </style:style>
    <style:style style:name="P199" style:family="paragraph" style:parent-style-name="Standard" style:list-style-name="L108">
      <style:paragraph-properties>
        <style:tab-stops>
          <style:tab-stop style:position="9.982cm"/>
        </style:tab-stops>
      </style:paragraph-properties>
      <style:text-properties fo:font-style="normal" style:font-style-asian="normal" style:font-style-complex="normal"/>
    </style:style>
    <style:style style:name="P200" style:family="paragraph" style:parent-style-name="Standard" style:list-style-name="L108">
      <style:paragraph-properties>
        <style:tab-stops>
          <style:tab-stop style:position="9.982cm"/>
        </style:tab-stops>
      </style:paragraph-properties>
    </style:style>
    <style:style style:name="P201" style:family="paragraph" style:parent-style-name="Standard">
      <style:paragraph-properties fo:text-align="start" style:justify-single-word="false"/>
    </style:style>
    <style:style style:name="P202" style:family="paragraph" style:parent-style-name="Standard" style:list-style-name="L109">
      <style:paragraph-properties>
        <style:tab-stops>
          <style:tab-stop style:position="9.982cm"/>
        </style:tab-stops>
      </style:paragraph-properties>
    </style:style>
    <style:style style:name="P203" style:family="paragraph" style:parent-style-name="Standard">
      <style:paragraph-properties>
        <style:tab-stops>
          <style:tab-stop style:position="9.982cm"/>
        </style:tab-stops>
      </style:paragraph-properties>
    </style:style>
    <style:style style:name="P204" style:family="paragraph" style:parent-style-name="Heading_20_4" style:list-style-name="L110">
      <style:paragraph-properties fo:margin-left="0cm" fo:margin-right="0cm" fo:text-indent="0cm" style:auto-text-indent="false"/>
      <style:text-properties fo:color="#000000" style:font-name-asian="Courier New3" style:font-name-complex="Courier New3"/>
    </style:style>
    <style:style style:name="P205" style:family="paragraph" style:parent-style-name="Standard">
      <style:text-properties fo:color="#000000" style:font-name-asian="Courier New3" style:font-name-complex="Courier New3"/>
    </style:style>
    <style:style style:name="P206" style:family="paragraph" style:parent-style-name="Standard">
      <style:text-properties style:font-name="Verdana1"/>
    </style:style>
    <style:style style:name="P207" style:family="paragraph" style:parent-style-name="Standard" style:list-style-name="L111">
      <style:paragraph-properties>
        <style:tab-stops>
          <style:tab-stop style:position="9.982cm"/>
        </style:tab-stops>
      </style:paragraph-properties>
    </style:style>
    <style:style style:name="P208" style:family="paragraph" style:parent-style-name="Standard" style:list-style-name="L111">
      <style:paragraph-properties>
        <style:tab-stops>
          <style:tab-stop style:position="9.982cm"/>
        </style:tab-stops>
      </style:paragraph-properties>
      <style:text-properties fo:font-style="italic" style:font-style-asian="italic" style:font-style-complex="italic"/>
    </style:style>
    <style:style style:name="P209" style:family="paragraph" style:parent-style-name="Standard" style:list-style-name="L112">
      <style:paragraph-properties>
        <style:tab-stops>
          <style:tab-stop style:position="9.982cm"/>
        </style:tab-stops>
      </style:paragraph-properties>
    </style:style>
    <style:style style:name="P210" style:family="paragraph" style:parent-style-name="Standard">
      <style:paragraph-properties fo:text-align="center" style:justify-single-word="false">
        <style:tab-stops>
          <style:tab-stop style:position="9.982cm"/>
        </style:tab-stops>
      </style:paragraph-properties>
    </style:style>
    <style:style style:name="P211" style:family="paragraph" style:parent-style-name="Standard">
      <style:paragraph-properties fo:margin-left="0cm" fo:margin-right="0cm" fo:text-align="start" style:justify-single-word="false" fo:text-indent="0cm" style:auto-text-indent="false"/>
      <style:text-properties fo:color="#000000" style:font-name="Verdana1" fo:font-size="10pt" style:font-name-asian="Courier New3" style:font-size-asian="10pt" style:font-name-complex="Courier New3" style:font-size-complex="10pt"/>
    </style:style>
    <style:style style:name="P212" style:family="paragraph" style:parent-style-name="Standard">
      <style:paragraph-properties fo:margin-left="0cm" fo:margin-right="0cm" fo:text-align="start" style:justify-single-word="false" fo:text-indent="0cm" style:auto-text-indent="false"/>
      <style:text-properties fo:color="#000000" style:font-name="Verdana1" fo:font-size="10pt" fo:font-style="italic" style:text-underline-style="none" style:font-name-asian="Courier New3" style:font-size-asian="10pt" style:font-style-asian="italic" style:font-name-complex="Courier New3" style:font-size-complex="10pt" style:font-style-complex="italic"/>
    </style:style>
    <style:style style:name="P213" style:family="paragraph" style:parent-style-name="Standard">
      <style:paragraph-properties fo:margin-left="0cm" fo:margin-right="0cm" fo:text-align="start" style:justify-single-word="false" fo:text-indent="0cm" style:auto-text-indent="false"/>
      <style:text-properties fo:color="#000000" style:font-name="Verdana1" fo:font-size="10pt" style:text-underline-style="none" style:font-name-asian="Courier New3" style:font-size-asian="10pt" style:font-name-complex="Courier New3" style:font-size-complex="10pt"/>
    </style:style>
    <style:style style:name="P214" style:family="paragraph" style:parent-style-name="Heading_20_4" style:list-style-name="L110">
      <style:paragraph-properties fo:margin-left="0cm" fo:margin-right="0cm" fo:text-align="start" style:justify-single-word="false" fo:text-indent="0cm" style:auto-text-indent="false"/>
    </style:style>
    <style:style style:name="P215" style:family="paragraph" style:parent-style-name="Heading_20_2">
      <style:paragraph-properties fo:margin-left="0cm" fo:margin-right="0cm" fo:text-align="start" style:justify-single-word="false" fo:text-indent="0cm" style:auto-text-indent="false"/>
    </style:style>
    <style:style style:name="P216" style:family="paragraph" style:parent-style-name="WW-HTML_20_Preformatted">
      <style:text-properties fo:font-style="normal" style:font-style-asian="normal" style:font-style-complex="normal"/>
    </style:style>
    <style:style style:name="P217" style:family="paragraph" style:parent-style-name="WW-HTML_20_Preformatted">
      <style:text-properties fo:font-style="italic" style:font-style-asian="italic" style:font-style-complex="italic"/>
    </style:style>
    <style:style style:name="P218" style:family="paragraph" style:parent-style-name="WW-HTML_20_Preformatted" style:list-style-name="L113"/>
    <style:style style:name="P219" style:family="paragraph" style:parent-style-name="WW-HTML_20_Preformatted" style:list-style-name="L114"/>
    <style:style style:name="T1" style:family="text">
      <style:text-properties fo:language="en" fo:country="US"/>
    </style:style>
    <style:style style:name="T2" style:family="text">
      <style:text-properties style:font-name="Tahoma1" style:font-name-asian="Tahoma1" style:font-name-complex="Tahoma1" style:font-size-complex="9pt"/>
    </style:style>
    <style:style style:name="T3" style:family="text">
      <style:text-properties fo:font-style="italic" style:font-style-asian="italic" style:font-style-complex="italic"/>
    </style:style>
    <style:style style:name="T4" style:family="text">
      <style:text-properties style:font-name="Courier New2"/>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font-name="Courier New2" fo:font-weight="normal" style:font-weight-asian="normal" style:font-weight-complex="normal"/>
    </style:style>
    <style:style style:name="T10" style:family="text">
      <style:text-properties style:font-name="Verdana1" fo:font-size="10pt" style:text-underline-style="solid" style:text-underline-width="auto" style:text-underline-color="font-color" fo:font-weight="normal" style:font-name-asian="Courier New3" style:font-size-asian="10pt" style:font-weight-asian="normal" style:font-name-complex="Courier New3" style:font-size-complex="10pt"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000000" style:font-name="Courier New3" fo:font-size="10pt" style:font-name-asian="Courier New3" style:font-size-asian="10pt" style:font-name-complex="Courier New3" style:font-size-complex="10pt"/>
    </style:style>
    <style:style style:name="T14" style:family="text">
      <style:text-properties fo:color="#000000" style:font-name="Verdana1" fo:font-size="10pt" style:font-name-asian="Courier New3" style:font-size-asian="10pt" style:font-name-complex="Courier New3" style:font-size-complex="10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Verdana1" fo:font-size="10pt" style:text-underline-style="solid" style:text-underline-width="auto" style:text-underline-color="font-color" style:font-name-asian="Courier New3" style:font-size-asian="10pt" style:font-name-complex="Courier New3" style:font-size-complex="10pt"/>
    </style:style>
    <style:style style:name="T17" style:family="text">
      <style:text-properties style:font-name="Verdana1" fo:font-weight="bold" style:font-weight-asian="bold" style:font-weight-complex="bold"/>
    </style:style>
    <style:style style:name="T18" style:family="text">
      <style:text-properties style:font-name="Verdana1"/>
    </style:style>
    <style:style style:name="T19" style:family="text">
      <style:text-properties style:font-name="Verdana1" style:text-underline-style="solid" style:text-underline-width="auto" style:text-underline-color="font-color"/>
    </style:style>
    <style:style style:name="T20" style:family="text">
      <style:text-properties style:font-name="Verdana1" fo:font-weight="normal" style:font-weight-asian="normal" style:font-weight-complex="normal"/>
    </style:style>
    <style:style style:name="T21" style:family="text">
      <style:text-properties style:font-name="Verdana1" style:text-underline-style="solid" style:text-underline-width="auto" style:text-underline-color="font-color"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text-underline-style="none"/>
    </style:style>
    <style:style style:name="T26" style:family="text">
      <style:text-properties style:font-name="Courier New2" style:text-underline-style="none" fo:font-weight="normal" style:font-weight-asian="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000000" style:font-name-asian="Courier New3" style:font-name-complex="Courier New3"/>
    </style:style>
    <style:style style:name="T30" style:family="text">
      <style:text-properties fo:color="#000000" style:font-name="Verdana1" fo:font-size="10pt" style:font-name-asian="Courier New3" style:font-size-asian="10pt" style:font-name-complex="Courier New3" style:font-size-complex="10pt"/>
    </style:style>
    <style:style style:name="T31" style:family="text">
      <style:text-properties style:font-name="Verdana1" fo:font-size="10pt" style:font-name-asian="Courier New3" style:font-size-asian="10pt" style:font-name-complex="Courier New3" style:font-size-complex="10pt"/>
    </style:style>
    <style:style style:name="T32" style:family="text">
      <style:text-properties style:text-position="super 58%"/>
    </style:style>
    <style:style style:name="T33" style:family="text">
      <style:text-properties style:font-name="Courier New2" fo:font-weight="normal" style:font-weight-asian="normal" style:font-weight-complex="normal"/>
    </style:style>
    <style:style style:name="T34" style:family="text">
      <style:text-properties style:font-name="Courier New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0">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0" text:name="CommandClose"/>
        <text:user-field-decl office:value-type="float" office:value="20" text:name="Begin"/>
        <text:user-field-decl office:value-type="float" office:value="21" text:name="Commit"/>
        <text:user-field-decl office:value-type="float" office:value="22" text:name="Rollback"/>
        <text:user-field-decl office:value-type="float" office:value="23" text:name="SetNamedSavepoint"/>
        <text:user-field-decl office:value-type="float" office:value="24" text:name="SetUnnamedSavepoint"/>
        <text:user-field-decl office:value-type="float" office:value="25" text:name="ReleaseSavepoint"/>
        <text:user-field-decl office:value-type="float" office:value="26" text:name="RollbackToSavepoint"/>
        <text:user-field-decl office:value-type="float" office:value="31" text:name="Reset"/>
        <text:user-field-decl office:value-type="float" office:value="32" text:name="FetchNextResultSetRows"/>
        <text:user-field-decl office:value-type="float" office:value="33" text:name="CloseRemoteResultSet"/>
        <text:user-field-decl office:value-type="float" office:value="34" text:name="RestoreConnectionState"/>
        <text:user-field-decl office:value-type="float" office:value="35" text:name="SetAutoCommit"/>
        <text:user-field-decl office:value-type="float" office:value="36" text:name="ConnectionGetCatalog"/>
        <text:user-field-decl office:value-type="float" office:value="37" text:name="ConnectionGetCatalogs"/>
        <text:user-field-decl office:value-type="float" office:value="38" text:name="ConnectionSetCatalog"/>
        <text:user-field-decl office:value-type="float" office:value="39" text:name="SetTransactionIsolation"/>
        <text:user-field-decl office:value-type="float" office:value="15" text:name="TypeTagNullResultSet"/>
        <text:user-field-decl office:value-type="float" office:value="14" text:name="TypeTagResultSet"/>
        <text:user-field-decl office:value-type="float" office:value="50" text:name="GetVirtualDatabaseName"/>
        <text:user-field-decl office:value-type="float" office:value="51" text:name="GetControllerVersionNumber"/>
        <text:user-field-decl office:value-type="float" office:value="53" text:name="DatabaseMetaDataGetTables"/>
        <text:user-field-decl office:value-type="float" office:value="54" text:name="DatabaseMetaDataGetPrimaryKeys"/>
        <text:user-field-decl office:value-type="float" office:value="55" text:name="DatabaseMetaDataGetProcedures"/>
        <text:user-field-decl office:value-type="float" office:value="56" text:name="DatabaseMetaDataGetProcedureColumns"/>
        <text:user-field-decl office:value-type="float" office:value="58" text:name="DatabaseMetaDataGetTableTypes"/>
        <text:user-field-decl office:value-type="float" office:value="59" text:name="DatabaseMetaDataGetTablePrivileges"/>
        <text:user-field-decl office:value-type="float" office:value="60" text:name="DatabaseMetaDataGetSchemas"/>
        <text:user-field-decl office:value-type="float" office:value="61" text:name="DatabaseMetaDataGetDatabaseProductName"/>
        <text:user-field-decl office:value-type="float" office:value="62" text:name="DatabaseMetaDataGetAttributes"/>
        <text:user-field-decl office:value-type="float" office:value="63" text:name="DatabaseMetaDataGetBestRowIdentifier"/>
        <text:user-field-decl office:value-type="float" office:value="64" text:name="DatabaseMetaDataGetColumnPrivileges"/>
        <text:user-field-decl office:value-type="float" office:value="65" text:name="DatabaseMetaDataGetCrossReference"/>
        <text:user-field-decl office:value-type="float" office:value="66" text:name="DatabaseMetaDataGetExportedKeys"/>
        <text:user-field-decl office:value-type="float" office:value="67" text:name="DatabaseMetaDataGetImportedKeys"/>
        <text:user-field-decl office:value-type="float" office:value="68" text:name="DatabaseMetaDataGetIndexInfo"/>
        <text:user-field-decl office:value-type="float" office:value="69" text:name="DatabaseMetaDataGetSuperTables"/>
        <text:user-field-decl office:value-type="float" office:value="70" text:name="DatabaseMetaDataGetSuperTypes"/>
        <text:user-field-decl office:value-type="float" office:value="71" text:name="DatabaseMetaDataGetTypeInfo"/>
        <text:user-field-decl office:value-type="float" office:value="72" text:name="DatabaseMetaDataGetUDTs"/>
        <text:user-field-decl office:value-type="float" office:value="73" text:name="DatabaseMetaDataGetVersionColumns"/>
        <text:user-field-decl office:value-type="float" office:value="80" text:name="DatabaseStaticMetadata"/>
        <text:user-field-decl office:value-type="string" office:string-value="2.6" text:name="SequoiaVersion"/>
        <text:user-field-decl office:value-type="string" office:string-value="38" text:name="ProtocolVersion"/>
        <text:user-field-decl office:value-type="float" office:value="19" text:name="TypeTagException"/>
        <text:user-field-decl office:value-type="float" office:value="18" text:name="TypeTagNotException"/>
        <text:user-field-decl office:value-type="float" office:value="0" text:name="StatementExecuteQuery"/>
        <text:user-field-decl office:value-type="float" office:value="1" text:name="StatementExecuteUpdate"/>
        <text:user-field-decl office:value-type="float" office:value="2" text:name="StatementExecuteUpdateWithKeys"/>
        <text:user-field-decl office:value-type="float" office:value="3" text:name="CallableStatementExecuteQuery"/>
        <text:user-field-decl office:value-type="float" office:value="4" text:name="CallableStatementExecuteUpdate"/>
        <text:user-field-decl office:value-type="float" office:value="5" text:name="CallableStatementExecute"/>
        <text:user-field-decl office:value-type="float" office:value="6" text:name="StatementExecute"/>
        <text:user-field-decl office:value-type="float" office:value="10" text:name="RetrieveExecuteQueryResult"/>
        <text:user-field-decl office:value-type="float" office:value="12" text:name="RetrieveExecuteResult"/>
        <text:user-field-decl office:value-type="float" office:value="11" text:name="RetrieveExecuteUpdateResult"/>
        <text:user-field-decl office:value-type="float" office:value="13" text:name="RetrieveExecuteUpdateWithKeysResult"/>
        <text:user-field-decl office:value-type="float" office:value="81" text:name="PreparedStatementGetMetaData"/>
        <text:user-field-decl office:value-type="float" office:value="14" text:name="RetrieveCommitResult"/>
        <text:user-field-decl office:value-type="float" office:value="15" text:name="RetrieveRollbackResult"/>
      </text:user-field-decls>
      <text:p text:style-name="P1"/>
      <text:p text:style-name="P2"/>
      <text:p text:style-name="P3"/>
      <text:p text:style-name="P3">Sequoia</text:p>
      <text:p text:style-name="P4">Controller/Driver Protocol </text:p>
      <text:p text:style-name="P4">Specifications </text:p>
      <text:p text:style-name="P4"/>
      <text:p text:style-name="P5"><text:s/></text:p>
      <text:p text:style-name="P6"/>
      <text:p text:style-name="P7">Ver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Version</text:p>
          </table:table-cell>
          <table:table-cell table:style-name="Table1.A1" office:value-type="string">
            <text:p text:style-name="P8">Date</text:p>
          </table:table-cell>
          <table:table-cell table:style-name="Table1.A1" office:value-type="string">
            <text:p text:style-name="P7">Author</text:p>
          </table:table-cell>
          <table:table-cell table:style-name="Table1.A1" office:value-type="string">
            <text:p text:style-name="P7">Status</text:p>
          </table:table-cell>
          <table:table-cell table:style-name="Table1.E1" office:value-type="string">
            <text:p text:style-name="P7">Notes</text:p>
          </table:table-cell>
        </table:table-row>
        <table:table-row table:style-name="Table1.1">
          <table:table-cell table:style-name="Table1.A2" office:value-type="string">
            <text:p text:style-name="P9">0.1</text:p>
          </table:table-cell>
          <table:table-cell table:style-name="Table1.A2" office:value-type="string">
            <text:p text:style-name="P10">2005-09-12</text:p>
          </table:table-cell>
          <table:table-cell table:style-name="Table1.A2" office:value-type="string">
            <text:p text:style-name="P9">Gilles Rayrat</text:p>
          </table:table-cell>
          <table:table-cell table:style-name="Table1.A2" office:value-type="string">
            <text:p text:style-name="P9">Draft</text:p>
          </table:table-cell>
          <table:table-cell table:style-name="Table1.E2" office:value-type="string">
            <text:p text:style-name="P9">Document creation</text:p>
          </table:table-cell>
        </table:table-row>
        <table:table-row table:style-name="Table1.1">
          <table:table-cell table:style-name="Table1.A3" office:value-type="float" office:value="0">
            <text:p text:style-name="P10">0.2</text:p>
          </table:table-cell>
          <table:table-cell table:style-name="Table1.A2" office:value-type="string">
            <text:p text:style-name="P11">2005-10-27</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9">Fixes following review by Emmanuel Cecchet<text:line-break/>Document committed in public CVS</text:p>
          </table:table-cell>
        </table:table-row>
        <table:table-row table:style-name="Table1.1">
          <table:table-cell table:style-name="Table1.A2" office:value-type="string">
            <text:p text:style-name="P9">0.3</text:p>
          </table:table-cell>
          <table:table-cell table:style-name="Table1.A2" office:value-type="string">
            <text:p text:style-name="P11">2005-11-03</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2">Updated from Emic to Continuent<text:line-break/>Misc. typos corrections</text:p>
          </table:table-cell>
        </table:table-row>
        <table:table-row table:style-name="Table1.1">
          <table:table-cell table:style-name="Table1.A2" office:value-type="string">
            <text:p text:style-name="P9">0.4</text:p>
          </table:table-cell>
          <table:table-cell table:style-name="Table1.A2" office:value-type="string">
            <text:p text:style-name="P11">2005-11-18</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2">Updated to protocol 24/sequoia version 2.4: connection establishment line separator added (and removed from queries), execXXXrequest to StatementExecuteXXX, ExecXXXStoredProc to CallableStatementXXX, XXXExecute functions added</text:p>
          </table:table-cell>
        </table:table-row>
        <table:table-row table:style-name="Table1.1">
          <table:table-cell table:style-name="Table1.A2" office:value-type="string">
            <text:p text:style-name="P9">0.5</text:p>
          </table:table-cell>
          <table:table-cell table:style-name="Table1.A2" office:value-type="string">
            <text:p text:style-name="P11">2005-11-24</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2">Updated to protocol version 27: Field serialization in ResultSet now sends fiel label after field name</text:p>
          </table:table-cell>
        </table:table-row>
        <table:table-row table:style-name="Table1.1">
          <table:table-cell table:style-name="Table1.A2" office:value-type="string">
            <text:p text:style-name="P9">0.6</text:p>
          </table:table-cell>
          <table:table-cell table:style-name="Table1.A2" office:value-type="string">
            <text:p text:style-name="P11">2005-12-12</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2">Updated to protocol version 29: added request ids in Execute functions results retrieval + RetreiveExecuteXXXResult commands</text:p>
          </table:table-cell>
        </table:table-row>
        <table:table-row table:style-name="Table1.1">
          <table:table-cell table:style-name="Table1.A2" office:value-type="string">
            <text:p text:style-name="P9">0.7</text:p>
          </table:table-cell>
          <table:table-cell table:style-name="Table1.A2" office:value-type="string">
            <text:p text:style-name="P11">2006-01-06</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3"><text:span text:style-name="T1">Updated to protocol version 35: Added </text:span><text:span text:style-name="T2">PreparedStatementGetMetaData and RetrieveExecuteUpdateWithKeysResult commands, string serialization is now real UTF8, r</text:span><text:span text:style-name="T1">emoved controllerNeedSkeleton, added persistent connection support, modified RestoreConnectionState</text:span></text:p>
          </table:table-cell>
        </table:table-row>
        <table:table-row table:style-name="Table1.1">
          <table:table-cell table:style-name="Table1.A2" office:value-type="string">
            <text:p text:style-name="P9">0.8</text:p>
          </table:table-cell>
          <table:table-cell table:style-name="Table1.A2" office:value-type="string">
            <text:p text:style-name="P11">2006-01-23</text:p>
          </table:table-cell>
          <table:table-cell table:style-name="Table1.A2" office:value-type="string">
            <text:p text:style-name="P9">Gilles Rayrat</text:p>
          </table:table-cell>
          <table:table-cell table:style-name="Table1.A2" office:value-type="string">
            <text:p text:style-name="P9">Public</text:p>
          </table:table-cell>
          <table:table-cell table:style-name="Table1.E2" office:value-type="string">
            <text:p text:style-name="P12">Updated to protocol version 38. Added vdbFound at connection establishment, RetrieveExecute* now just provide the unique request id, added RetrieveCommit and RetrieveRollback commands, fixed Commit typo, added writeExecutedInTransaction for RestoreConnectionState<text:line-break/>Removed useless prefixes before diagram names<text:line-break/>Removed sequoia version in filenames</text:p>
          </table:table-cell>
        </table:table-row>
        <table:table-row table:style-name="Table1.1">
          <table:table-cell table:style-name="Table1.A2" office:value-type="string">
            <text:p text:style-name="P9"/>
          </table:table-cell>
          <table:table-cell table:style-name="Table1.A2" office:value-type="string">
            <text:p text:style-name="P11"/>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12"/>
          </table:table-cell>
        </table:table-row>
      </table:table>
      <text:p text:style-name="P14"/>
      <text:p text:style-name="P15"/>
      <text:p text:style-name="P16">TABLE OF CONTENT</text:p>
      <text:table-of-content text:style-name="Sect1" text:protected="true" text:name="Table of Contents1">
        <text:table-of-content-source text:outline-level="3" text:use-index-marks="false" text:use-index-source-styles="true">
          <text:index-title-template text:style-nam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Abstract"/>
          </text:index-source-styles>
        </text:table-of-content-source>
        <text:index-body>
          <text:p text:style-name="P17"><text:a xlink:type="simple" xlink:href="#1.About this document|outline" text:style-name="Internet_20_link" text:visited-style-name="Internet_20_link">1. About this document<text:tab/>6</text:a></text:p>
          <text:p text:style-name="P17"><text:a xlink:type="simple" xlink:href="#2.Related documents|outline" text:style-name="Internet_20_link" text:visited-style-name="Internet_20_link">2. Related documents<text:tab/>6</text:a></text:p>
          <text:p text:style-name="P17"><text:a xlink:type="simple" xlink:href="#3.Overview|outline" text:style-name="Internet_20_link" text:visited-style-name="Internet_20_link">3. Overview<text:tab/>6</text:a></text:p>
          <text:p text:style-name="P17"><text:a xlink:type="simple" xlink:href="#4.Commands|outline" text:style-name="Internet_20_link" text:visited-style-name="Internet_20_link">4. Commands<text:tab/>6</text:a></text:p>
          <text:p text:style-name="P18"><text:a xlink:type="simple" xlink:href="#4.1.Connection Management Commands|outline" text:style-name="Internet_20_link" text:visited-style-name="Internet_20_link">4.1. Connection Management Commands<text:tab/>7</text:a></text:p>
          <text:p text:style-name="P19"><text:a xlink:type="simple" xlink:href="#4.1.1.Connection Establishment|outline" text:style-name="Internet_20_link" text:visited-style-name="Internet_20_link"><text:s/>4.1.1 Connection Establishment<text:tab/>7</text:a></text:p>
          <text:p text:style-name="P19"><text:a xlink:type="simple" xlink:href="#4.1.2.Close|outline" text:style-name="Internet_20_link" text:visited-style-name="Internet_20_link"><text:s/>4.1.2 Close<text:tab/>8</text:a></text:p>
          <text:p text:style-name="P19"><text:a xlink:type="simple" xlink:href="#4.1.3.Reset|outline" text:style-name="Internet_20_link" text:visited-style-name="Internet_20_link"><text:s/>4.1.3 Reset<text:tab/>8</text:a></text:p>
          <text:p text:style-name="P19"><text:a xlink:type="simple" xlink:href="#4.1.4.Fetch Next ResultSet Rows|outline" text:style-name="Internet_20_link" text:visited-style-name="Internet_20_link"><text:s/>4.1.4 Fetch Next ResultSet Rows<text:tab/>9</text:a></text:p>
          <text:p text:style-name="P19"><text:a xlink:type="simple" xlink:href="#4.1.5.Close Remote ResultSet|outline" text:style-name="Internet_20_link" text:visited-style-name="Internet_20_link"><text:s/>4.1.5 Close Remote ResultSet<text:tab/>10</text:a></text:p>
          <text:p text:style-name="P19"><text:a xlink:type="simple" xlink:href="#4.1.6.Restore Connection State|outline" text:style-name="Internet_20_link" text:visited-style-name="Internet_20_link"><text:s/>4.1.6 Restore Connection State<text:tab/>11</text:a></text:p>
          <text:p text:style-name="P19"><text:a xlink:type="simple" xlink:href="#4.1.7.Set AutoCommit|outline" text:style-name="Internet_20_link" text:visited-style-name="Internet_20_link"><text:s/>4.1.7 Set AutoCommit<text:tab/>12</text:a></text:p>
          <text:p text:style-name="P19"><text:a xlink:type="simple" xlink:href="#4.1.8.Connection Get Catalog|outline" text:style-name="Internet_20_link" text:visited-style-name="Internet_20_link"><text:s/>4.1.8 Connection Get Catalog<text:tab/>12</text:a></text:p>
          <text:p text:style-name="P19"><text:a xlink:type="simple" xlink:href="#4.1.9.Connection Get Catalogs|outline" text:style-name="Internet_20_link" text:visited-style-name="Internet_20_link"><text:s/>4.1.9 Connection Get Catalogs<text:tab/>13</text:a></text:p>
          <text:p text:style-name="P19"><text:a xlink:type="simple" xlink:href="#4.1.10.Connection Set Catalog|outline" text:style-name="Internet_20_link" text:visited-style-name="Internet_20_link"><text:s/>4.1.10 Connection Set Catalog<text:tab/>13</text:a></text:p>
          <text:p text:style-name="P19"><text:a xlink:type="simple" xlink:href="#4.1.11.Set Transaction Isolation|outline" text:style-name="Internet_20_link" text:visited-style-name="Internet_20_link"><text:s/>4.1.11 Set Transaction Isolation<text:tab/>13</text:a></text:p>
          <text:p text:style-name="P18"><text:a xlink:type="simple" xlink:href="#4.2.SQL requests handling|outline" text:style-name="Internet_20_link" text:visited-style-name="Internet_20_link">4.2. SQL requests handling<text:tab/>14</text:a></text:p>
          <text:p text:style-name="P19"><text:a xlink:type="simple" xlink:href="#4.2.1.Statement Execute Query|outline" text:style-name="Internet_20_link" text:visited-style-name="Internet_20_link"><text:s/>4.2.1 Statement Execute Query<text:tab/>14</text:a></text:p>
          <text:p text:style-name="P19"><text:a xlink:type="simple" xlink:href="#4.2.2.Statement Execute Update|outline" text:style-name="Internet_20_link" text:visited-style-name="Internet_20_link"><text:s/>4.2.2 Statement Execute Update<text:tab/>16</text:a></text:p>
          <text:p text:style-name="P19"><text:a xlink:type="simple" xlink:href="#4.2.3.Statement Execute Update With Keys|outline" text:style-name="Internet_20_link" text:visited-style-name="Internet_20_link"><text:s/>4.2.3 Statement Execute Update With Keys<text:tab/>17</text:a></text:p>
          <text:p text:style-name="P19"><text:a xlink:type="simple" xlink:href="#4.2.4.Statement Execute|outline" text:style-name="Internet_20_link" text:visited-style-name="Internet_20_link"><text:s/>4.2.4 Statement Execute<text:tab/>18</text:a></text:p>
          <text:p text:style-name="P19"><text:a xlink:type="simple" xlink:href="#4.2.5.Callable Statement Execute Query|outline" text:style-name="Internet_20_link" text:visited-style-name="Internet_20_link"><text:s/>4.2.5 Callable Statement Execute Query<text:tab/>20</text:a></text:p>
          <text:p text:style-name="P19"><text:a xlink:type="simple" xlink:href="#4.2.6.Callable Statement Execute Update|outline" text:style-name="Internet_20_link" text:visited-style-name="Internet_20_link"><text:s/>4.2.6 Callable Statement Execute Update<text:tab/>22</text:a></text:p>
          <text:p text:style-name="P19"><text:a xlink:type="simple" xlink:href="#4.2.7.Callable Statement Execute|outline" text:style-name="Internet_20_link" text:visited-style-name="Internet_20_link"><text:s/>4.2.7 Callable Statement Execute<text:tab/>23</text:a></text:p>
          <text:p text:style-name="P19"><text:a xlink:type="simple" xlink:href="#4.2.8.Retrieve Execute Query Result|outline" text:style-name="Internet_20_link" text:visited-style-name="Internet_20_link"><text:s/>4.2.8 Retrieve Execute Query Result<text:tab/>25</text:a></text:p>
          <text:p text:style-name="P19"><text:a xlink:type="simple" xlink:href="#4.2.9.Retrieve Execute Update Result|outline" text:style-name="Internet_20_link" text:visited-style-name="Internet_20_link"><text:s/>4.2.9 Retrieve Execute Update Result<text:tab/>26</text:a></text:p>
          <text:p text:style-name="P19"><text:a xlink:type="simple" xlink:href="#4.2.10.Retrieve Execute Result|outline" text:style-name="Internet_20_link" text:visited-style-name="Internet_20_link"><text:s/>4.2.10 Retrieve Execute Result<text:tab/>26</text:a></text:p>
          <text:p text:style-name="P19"><text:a xlink:type="simple" xlink:href="#4.2.11.Retrieve Execute Update With Keys Result|outline" text:style-name="Internet_20_link" text:visited-style-name="Internet_20_link"><text:s/>4.2.11 Retrieve Execute Update With Keys Result<text:tab/>28</text:a></text:p>
          <text:p text:style-name="P19"><text:a xlink:type="simple" xlink:href="#4.2.12.Retrieve Commit Result|outline" text:style-name="Internet_20_link" text:visited-style-name="Internet_20_link"><text:s/>4.2.12 Retrieve Commit Result<text:tab/>28</text:a></text:p>
          <text:p text:style-name="P19"><text:a xlink:type="simple" xlink:href="#4.2.13.Retrieve Rollback Result|outline" text:style-name="Internet_20_link" text:visited-style-name="Internet_20_link"><text:s/>4.2.13 Retrieve Rollback Result<text:tab/>29</text:a></text:p>
          <text:p text:style-name="P18"><text:a xlink:type="simple" xlink:href="#4.3.Transaction Management Commands|outline" text:style-name="Internet_20_link" text:visited-style-name="Internet_20_link">4.3. Transaction Management Commands<text:tab/>29</text:a></text:p>
          <text:p text:style-name="P19"><text:a xlink:type="simple" xlink:href="#4.3.1.Begin|outline" text:style-name="Internet_20_link" text:visited-style-name="Internet_20_link"><text:s/>4.3.1 Begin<text:tab/>29</text:a></text:p>
          <text:p text:style-name="P19"><text:a xlink:type="simple" xlink:href="#4.3.2.Commit|outline" text:style-name="Internet_20_link" text:visited-style-name="Internet_20_link"><text:s/>4.3.2 Commit<text:tab/>29</text:a></text:p>
          <text:p text:style-name="P19"><text:a xlink:type="simple" xlink:href="#4.3.3.Rollback|outline" text:style-name="Internet_20_link" text:visited-style-name="Internet_20_link"><text:s/>4.3.3 Rollback<text:tab/>30</text:a></text:p>
          <text:p text:style-name="P19"><text:a xlink:type="simple" xlink:href="#4.3.4.Set Named Savepoint|outline" text:style-name="Internet_20_link" text:visited-style-name="Internet_20_link"><text:s/>4.3.4 Set Named Savepoint<text:tab/>30</text:a></text:p>
          <text:p text:style-name="P19"><text:a xlink:type="simple" xlink:href="#4.3.5.Set Unnamed Savepoint|outline" text:style-name="Internet_20_link" text:visited-style-name="Internet_20_link"><text:s/>4.3.5 Set Unnamed Savepoint<text:tab/>31</text:a></text:p>
          <text:p text:style-name="P19"><text:a xlink:type="simple" xlink:href="#4.3.6.Release Savepoint|outline" text:style-name="Internet_20_link" text:visited-style-name="Internet_20_link"><text:s/>4.3.6 Release Savepoint<text:tab/>31</text:a></text:p>
          <text:p text:style-name="P19"><text:a xlink:type="simple" xlink:href="#4.3.7.Rollback To Savepoint|outline" text:style-name="Internet_20_link" text:visited-style-name="Internet_20_link"><text:s/>4.3.7 Rollback To Savepoint<text:tab/>32</text:a></text:p>
          <text:p text:style-name="P18"><text:a xlink:type="simple" xlink:href="#4.4.MetaData functions|outline" text:style-name="Internet_20_link" text:visited-style-name="Internet_20_link">4.4. MetaData functions<text:tab/>32</text:a></text:p>
          <text:p text:style-name="P19"><text:a xlink:type="simple" xlink:href="#4.4.1.Get Virtual Database Name|outline" text:style-name="Internet_20_link" text:visited-style-name="Internet_20_link"><text:s/>4.4.1 Get Virtual Database Name<text:tab/>32</text:a></text:p>
          <text:p text:style-name="P19"><text:a xlink:type="simple" xlink:href="#4.4.2.Get Controller Version Number|outline" text:style-name="Internet_20_link" text:visited-style-name="Internet_20_link"><text:s/>4.4.2 Get Controller Version Number<text:tab/>33</text:a></text:p>
          <text:p text:style-name="P19"><text:a xlink:type="simple" xlink:href="#4.4.3.Database MetaData Get Tables|outline" text:style-name="Internet_20_link" text:visited-style-name="Internet_20_link"><text:s/>4.4.3 Database MetaData Get Tables<text:tab/>33</text:a></text:p>
          <text:p text:style-name="P19"><text:a xlink:type="simple" xlink:href="#4.4.4.Database MetaData Get Columns|outline" text:style-name="Internet_20_link" text:visited-style-name="Internet_20_link"><text:s/>4.4.4 Database MetaData Get Columns<text:tab/>35</text:a></text:p>
          <text:p text:style-name="P19"><text:a xlink:type="simple" xlink:href="#4.4.5.Database MetaData Get Primary Keys|outline" text:style-name="Internet_20_link" text:visited-style-name="Internet_20_link"><text:s/>4.4.5 Database MetaData Get Primary Keys<text:tab/>35</text:a></text:p>
          <text:p text:style-name="P19"><text:a xlink:type="simple" xlink:href="#4.4.6.Database MetaData Get Procedures|outline" text:style-name="Internet_20_link" text:visited-style-name="Internet_20_link"><text:s/>4.4.6 Database MetaData Get Procedures<text:tab/>36</text:a></text:p>
          <text:p text:style-name="P19"><text:a xlink:type="simple" xlink:href="#4.4.7.Database MetaData Get Procedure Columns|outline" text:style-name="Internet_20_link" text:visited-style-name="Internet_20_link"><text:s/>4.4.7 Database MetaData Get Procedure Columns<text:tab/>37</text:a></text:p>
          <text:p text:style-name="P19"><text:a xlink:type="simple" xlink:href="#4.4.8.Database MetaData Get Table Types|outline" text:style-name="Internet_20_link" text:visited-style-name="Internet_20_link"><text:s/>4.4.8 Database MetaData Get Table Types<text:tab/>38</text:a></text:p>
          <text:p text:style-name="P19"><text:a xlink:type="simple" xlink:href="#4.4.9.Database MetaData Get Table Privileges|outline" text:style-name="Internet_20_link" text:visited-style-name="Internet_20_link"><text:s/>4.4.9 Database MetaData Get Table Privileges<text:tab/>38</text:a></text:p>
          <text:p text:style-name="P19"><text:a xlink:type="simple" xlink:href="#4.4.10.Database MetaData Get Schemas|outline" text:style-name="Internet_20_link" text:visited-style-name="Internet_20_link"><text:s/>4.4.10 Database MetaData Get Schemas<text:tab/>39</text:a></text:p>
          <text:p text:style-name="P19"><text:a xlink:type="simple" xlink:href="#4.4.11.Database MetaData Get Database Product Name|outline" text:style-name="Internet_20_link" text:visited-style-name="Internet_20_link"><text:s/>4.4.11 Database MetaData Get Database Product Name<text:tab/>39</text:a></text:p>
          <text:p text:style-name="P19"><text:a xlink:type="simple" xlink:href="#4.4.12.Database MetaData Get Attributes|outline" text:style-name="Internet_20_link" text:visited-style-name="Internet_20_link"><text:s/>4.4.12 Database MetaData Get Attributes<text:tab/>40</text:a></text:p>
          <text:p text:style-name="P19"><text:a xlink:type="simple" xlink:href="#4.4.13.Database MetaData Get Best Row Identifier|outline" text:style-name="Internet_20_link" text:visited-style-name="Internet_20_link"><text:s/>4.4.13 Database MetaData Get Best Row Identifier<text:tab/>40</text:a></text:p>
          <text:p text:style-name="P19"><text:a xlink:type="simple" xlink:href="#4.4.14.Database MetaData Get Column Privileges|outline" text:style-name="Internet_20_link" text:visited-style-name="Internet_20_link"><text:s/>4.4.14 Database MetaData Get Column Privileges<text:tab/>41</text:a></text:p>
          <text:p text:style-name="P19"><text:a xlink:type="simple" xlink:href="#4.4.15.Database MetaData Get CrossReference|outline" text:style-name="Internet_20_link" text:visited-style-name="Internet_20_link"><text:s/>4.4.15 Database MetaData Get CrossReference<text:tab/>42</text:a></text:p>
          <text:p text:style-name="P19"><text:a xlink:type="simple" xlink:href="#4.4.16.Database MetaData Get Exported Keys|outline" text:style-name="Internet_20_link" text:visited-style-name="Internet_20_link"><text:s/>4.4.16 Database MetaData Get Exported Keys<text:tab/>43</text:a></text:p>
          <text:p text:style-name="P19"><text:a xlink:type="simple" xlink:href="#4.4.17.Database MetaData Get Imported Keys|outline" text:style-name="Internet_20_link" text:visited-style-name="Internet_20_link"><text:s/>4.4.17 Database MetaData Get Imported Keys<text:tab/>44</text:a></text:p>
          <text:p text:style-name="P19"><text:a xlink:type="simple" xlink:href="#4.4.18.Database MetaData Get Index Info|outline" text:style-name="Internet_20_link" text:visited-style-name="Internet_20_link"><text:s/>4.4.18 Database MetaData Get Index Info<text:tab/>45</text:a></text:p>
          <text:p text:style-name="P19"><text:a xlink:type="simple" xlink:href="#4.4.19.Prepared Statement Get MetaData|outline" text:style-name="Internet_20_link" text:visited-style-name="Internet_20_link"><text:s/>4.4.19 Prepared Statement Get MetaData<text:tab/>46</text:a></text:p>
          <text:p text:style-name="P19"><text:a xlink:type="simple" xlink:href="#4.4.20.Database MetaData Get Super Tables|outline" text:style-name="Internet_20_link" text:visited-style-name="Internet_20_link"><text:s/>4.4.20 Database MetaData Get Super Tables<text:tab/>46</text:a></text:p>
          <text:p text:style-name="P19"><text:a xlink:type="simple" xlink:href="#4.4.21.Database MetaData Get Super Types|outline" text:style-name="Internet_20_link" text:visited-style-name="Internet_20_link"><text:s/>4.4.21 Database MetaData Get Super Types<text:tab/>47</text:a></text:p>
          <text:p text:style-name="P19"><text:a xlink:type="simple" xlink:href="#4.4.22.Database MetaData Get Type Info|outline" text:style-name="Internet_20_link" text:visited-style-name="Internet_20_link"><text:s/>4.4.22 Database MetaData Get Type Info<text:tab/>48</text:a></text:p>
          <text:p text:style-name="P19"><text:a xlink:type="simple" xlink:href="#4.4.23.Database MetaData Get UDTs|outline" text:style-name="Internet_20_link" text:visited-style-name="Internet_20_link"><text:s/>4.4.23 Database MetaData Get UDTs<text:tab/>48</text:a></text:p>
          <text:p text:style-name="P19"><text:a xlink:type="simple" xlink:href="#4.4.24.Database MetaData Get Version Columns|outline" text:style-name="Internet_20_link" text:visited-style-name="Internet_20_link"><text:s/>4.4.24 Database MetaData Get Version Columns<text:tab/>50</text:a></text:p>
          <text:p text:style-name="P19"><text:a xlink:type="simple" xlink:href="#4.4.25.Database Static Metadata|outline" text:style-name="Internet_20_link" text:visited-style-name="Internet_20_link"><text:s/>4.4.25 Database Static Metadata<text:tab/>50</text:a></text:p>
          <text:p text:style-name="P17"><text:a xlink:type="simple" xlink:href="#5.Data types exchange|outline" text:style-name="Internet_20_link" text:visited-style-name="Internet_20_link">5. Data types exchange<text:tab/>51</text:a></text:p>
          <text:p text:style-name="P18"><text:a xlink:type="simple" xlink:href="#5.1.Result Sets|outline" text:style-name="Internet_20_link" text:visited-style-name="Internet_20_link">5.1. Result Sets<text:tab/>51</text:a></text:p>
          <text:p text:style-name="P19"><text:a xlink:type="simple" xlink:href="#5.1.1.ResultSets Serialization|outline" text:style-name="Internet_20_link" text:visited-style-name="Internet_20_link"><text:s/>5.1.1 ResultSets Serialization<text:tab/>52</text:a></text:p>
          <text:p text:style-name="P19"><text:a xlink:type="simple" xlink:href="#5.1.2.SQL Types|outline" text:style-name="Internet_20_link" text:visited-style-name="Internet_20_link"><text:s/>5.1.2 SQL Types<text:tab/>55</text:a></text:p>
          <text:p text:style-name="P18"><text:a xlink:type="simple" xlink:href="#5.2.Exception-Ready Routines|outline" text:style-name="Internet_20_link" text:visited-style-name="Internet_20_link">5.2. Exception-Ready Routines<text:tab/>58</text:a></text:p>
          <text:p text:style-name="P19"><text:a xlink:type="simple" xlink:href="#5.2.1.Exceptions|outline" text:style-name="Internet_20_link" text:visited-style-name="Internet_20_link"><text:s/>5.2.1 Exceptions<text:tab/>59</text:a></text:p>
          <text:p text:style-name="P19"><text:a xlink:type="simple" xlink:href="#5.2.2.Receive&lt;type&gt;ORException|outline" text:style-name="Internet_20_link" text:visited-style-name="Internet_20_link"><text:s/>5.2.2 Receive&lt;type&gt;ORException<text:tab/>60</text:a></text:p>
          <text:p text:style-name="P18"><text:a xlink:type="simple" xlink:href="#5.3.Basic Data types exchange|outline" text:style-name="Internet_20_link" text:visited-style-name="Internet_20_link">5.3. Basic Data types exchange<text:tab/>60</text:a></text:p>
          <text:p text:style-name="P19"><text:a xlink:type="simple" xlink:href="#5.3.1.Booleans|outline" text:style-name="Internet_20_link" text:visited-style-name="Internet_20_link"><text:s/>5.3.1 Booleans<text:tab/>60</text:a></text:p>
          <text:p text:style-name="P19"><text:a xlink:type="simple" xlink:href="#5.3.2.Characters|outline" text:style-name="Internet_20_link" text:visited-style-name="Internet_20_link"><text:s/>5.3.2 Characters<text:tab/>60</text:a></text:p>
          <text:p text:style-name="P19"><text:a xlink:type="simple" xlink:href="#5.3.3.Doubles|outline" text:style-name="Internet_20_link" text:visited-style-name="Internet_20_link"><text:s/>5.3.3 Doubles<text:tab/>61</text:a></text:p>
          <text:p text:style-name="P19"><text:a xlink:type="simple" xlink:href="#5.3.4.Floats|outline" text:style-name="Internet_20_link" text:visited-style-name="Internet_20_link"><text:s/>5.3.4 Floats<text:tab/>61</text:a></text:p>
          <text:p text:style-name="P19"><text:a xlink:type="simple" xlink:href="#5.3.5.Integers|outline" text:style-name="Internet_20_link" text:visited-style-name="Internet_20_link"><text:s/>5.3.5 Integers<text:tab/>61</text:a></text:p>
          <text:p text:style-name="P19"><text:a xlink:type="simple" xlink:href="#5.3.6.Longs|outline" text:style-name="Internet_20_link" text:visited-style-name="Internet_20_link"><text:s/>5.3.6 Longs<text:tab/>61</text:a></text:p>
          <text:p text:style-name="P19"><text:a xlink:type="simple" xlink:href="#5.3.7.Shorts|outline" text:style-name="Internet_20_link" text:visited-style-name="Internet_20_link"><text:s/>5.3.7 Shorts<text:tab/>61</text:a></text:p>
          <text:p text:style-name="P19"><text:a xlink:type="simple" xlink:href="#5.3.8.Strings|outline" text:style-name="Internet_20_link" text:visited-style-name="Internet_20_link"><text:s/>5.3.8 Strings<text:tab/>61</text:a></text:p>
        </text:index-body>
      </text:table-of-content>
      <text:p text:style-name="P14"/>
      <text:h text:style-name="P20" text:outline-level="1">About this document</text:h>
      <text:p text:style-name="P21">This document describes the specifications of the communication protocol <text:s/>between Sequoia controller and the external driver.</text:p>
      <text:p text:style-name="P21">This document has been build upon and applies to Sequoia <text:user-field-get text:name="SequoiaVersion">2.6</text:user-field-get></text:p>
      <text:h text:style-name="P22" text:outline-level="1">Related documents</text:h>
      <text:p text:style-name="P14"/>
      <text:h text:style-name="P23" text:outline-level="1">Overview</text:h>
      <text:p text:style-name="Standard">This document approach is from the client (equally called driver) side. <text:s/>It is mandatory to keep in mind that all communications are viewed from the client point of view, <text:span text:style-name="T3">sending </text:span>commands <text:span text:style-name="T3">to </text:span>and <text:span text:style-name="T3">receiving </text:span>data <text:span text:style-name="T3">from </text:span>the controller.</text:p>
      <text:p text:style-name="Standard">Knowing this, the protocol can now be demistified by saying that the communication between driver and controller is actually an exchange of basic data types (integers, booleans, bytes, ...) over a regular network socket. <text:s/>For example, what is called a 'command', is in fact a dedicated integer sent to the controller. <text:s/>But for apparent <text:s/>lisibility reasons, an abstraction is provided in the whole protocol, so complex types like ResultSets or exceptions serialization can be easily described.</text:p>
      <text:p text:style-name="Standard">This document follows this abstraction by first describing, at the higher level, the set of commands accepted by the controller. Next sections will present the way to serialize complex types. <text:s/>Finally, basic data type exchange will be detailed in the last section.</text:p>
      <text:h text:style-name="P23" text:outline-level="1">Commands</text:h>
      <text:p text:style-name="Standard">All data exchange in the protocol start by sending commands. These commands are defined in the source file <text:span text:style-name="T4">org/continuent/sequoia/common/protocol/Commands.java</text:span>, which is fully commented out (see javadoc of this class) and on which this document is based.</text:p>
      <text:p text:style-name="Standard">The following command description consists in graphsets that give a quick view of the command protocol, followed by an exhaustive parameter description for full details on the command parameters and data returned back by the controller.</text:p>
      <text:h text:style-name="P24" text:outline-level="2">Connection Management Commands</text:h>
      <text:h text:style-name="Heading_20_3" text:outline-level="3">Connection Establishment</text:h>
      <text:p text:style-name="Standard">The connection creation is not a <text:span text:style-name="T3">real </text:span><text:span text:style-name="T5">command:</text:span> in order to establish the connection, the client must send a <text:span text:style-name="T6">Protocol Version</text:span> to the controller. This allows to check that driver and controller are compatible with each other.</text:p>
      <text:h text:style-name="Heading_20_4" text:outline-level="4">Diagram</text:h>
      <text:p text:style-name="P25"><draw:frame draw:style-name="fr1" draw:name="graphics2" text:anchor-type="as-char" svg:width="14.923cm" svg:height="8.114cm" draw:z-index="0"><draw:image xlink:href="../Connect.png" xlink:type="simple" xlink:show="embed" xlink:actuate="onLoad"/></draw:frame></text:p>
      <text:h text:style-name="Heading_20_4" text:outline-level="4">Parameters description</text:h>
      <text:list text:style-name="L2">
        <text:list-item>
          <text:p text:style-name="P26">[out]<text:span text:style-name="T6"> protocol version</text:span>: <text:span text:style-name="T7">Integer</text:span> aimed to check compatibility between driver and controller. Sequoia <text:user-field-get text:name="SequoiaVersion">2.6</text:user-field-get> current protocol version is <text:user-field-get text:name="ProtocolVersion">38</text:user-field-get></text:p>
        </text:list-item>
        <text:list-item>
          <text:p text:style-name="P26">[out] <text:span text:style-name="T6">database name</text:span>: <text:a xlink:type="simple" xlink:href="#Strings"><text:span text:style-name="T8">String</text:span></text:a> name of the virtual database to connect to</text:p>
        </text:list-item>
        <text:list-item>
          <text:p text:style-name="P26">[out] <text:span text:style-name="T6">database user name</text:span>: <text:a xlink:type="simple" xlink:href="#Strings"><text:span text:style-name="T8">String</text:span></text:a> user name to access the DB</text:p>
        </text:list-item>
        <text:list-item>
          <text:p text:style-name="P26">[out] <text:span text:style-name="T6">database user password</text:span>: <text:a xlink:type="simple" xlink:href="#Strings"><text:span text:style-name="T8">String</text:span></text:a> user password to log on to the DB</text:p>
        </text:list-item>
        <text:list-item>
          <text:p text:style-name="P26">[in] <text:span text:style-name="T6">vdbFound</text:span>: <text:a xlink:type="simple" xlink:href="#Booleans"><text:span text:style-name="T8">Boolean</text:span></text:a> sent by the controller to confirm that the given virtual database is available on the controller. <text:span text:style-name="T4">true</text:span> if the vdb was found, <text:span text:style-name="T9">false</text:span> otherwise</text:p>
          <text:list>
            <text:list-header>
              <text:p text:style-name="P26">(only if <text:span text:style-name="T6">vdbFound</text:span> <text:span text:style-name="T9">false</text:span>)</text:p>
              <text:list>
                <text:list-item>
                  <text:p text:style-name="P26">[in] <text:span text:style-name="T6">reason</text:span>: <text:a xlink:type="simple" xlink:href="#Strings"><text:span text:style-name="T8">String</text:span></text:a> giving the reason of failure</text:p>
                </text:list-item>
              </text:list>
              <text:p text:style-name="P26">(only if <text:span text:style-name="T6">vdbFound</text:span> <text:span text:style-name="T9">true</text:span>)</text:p>
              <text:list>
                <text:list-item>
                  <text:p text:style-name="P26">[in] <text:span text:style-name="T6">authOK</text:span>: <text:a xlink:type="simple" xlink:href="#Booleans"><text:span text:style-name="T8">Boolean</text:span></text:a> sent by the controller to notify whether the authentification succeeded. <text:span text:style-name="T4">true</text:span> if connection ok, <text:span text:style-name="T9">false</text:span> if an error occured</text:p>
                  <text:p text:style-name="P26">(only if <text:span text:style-name="T6">authOK</text:span> <text:span text:style-name="T9">false</text:span>)</text:p>
                  <text:list>
                    <text:list-item>
                      <text:p text:style-name="P26">[in] <text:span text:style-name="T6">reason</text:span>: <text:a xlink:type="simple" xlink:href="#Strings"><text:span text:style-name="T8">String</text:span></text:a> giving the reason of connection failure</text:p>
                    </text:list-item>
                  </text:list>
                  <text:p text:style-name="P26">(only if <text:span text:style-name="T6">authOK</text:span> <text:span text:style-name="T9">true</text:span>)</text:p>
                  <text:list>
                    <text:list-item>
                      <text:p text:style-name="P26">[out] <text:span text:style-name="T6">line separator</text:span>: <text:a xlink:type="simple" xlink:href="#Strings"><text:span text:style-name="T8">String</text:span></text:a> line separator that will be used in the (eventual) queries for this connection (typically ”\n”, ”\r”, ”\r\n” or ”\n\r”)</text:p>
                    </text:list-item>
                    <text:list-item>
                      <text:p text:style-name="P26">[out] <text:span text:style-name="T6">persistent connection</text:span>: <text:a xlink:type="simple" xlink:href="#Booleans"><text:span text:style-name="T8">Boolean</text:span></text:a> <text:span text:style-name="T4">true</text:span> if the connection must be persisted on all cluster backends even when autoCommit=true</text:p>
                      <text:p text:style-name="P26">(only if <text:span text:style-name="T6">persistent connection</text:span> <text:span text:style-name="T9">true</text:span>)</text:p>
                      <text:list>
                        <text:list-item>
                          <text:list>
                            <text:list-item>
                              <text:p text:style-name="P26">[in] <text:span text:style-name="T6">persistent connection id</text:span>: <text:a xlink:type="simple" xlink:href="#Longs"><text:span text:style-name="T10">Long</text:span></text:a> identifier of the connection</text:p>
                            </text:list-item>
                          </text:list>
                        </text:list-item>
                      </text:list>
                    </text:list-item>
                  </text:list>
                </text:list-item>
              </text:list>
            </text:list-header>
          </text:list>
        </text:list-item>
      </text:list>
      <text:h text:style-name="Heading_20_3" text:outline-level="3">Close</text:h>
      <text:p text:style-name="Standard">When receiving a Close command, the controller replies <text:span text:style-name="T4">true</text:span> upon successfull disconnection. This response should be used to wait for the controller to close the connection himself before closing the socket at the client side.</text:p>
      <text:h text:style-name="Heading_20_4" text:outline-level="4">Diagram</text:h>
      <text:p text:style-name="P25"><draw:frame draw:style-name="fr1" draw:name="graphics3" text:anchor-type="as-char" svg:width="11.245cm" svg:height="2.205cm" draw:z-index="126"><draw:image xlink:href="../Close.png" xlink:type="simple" xlink:show="embed" xlink:actuate="onLoad"/></draw:frame></text:p>
      <text:h text:style-name="Heading_20_4" text:outline-level="4">Parameters description</text:h>
      <text:list text:style-name="L3">
        <text:list-item>
          <text:p text:style-name="P27">[out]<text:span text:style-name="T6"> Close command</text:span>: <text:a xlink:type="simple" xlink:href="#Integers"><text:span text:style-name="T8">Integer</text:span></text:a> value = <text:user-field-get style:data-style-name="N0" text:name="CommandClose">30</text:user-field-get></text:p>
        </text:list-item>
        <text:list-item>
          <text:p text:style-name="P28">[in] <text:span text:style-name="T6">ack</text:span>: <text:a xlink:type="simple" xlink:href="#ReceiveTypeOrException"><text:span text:style-name="T11">BooleanOrException</text:span></text:a> <text:span text:style-name="T4">true</text:span> if the connection was successfully closed, <text:span text:style-name="T4">false</text:span> otherwise</text:p>
        </text:list-item>
      </text:list>
      <text:h text:style-name="Heading_20_3" text:outline-level="3">Reset</text:h>
      <text:p text:style-name="Standard">The reset command is used for closing the connection but keeping it opened to transparently pool it.</text:p>
      <text:h text:style-name="Heading_20_4" text:outline-level="4">Diagram</text:h>
      <text:p text:style-name="P25"><draw:frame draw:style-name="fr1" draw:name="graphics10" text:anchor-type="as-char" svg:width="8.096cm" svg:height="2.249cm" draw:z-index="127"><draw:image xlink:href="../Reset.png" xlink:type="simple" xlink:show="embed" xlink:actuate="onLoad"/></draw:frame></text:p>
      <text:h text:style-name="Heading_20_4" text:outline-level="4">Parameters description</text:h>
      <text:list text:style-name="L4">
        <text:list-item>
          <text:p text:style-name="P29">[out]<text:tab/><text:span text:style-name="T6"> Reset command</text:span>: <text:a xlink:type="simple" xlink:href="#Integers"><text:span text:style-name="T8">Integer</text:span></text:a> value = <text:user-field-get style:data-style-name="N0" text:name="Reset">31</text:user-field-get></text:p>
        </text:list-item>
      </text:list>
      <text:h text:style-name="Heading_20_3" text:outline-level="3">Fetch Next ResultSet Rows</text:h>
      <text:p text:style-name="Standard">Fetches next rows of data for ResultSet streaming.</text:p>
      <text:h text:style-name="Heading_20_4" text:outline-level="4">Diagram</text:h>
      <text:p text:style-name="Standard"><draw:frame draw:style-name="fr2" draw:name="Image9" text:anchor-type="as-char" svg:width="15.24cm" svg:height="10.957cm" draw:z-index="128"><draw:image xlink:href="../FetchNextResultSetRows.png" xlink:type="simple" xlink:show="embed" xlink:actuate="onLoad"/></draw:frame></text:p>
      <text:h text:style-name="Heading_20_4" text:outline-level="4">Parameters description</text:h>
      <text:list text:style-name="L5">
        <text:list-item>
          <text:p text:style-name="P30">[out] <text:span text:style-name="T6">FetchNextResultSetRows</text:span>: <text:a xlink:type="simple" xlink:href="#Integers"><text:span text:style-name="T8">Integer</text:span></text:a> value = <text:user-field-get style:data-style-name="N0" text:name="FetchNextResultSetRows">32</text:user-field-get></text:p>
        </text:list-item>
        <text:list-item>
          <text:p text:style-name="P30">[out] <text:span text:style-name="T6">cursor name</text:span>: <text:a xlink:type="simple" xlink:href="#Strings"><text:span text:style-name="T8">String</text:span></text:a> name of the result set cursor</text:p>
        </text:list-item>
        <text:list-item>
          <text:p text:style-name="P30">[out] <text:span text:style-name="T6">fetch size</text:span><text:span text:style-name="T12">: </text:span><text:a xlink:type="simple" xlink:href="#Integers"><text:span text:style-name="T11">Integer</text:span></text:a><text:span text:style-name="T12"> representing the maximum number of results to be retrieved at a time</text:span></text:p>
        </text:list-item>
        <text:list-item>
          <text:p text:style-name="P31">[in] <text:span text:style-name="T6">type tag</text:span>: <text:a xlink:type="simple" xlink:href="#Integers"><text:span text:style-name="T11">Integer</text:span></text:a><text:span text:style-name="T12"> </text:span><text:span text:style-name="T4">EXCEPTION</text:span> (<text:user-field-get style:data-style-name="N0" text:name="TypeTagException">19</text:user-field-get>) or <text:span text:style-name="T4">NOT_EXCEPTION</text:span> (<text:user-field-get style:data-style-name="N0" text:name="TypeTagNotException">18</text:user-field-get>)</text:p>
          <text:list>
            <text:list-header>
              <text:p text:style-name="P31">(only if <text:span text:style-name="T6">type tag</text:span> = <text:span text:style-name="T4">NOT_EXCEPTION</text:span>)</text:p>
              <text:list>
                <text:list-item>
                  <text:p text:style-name="P30">[in] <text:span text:style-name="T6">numberOfRows</text:span>: Integer</text:p>
                  <text:list>
                    <text:list-header>
                      <text:p text:style-name="P32">Number of rows times:</text:p>
                      <text:list>
                        <text:list-item>
                          <text:p text:style-name="P30">[in] <text:span text:style-name="T6">TypeTag</text:span>: <text:a xlink:type="simple" xlink:href="#Integers"><text:span text:style-name="T8">Integer</text:span></text:a> possible values (<text:span text:style-name="T13">STRING=0, BIGDECIMAL=1, BOOLEAN=2, INTEGER=3, LONG=4, FLOAT=5, DOUBLE=6, BYTE_ARRAY=7, SQL_DATE=8, SQL_TIME=9, SQL_TIMESTAMP=10, CLOB=11, BLOB=12, JAVA_SERIALIZABLE=13</text:span><text:span text:style-name="T14">)</text:span></text:p>
                        </text:list-item>
                        <text:list-item>
                          <text:p text:style-name="P30">[in] <text:span text:style-name="T6">numberOfRows</text:span>: <text:a xlink:type="simple" xlink:href="#Integers"><text:span text:style-name="T8">Integer</text:span></text:a></text:p>
                        </text:list-item>
                        <text:list-item>
                          <text:p text:style-name="P30">[in] <text:span text:style-name="T6">TypeTag</text:span>: <text:a xlink:type="simple" xlink:href="#Integers">Integer</text:a> value ROW = 18</text:p>
                        </text:list-item>
                      </text:list>
                    </text:list-header>
                  </text:list>
                </text:list-item>
              </text:list>
            </text:list-header>
          </text:list>
        </text:list-item>
      </text:list>
      <text:list text:style-name="L6">
        <text:list-item>
          <text:list>
            <text:list-item>
              <text:list>
                <text:list-header>
                  <text:p text:style-name="P33">number Of Rows times:</text:p>
                  <text:list>
                    <text:list-header>
                      <text:p text:style-name="P34">number Of Columns times:</text:p>
                      <text:list>
                        <text:list-item>
                          <text:p text:style-name="P35">[in] <text:span text:style-name="T6">value is null</text:span>: <text:a xlink:type="simple" xlink:href="#Booleans"><text:span text:style-name="T8">Boolean</text:span></text:a></text:p>
                        </text:list-item>
                      </text:list>
                      <text:p text:style-name="P34">number Of Columns times:</text:p>
                      <text:list>
                        <text:list-item>
                          <text:p text:style-name="P35">[in] <text:a xlink:type="simple" xlink:href="#SQL Types"><text:span text:style-name="T15">SQL type deserialization</text:span></text:a> (only if value is null <text:span text:style-name="T9">false</text:span>)</text:p>
                        </text:list-item>
                      </text:list>
                    </text:list-header>
                  </text:list>
                </text:list-header>
              </text:list>
            </text:list-item>
          </text:list>
        </text:list-item>
        <text:list-item>
          <text:p text:style-name="P36">[in] <text:span text:style-name="T6">hasMoreData</text:span>: <text:a xlink:type="simple" xlink:href="#Booleans"><text:span text:style-name="T8">Boolean</text:span></text:a></text:p>
        </text:list-item>
      </text:list>
      <text:list text:style-name="L7">
        <text:list-item>
          <text:list>
            <text:list-header>
              <text:p text:style-name="P37">(only if type tag = EXCEPTION)</text:p>
            </text:list-header>
          </text:list>
        </text:list-item>
      </text:list>
      <text:list text:style-name="L6">
        <text:list-item>
          <text:p text:style-name="P38">[in] <text:span text:style-name="T6">exception</text:span>: <text:a xlink:type="simple" xlink:href="#Exceptions"><text:span text:style-name="T8">Exception</text:span></text:a> SQLException informing there were no valid ControllerResultSet to fetch data from</text:p>
        </text:list-item>
      </text:list>
      <text:h text:style-name="Heading_20_3" text:outline-level="3">Close Remote ResultSet</text:h>
      <text:p text:style-name="Standard">Closes a remote ResultSet that was opened for streaming.</text:p>
      <text:h text:style-name="Heading_20_4" text:outline-level="4">Diagram</text:h>
      <text:p text:style-name="P25"><draw:frame draw:style-name="fr2" draw:name="graphics12" text:anchor-type="as-char" svg:width="15.24cm" svg:height="2.427cm" draw:z-index="129"><draw:image xlink:href="../CloseRemoteResultSet.png" xlink:type="simple" xlink:show="embed" xlink:actuate="onLoad"/></draw:frame></text:p>
      <text:h text:style-name="Heading_20_4" text:outline-level="4">Parameters description</text:h>
      <text:list text:style-name="L8">
        <text:list-item>
          <text:p text:style-name="P39">[out] <text:span text:style-name="T6">CloseRemoteResultSet</text:span>: <text:a xlink:type="simple" xlink:href="#Integers"><text:span text:style-name="T8">Integer</text:span></text:a> value = <text:user-field-get style:data-style-name="N0" text:name="CloseRemoteResultSet">33</text:user-field-get></text:p>
        </text:list-item>
        <text:list-item>
          <text:p text:style-name="P39">[out] <text:span text:style-name="T6">cursor name</text:span><text:span text:style-name="T12">: </text:span><text:a xlink:type="simple" xlink:href="#Strings"><text:span text:style-name="T11">String</text:span></text:a><text:span text:style-name="T12"> name of the result set cursor</text:span></text:p>
        </text:list-item>
        <text:list-item>
          <text:p text:style-name="P40">[in] <text:span text:style-name="T6">response</text:span>: <text:a xlink:type="simple" xlink:href="#ReceiveTypeOrException"><text:span text:style-name="T8">BooleanOrException</text:span></text:a> the controller response is always <text:span text:style-name="T4">true</text:span> if not an exception</text:p>
        </text:list-item>
      </text:list>
      <text:h text:style-name="Heading_20_3" text:outline-level="3">Restore Connection State</text:h>
      <text:p text:style-name="Standard">Restores a connection state after an automatic reconnection.</text:p>
      <text:h text:style-name="Heading_20_4" text:outline-level="4">Diagram</text:h>
      <text:p text:style-name="P25"><draw:frame draw:style-name="fr1" draw:name="Image1" text:anchor-type="as-char" svg:width="15.24cm" svg:height="7.793cm" draw:z-index="130"><draw:image xlink:href="../RestoreConnectionState.png" xlink:type="simple" xlink:show="embed" xlink:actuate="onLoad"/></draw:frame></text:p>
      <text:h text:style-name="Heading_20_4" text:outline-level="4">Parameters description</text:h>
      <text:list text:style-name="L9">
        <text:list-item>
          <text:p text:style-name="P41">[out] <text:span text:style-name="T6">RestoreConnectionState</text:span>: <text:a xlink:type="simple" xlink:href="#Integers"><text:span text:style-name="T8">Integer</text:span></text:a> value = <text:user-field-get style:data-style-name="N0" text:name="RestoreConnectionState">34</text:user-field-get></text:p>
        </text:list-item>
        <text:list-item>
          <text:p text:style-name="P41">[out] <text:span text:style-name="T6">write executed in transaction</text:span><text:span text:style-name="T12">: </text:span><text:a xlink:type="simple" xlink:href="#Booleans"><text:span text:style-name="T11">Boolean</text:span></text:a><text:span text:style-name="T12"> telling whether or not a write request been executed in the current transaction</text:span></text:p>
        </text:list-item>
        <text:list-item>
          <text:p text:style-name="P41">[out] <text:span text:style-name="T6">is autocommit</text:span><text:span text:style-name="T12">: </text:span><text:a xlink:type="simple" xlink:href="#Booleans"><text:span text:style-name="T11">Boolean</text:span></text:a><text:span text:style-name="T12"> telling whether or not this request has been sent in autocommit mode</text:span></text:p>
          <text:list>
            <text:list-header>
              <text:p text:style-name="P42">(only if <text:s/><text:span text:style-name="T6">is autocommit</text:span> is <text:span text:style-name="T4">false</text:span>) </text:p>
              <text:list>
                <text:list-item>
                  <text:p text:style-name="P42">[out] <text:span text:style-name="T6">transaction ID</text:span>: <text:a xlink:type="simple" xlink:href="#Longs"><text:span text:style-name="T16">Long</text:span></text:a><text:span text:style-name="T12"> ID of the transaction before restore</text:span></text:p>
                </text:list-item>
              </text:list>
            </text:list-header>
          </text:list>
        </text:list-item>
        <text:list-item>
          <text:p text:style-name="P41">[out] <text:span text:style-name="T6">persistent connection</text:span>: <text:a xlink:type="simple" xlink:href="#Booleans"><text:span text:style-name="T8">Boolean</text:span></text:a> <text:span text:style-name="T4">true</text:span> if the connection must be persisted on all cluster backends even when autoCommit=true</text:p>
          <text:list>
            <text:list-header>
              <text:p text:style-name="P41">(only if <text:span text:style-name="T6">persistent connection</text:span> <text:span text:style-name="T9">true</text:span>)</text:p>
              <text:list>
                <text:list-item>
                  <text:p text:style-name="P42">[out] <text:span text:style-name="T6">persistent connection id</text:span>: <text:a xlink:type="simple" xlink:href="#Longs"><text:span text:style-name="T10">Long</text:span></text:a><text:span text:style-name="T12"> identifier of the connection</text:span></text:p>
                </text:list-item>
              </text:list>
            </text:list-header>
          </text:list>
        </text:list-item>
      </text:list>
      <text:h text:style-name="Heading_20_3" text:outline-level="3">Set AutoCommit</text:h>
      <text:p text:style-name="Standard">Command to change the autocommit value from <text:span text:style-name="T9">false</text:span> to <text:span text:style-name="T4">true</text:span>. We want to commit the current transaction but we don't want to start a new one.</text:p>
      <text:h text:style-name="Heading_20_4" text:outline-level="4">Diagram</text:h>
      <text:p text:style-name="P25"><draw:frame draw:style-name="fr3" draw:name="Image2" text:anchor-type="as-char" svg:y="-2.919cm" svg:width="11.455cm" svg:height="2.365cm" draw:z-index="131"><draw:image xlink:href="../SetAutoCommit.png" xlink:type="simple" xlink:show="embed" xlink:actuate="onLoad"/></draw:frame></text:p>
      <text:h text:style-name="Heading_20_4" text:outline-level="4">Parameters description</text:h>
      <text:list text:style-name="L10">
        <text:list-item>
          <text:p text:style-name="P43">[out] <text:span text:style-name="T6">SetAutoCommit</text:span>: <text:a xlink:type="simple" xlink:href="#Integers"><text:span text:style-name="T8">Integer</text:span></text:a> value = <text:user-field-get style:data-style-name="N0" text:name="SetAutoCommit">35</text:user-field-get></text:p>
        </text:list-item>
        <text:list-item>
          <text:p text:style-name="P44">[in] <text:span text:style-name="T6">response</text:span>: <text:a xlink:type="simple" xlink:href="#ReceiveTypeOrException"><text:span text:style-name="T8">BooleanOrException</text:span></text:a> the controller response is always <text:span text:style-name="T4">true</text:span> if not an exception</text:p>
        </text:list-item>
      </text:list>
      <text:h text:style-name="Heading_20_3" text:outline-level="3">Connection Get Catalog</text:h>
      <text:p text:style-name="Standard">Retrieves the catalog (database) we are connected to.</text:p>
      <text:h text:style-name="Heading_20_4" text:outline-level="4">Diagram</text:h>
      <text:p text:style-name="P25"><draw:frame draw:style-name="fr1" draw:name="Image3" text:anchor-type="as-char" svg:width="11.679cm" svg:height="2.342cm" draw:z-index="132"><draw:image xlink:href="../ConnectionGetCatalog.png" xlink:type="simple" xlink:show="embed" xlink:actuate="onLoad"/></draw:frame></text:p>
      <text:h text:style-name="Heading_20_4" text:outline-level="4">Parameters description</text:h>
      <text:list text:style-name="L11">
        <text:list-item>
          <text:p text:style-name="P45">[out] <text:span text:style-name="T6">ConnectionGetCatalog</text:span>: <text:a xlink:type="simple" xlink:href="#Integers"><text:span text:style-name="T8">Integer</text:span></text:a> value = <text:user-field-get style:data-style-name="N0" text:name="ConnectionGetCatalog">36</text:user-field-get></text:p>
        </text:list-item>
      </text:list>
      <text:list text:style-name="L12">
        <text:list-item>
          <text:p text:style-name="P46">[in] <text:span text:style-name="T6">catalog</text:span>: <text:a xlink:type="simple" xlink:href="#ReceiveTypeOrException"><text:span text:style-name="T8">StringOrException</text:span></text:a> the virtual database name to be used by the client</text:p>
        </text:list-item>
      </text:list>
      <text:h text:style-name="Heading_20_3" text:outline-level="3">Connection Get Catalogs</text:h>
      <text:p text:style-name="Standard">Retrieves the list of available catalogs (databases).</text:p>
      <text:h text:style-name="Heading_20_4" text:outline-level="4">Diagram</text:h>
      <text:p text:style-name="P25"><draw:frame draw:style-name="fr1" draw:name="Image4" text:anchor-type="as-char" svg:width="11.767cm" svg:height="2.558cm" draw:z-index="133"><draw:image xlink:href="../ConnectionGetCatalogs.png" xlink:type="simple" xlink:show="embed" xlink:actuate="onLoad"/></draw:frame></text:p>
      <text:h text:style-name="Heading_20_4" text:outline-level="4">Parameters description</text:h>
      <text:list text:style-name="L13">
        <text:list-item>
          <text:p text:style-name="P47">[out] <text:span text:style-name="T6">ConnectionGetCatalogs</text:span>: <text:a xlink:type="simple" xlink:href="#Integers"><text:span text:style-name="T8">Integer</text:span></text:a> value = <text:user-field-get style:data-style-name="N0" text:name="ConnectionGetCatalogs">37</text:user-field-get></text:p>
        </text:list-item>
        <text:list-item>
          <text:p text:style-name="P48">[in] <text:span text:style-name="T6">catalogs</text:span>: <text:a xlink:type="simple" xlink:href="#ReceiveTypeOrException"><text:span text:style-name="T8">ResultSetOrException</text:span></text:a><text:span text:style-name="T4">.</text:span> Possible exceptions types are <text:s/><text:span text:style-name="T4">ControllerCoreException, BackendDriverException</text:span>.</text:p>
        </text:list-item>
      </text:list>
      <text:h text:style-name="Heading_20_3" text:outline-level="3">Connection Set Catalog</text:h>
      <text:p text:style-name="Standard">Connects to another catalog/database (as the same user).</text:p>
      <text:h text:style-name="Heading_20_4" text:outline-level="4">Diagram</text:h>
      <text:p text:style-name="P25"><draw:frame draw:style-name="fr1" draw:name="Image5" text:anchor-type="as-char" svg:width="14.944cm" svg:height="2.245cm" draw:z-index="134"><draw:image xlink:href="../ConnectionSetCatalog.png" xlink:type="simple" xlink:show="embed" xlink:actuate="onLoad"/></draw:frame></text:p>
      <text:h text:style-name="Heading_20_4" text:outline-level="4">Parameters description</text:h>
      <text:list text:style-name="L14">
        <text:list-item>
          <text:p text:style-name="P49">[out] <text:span text:style-name="T6">ConnectionSetCatalog</text:span>: <text:a xlink:type="simple" xlink:href="#Integers"><text:span text:style-name="T8">Integer</text:span></text:a> value = <text:user-field-get style:data-style-name="N0" text:name="ConnectionSetCatalog">38</text:user-field-get></text:p>
        </text:list-item>
        <text:list-item>
          <text:p text:style-name="P49">[out] <text:span text:style-name="T6">catalog</text:span>: <text:a xlink:type="simple" xlink:href="#Strings"><text:span text:style-name="T11">String</text:span></text:a><text:span text:style-name="T12"> catalog as a String</text:span></text:p>
        </text:list-item>
        <text:list-item>
          <text:p text:style-name="P50">[in] <text:span text:style-name="T6">response</text:span>: <text:a xlink:type="simple" xlink:href="#ReceiveTypeOrException"><text:span text:style-name="T8">BooleanOrException</text:span></text:a> <text:span text:style-name="T4">true</text:span> if the catalog could be set, <text:span text:style-name="T4">false</text:span> if the corresponding Virtual Database does not exists</text:p>
        </text:list-item>
      </text:list>
      <text:h text:style-name="Heading_20_3" text:outline-level="3">Set Transaction Isolation</text:h>
      <text:p text:style-name="Standard">Sets the new transaction isolation level to use for this connection.</text:p>
      <text:h text:style-name="Heading_20_4" text:outline-level="4">Diagram</text:h>
      <text:p text:style-name="P25"><draw:frame draw:style-name="fr1" draw:name="Image6" text:anchor-type="as-char" svg:width="14.446cm" svg:height="2.293cm" draw:z-index="135"><draw:image xlink:href="../SetTransactionIsolation.png" xlink:type="simple" xlink:show="embed" xlink:actuate="onLoad"/></draw:frame></text:p>
      <text:h text:style-name="Heading_20_4" text:outline-level="4">Parameters description</text:h>
      <text:list text:style-name="L15">
        <text:list-item>
          <text:p text:style-name="P51">[out] <text:span text:style-name="T6">SetTransactionIsolation</text:span>: <text:a xlink:type="simple" xlink:href="#Integers"><text:span text:style-name="T8">Integer</text:span></text:a> value = <text:user-field-get style:data-style-name="N0" text:name="SetTransactionIsolation">39</text:user-field-get></text:p>
        </text:list-item>
      </text:list>
      <text:list text:style-name="L16">
        <text:list-item>
          <text:p text:style-name="P52">[out] <text:span text:style-name="T6">isolation level</text:span>: <text:a xlink:type="simple" xlink:href="#Integers"><text:span text:style-name="T8">Integer</text:span></text:a> possible values <text:tab/><text:span text:style-name="T4">TRANSACTION_READ_UNCOMMITTED = 1,<text:line-break/><text:tab/>TRANSACTION_READ_COMMITTED = 2,<text:line-break/><text:tab/>TRANSACTION_REPEATABLE_READ = 4,<text:line-break/><text:tab/>TRANSACTION_SERIALIZABLE = 8</text:span></text:p>
        </text:list-item>
        <text:list-item>
          <text:p text:style-name="P53">[in] <text:span text:style-name="T6">response</text:span>: <text:a xlink:type="simple" xlink:href="#ReceiveTypeOrException"><text:span text:style-name="T8">BooleanOrException</text:span></text:a> alway <text:span text:style-name="T4">true</text:span> if not an exception. Exception can only be of type <text:span text:style-name="T4">SQLException </text:span>and can occur when a transaction is running while trying to change level, or because the database does not support transactions</text:p>
        </text:list-item>
      </text:list>
      <text:h text:style-name="Heading_20_2" text:outline-level="2">SQL requests handling</text:h>
      <text:h text:style-name="Heading_20_3" text:outline-level="3">Statement Execute Query</text:h>
      <text:p text:style-name="Standard">Performs a read request and receives the data read.</text:p>
      <text:h text:style-name="Heading_20_4" text:outline-level="4">Diagram</text:h>
      <text:p text:style-name="P25"><draw:frame draw:style-name="fr4" draw:name="Image42" text:anchor-type="as-char" svg:width="10.575cm" svg:height="13.686cm" draw:z-index="136"><draw:image xlink:href="../StatementExecuteQuery.png" xlink:type="simple" xlink:show="embed" xlink:actuate="onLoad"/></draw:frame></text:p>
      <text:h text:style-name="Heading_20_4" text:outline-level="4">Parameters description</text:h>
      <text:list text:style-name="L17">
        <text:list-item>
          <text:p text:style-name="P54">[out] <text:span text:style-name="T6">StatementExecuteQuery</text:span><text:span text:style-name="T12">: </text:span><text:a xlink:type="simple" xlink:href="#Integers"><text:span text:style-name="T11">Integer</text:span></text:a><text:span text:style-name="T12"> value = </text:span><text:span text:style-name="T12"><text:user-field-get style:data-style-name="N0" text:name="StatementExecuteQuery">0</text:user-field-get></text:span></text:p>
        </text:list-item>
      </text:list>
      <text:list text:style-name="L17">
        <text:list-item>
          <text:p text:style-name="P55">[out] <text:span text:style-name="T6">SQL query</text:span>: <text:a xlink:type="simple" xlink:href="#Strings"><text:span text:style-name="T8">String</text:span></text:a> containing the query in SQL</text:p>
        </text:list-item>
        <text:list-item>
          <text:p text:style-name="P55">[out] <text:span text:style-name="T6">escape processing</text:span>: <text:a xlink:type="simple" xlink:href="#Booleans"><text:span text:style-name="T8">Boolean</text:span></text:a> indicating if the backend driver should escape processing before sending to the database</text:p>
        </text:list-item>
        <text:list-item>
          <text:p text:style-name="P55">[out] <text:span text:style-name="T6">timeout in seconds</text:span>: <text:a xlink:type="simple" xlink:href="#Integers"><text:span text:style-name="T8">Integer</text:span></text:a> representing the number of seconds for this request time out (0 = no timeout)</text:p>
        </text:list-item>
        <text:list-item>
          <text:p text:style-name="P54"><text:span text:style-name="T12">[out] </text:span><text:span text:style-name="T6">is autocommit</text:span><text:span text:style-name="T12">: </text:span><text:a xlink:type="simple" xlink:href="#Booleans"><text:span text:style-name="T11">Boolean</text:span></text:a><text:span text:style-name="T12"> telling whether or not this request must execute in autocommit mode</text:span></text:p>
        </text:list-item>
      </text:list>
      <text:list text:style-name="L18">
        <text:list-item>
          <text:p text:style-name="P56">[out] <text:span text:style-name="T6">max rows</text:span>: <text:a xlink:type="simple" xlink:href="#Integers"><text:span text:style-name="T8">Integer</text:span></text:a> representing the maximum number of rows the result set can contain</text:p>
        </text:list-item>
      </text:list>
      <text:list text:style-name="L19">
        <text:list-item>
          <text:p text:style-name="P57">[out] <text:span text:style-name="T6">fetch size</text:span>: <text:a xlink:type="simple" xlink:href="#Integers"><text:span text:style-name="T8">Integer</text:span></text:a> representing the maximum number of results to be retrieved at a time</text:p>
        </text:list-item>
      </text:list>
      <text:list text:style-name="L17">
        <text:list-item>
          <text:p text:style-name="P55">[out] <text:span text:style-name="T6">has cursor</text:span>: <text:a xlink:type="simple" xlink:href="#Booleans"><text:span text:style-name="T8">Boolean</text:span></text:a> telling whether or not we have a cursor name</text:p>
          <text:list>
            <text:list-header>
              <text:p text:style-name="P55">(only if <text:s/><text:span text:style-name="T6">has cursor</text:span> is <text:span text:style-name="T4">true</text:span>)</text:p>
              <text:list>
                <text:list-item>
                  <text:p text:style-name="P55">[out] <text:span text:style-name="T6">cursor name</text:span>: <text:a xlink:type="simple" xlink:href="#Booleans">Boolean</text:a> the name of the cursor to be used</text:p>
                </text:list-item>
              </text:list>
            </text:list-header>
          </text:list>
        </text:list-item>
        <text:list-item>
          <text:p text:style-name="P55">[in] <text:span text:style-name="T6">result</text:span>: <text:a xlink:type="simple" xlink:href="#ReceiveTypeOrException"><text:span text:style-name="T8">ResultSetOrException</text:span></text:a><text:span text:style-name="T4">.</text:span> Possible exceptions types are <text:s/><text:span text:style-name="T4">ControllerCoreException, NoMoreBackendException, IOException, BackendDriverException, NotImplementedException</text:span></text:p>
        </text:list-item>
      </text:list>
      <text:h text:style-name="Heading_20_3" text:outline-level="3">Statement Execute Update</text:h>
      <text:p text:style-name="Standard">Performs a write request and receives the number of rows affected.</text:p>
      <text:h text:style-name="Heading_20_4" text:outline-level="4">Diagram</text:h>
      <text:p text:style-name="P25"><draw:frame draw:style-name="fr1" draw:name="Image45" text:anchor-type="as-char" svg:width="8.423cm" svg:height="8.864cm" draw:z-index="137"><draw:image xlink:href="../StatementExecuteUpdate.png" xlink:type="simple" xlink:show="embed" xlink:actuate="onLoad"/></draw:frame></text:p>
      <text:h text:style-name="Heading_20_4" text:outline-level="4">Parameters description</text:h>
      <text:list text:style-name="L20">
        <text:list-item>
          <text:p text:style-name="P58">[out] <text:span text:style-name="T6">StatementExecuteUpdate</text:span><text:span text:style-name="T12">: </text:span><text:a xlink:type="simple" xlink:href="#Integers"><text:span text:style-name="T11">Integer</text:span></text:a><text:span text:style-name="T12"> value = </text:span><text:span text:style-name="T12"><text:user-field-get style:data-style-name="N0" text:name="StatementExecuteUpdate">1</text:user-field-get></text:span></text:p>
        </text:list-item>
      </text:list>
      <text:list text:style-name="L20">
        <text:list-item>
          <text:p text:style-name="P59">[out] <text:span text:style-name="T6">SQL query</text:span>: <text:a xlink:type="simple" xlink:href="#Strings"><text:span text:style-name="T8">String</text:span></text:a> containing the query in SQL</text:p>
        </text:list-item>
        <text:list-item>
          <text:p text:style-name="P59">[out] <text:span text:style-name="T6">escape processing</text:span>: <text:a xlink:type="simple" xlink:href="#Booleans"><text:span text:style-name="T8">Boolean</text:span></text:a> for knowing if the backend driver should escape processing before sending to the database</text:p>
        </text:list-item>
        <text:list-item>
          <text:p text:style-name="P59">[out] <text:span text:style-name="T6">timeout in seconds</text:span>: <text:a xlink:type="simple" xlink:href="#Integers"><text:span text:style-name="T8">Integer</text:span></text:a> representing the number of seconds for this request time out (0 = no timeout)</text:p>
        </text:list-item>
        <text:list-item>
          <text:p text:style-name="P59">[out] <text:span text:style-name="T6">is autocommit</text:span>: <text:a xlink:type="simple" xlink:href="#Booleans"><text:span text:style-name="T8">Boolean</text:span></text:a> telling whether or not this request has been sent in autocommit mode</text:p>
        </text:list-item>
        <text:list-item>
          <text:p text:style-name="P59">[in] <text:span text:style-name="T6">request id</text:span>: <text:a xlink:type="simple" xlink:href="#ReceiveTypeOrException"><text:span text:style-name="T8">LongOrException</text:span></text:a><text:span text:style-name="T4">.</text:span> Request identifier used for failover purposes</text:p>
        </text:list-item>
        <text:list-item>
          <text:p text:style-name="P59">[in] <text:span text:style-name="T6">number of rows affected</text:span>: <text:a xlink:type="simple" xlink:href="#ReceiveTypeOrException"><text:span text:style-name="T8">IntegerOrException</text:span></text:a> the number of rows affected by the write request</text:p>
        </text:list-item>
      </text:list>
      <text:p text:style-name="P60"/>
      <text:h text:style-name="Heading_20_3" text:outline-level="3">Statement Execute Update With Keys</text:h>
      <text:p text:style-name="Standard">Performs a write request and receives the auto generated keys.</text:p>
      <text:h text:style-name="Heading_20_4" text:outline-level="4">Diagram</text:h>
      <text:p text:style-name="P25"><draw:frame draw:style-name="fr1" draw:name="Image43" text:anchor-type="as-char" svg:width="12.211cm" svg:height="9.109cm" draw:z-index="138"><draw:image xlink:href="../StatementExecuteUpdateWithKeys.png" xlink:type="simple" xlink:show="embed" xlink:actuate="onLoad"/></draw:frame></text:p>
      <text:h text:style-name="Heading_20_4" text:outline-level="4">Parameters description</text:h>
      <text:list text:style-name="L21">
        <text:list-item>
          <text:p text:style-name="P61">[out] <text:span text:style-name="T6">StatementExecuteUpdateWithKeys</text:span><text:span text:style-name="T12">: </text:span><text:a xlink:type="simple" xlink:href="#Integers"><text:span text:style-name="T11">Integer</text:span></text:a><text:span text:style-name="T12"> value = </text:span><text:span text:style-name="T12"><text:user-field-get style:data-style-name="N0" text:name="StatementExecuteUpdateWithKeys">2</text:user-field-get></text:span></text:p>
        </text:list-item>
      </text:list>
      <text:list text:style-name="L22">
        <text:list-item>
          <text:p text:style-name="P62">[out] <text:span text:style-name="T6">SQL query</text:span>: <text:a xlink:type="simple" xlink:href="#Strings"><text:span text:style-name="T8">String</text:span></text:a> containing the query in SQL</text:p>
        </text:list-item>
        <text:list-item>
          <text:p text:style-name="P63">[out] <text:span text:style-name="T6">escape processing</text:span>: <text:a xlink:type="simple" xlink:href="#Booleans"><text:span text:style-name="T8">Boolean</text:span></text:a> for knowing if the backend driver should escape processing before sending to the database</text:p>
        </text:list-item>
        <text:list-item>
          <text:p text:style-name="P63">[out] <text:span text:style-name="T6">timeout in seconds</text:span>: <text:a xlink:type="simple" xlink:href="#Integers"><text:span text:style-name="T8">Integer</text:span></text:a> representing the number of seconds for this request time out (0 = no timeout)</text:p>
        </text:list-item>
        <text:list-item>
          <text:p text:style-name="P63">[out] <text:span text:style-name="T6">is autocommit</text:span>: <text:a xlink:type="simple" xlink:href="#Booleans"><text:span text:style-name="T8">Boolean</text:span></text:a> telling whether or not this request has been sent in autocommit mode</text:p>
        </text:list-item>
        <text:list-item>
          <text:p text:style-name="P63">[in] <text:span text:style-name="T6">request id</text:span>: <text:a xlink:type="simple" xlink:href="#ReceiveTypeOrException"><text:span text:style-name="T8">LongOrException</text:span></text:a><text:span text:style-name="T4">.</text:span> Request identifier used for failover purposes</text:p>
        </text:list-item>
        <text:list-item>
          <text:p text:style-name="P64">[in] <text:span text:style-name="T6">update count</text:span>: <text:a xlink:type="simple" xlink:href="#5.2.2.Receive&lt;type&gt;ORException|outline"><text:span text:style-name="T11">IntegerOrException</text:span></text:a><text:span text:style-name="T12"> </text:span>the number of rows affected by the write request</text:p>
        </text:list-item>
        <text:list-item>
          <text:p text:style-name="P64">[in] <text:span text:style-name="T17">auto generated keys</text:span>: <text:a xlink:type="simple" xlink:href="#ReceiveTypeOrException"><text:span text:style-name="T8">ResultSetOrException</text:span></text:a><text:span text:style-name="T4">.</text:span> Possible exceptions types are <text:s/><text:span text:style-name="T4">ControllerCoreException, NoMoreBackendException, IOException, BackendDriverException, NotImplementedException</text:span></text:p>
        </text:list-item>
      </text:list>
      <text:h text:style-name="Heading_20_3" text:outline-level="3">Statement Execute</text:h>
      <text:p text:style-name="Standard">Execute a request and returns an arbitrary number of update counts and/or ResultSets</text:p>
      <text:h text:style-name="Heading_20_4" text:outline-level="4">Diagram</text:h>
      <text:p text:style-name="P25"><draw:frame draw:style-name="fr5" draw:name="Image46" text:anchor-type="as-char" svg:y="2.93cm" svg:width="13.776cm" svg:height="18.027cm" draw:z-index="139"><draw:image xlink:href="../StatementExecute.png" xlink:type="simple" xlink:show="embed" xlink:actuate="onLoad"/></draw:frame></text:p>
      <text:h text:style-name="Heading_20_4" text:outline-level="4">Parameters description</text:h>
      <text:list text:style-name="L23">
        <text:list-item>
          <text:p text:style-name="P65">[out] <text:span text:style-name="T6">StatementExecute</text:span><text:span text:style-name="T12">: </text:span><text:a xlink:type="simple" xlink:href="#Integers"><text:span text:style-name="T11">Integer</text:span></text:a><text:span text:style-name="T12"> value = </text:span><text:span text:style-name="T12"><text:user-field-get style:data-style-name="N0" text:name="StatementExecute">6</text:user-field-get></text:span></text:p>
        </text:list-item>
        <text:list-item>
          <text:p text:style-name="P66">[out] <text:span text:style-name="T6">SQL query</text:span>: <text:a xlink:type="simple" xlink:href="#Strings"><text:span text:style-name="T8">String</text:span></text:a> containing the query in SQL</text:p>
        </text:list-item>
      </text:list>
      <text:list text:style-name="L24">
        <text:list-item>
          <text:p text:style-name="P67">[out] <text:span text:style-name="T6">escape processing</text:span>: <text:a xlink:type="simple" xlink:href="#Booleans"><text:span text:style-name="T8">Boolean</text:span></text:a> for knowing if the backend driver should escape processing before sending to the database</text:p>
        </text:list-item>
        <text:list-item>
          <text:p text:style-name="P67">[out] <text:span text:style-name="T6">timeout in seconds</text:span>: <text:a xlink:type="simple" xlink:href="#Integers"><text:span text:style-name="T8">Integer</text:span></text:a> representing the number of seconds for this request time out (0 = no timeout)</text:p>
        </text:list-item>
        <text:list-item>
          <text:p text:style-name="P67">[out] <text:span text:style-name="T6">is autocommit</text:span>: <text:a xlink:type="simple" xlink:href="#Booleans"><text:span text:style-name="T8">Boolean</text:span></text:a> telling whether or not this request has been sent in autocommit mode</text:p>
        </text:list-item>
        <text:list-item>
          <text:p text:style-name="P67">[out] <text:span text:style-name="T6">max rows</text:span>: <text:a xlink:type="simple" xlink:href="#Integers"><text:span text:style-name="T8">Integer</text:span></text:a> representing the maximum number of rows the result set can contain</text:p>
        </text:list-item>
      </text:list>
      <text:list text:style-name="L25">
        <text:list-item>
          <text:p text:style-name="P68">[out] <text:span text:style-name="T6">fetch size</text:span>: <text:a xlink:type="simple" xlink:href="#Integers"><text:span text:style-name="T8">Integer</text:span></text:a> representing the maximum number of results to be retrieved at a time</text:p>
        </text:list-item>
        <text:list-item>
          <text:p text:style-name="P68">[out] <text:span text:style-name="T6">has cursor</text:span>: <text:a xlink:type="simple" xlink:href="#Booleans"><text:span text:style-name="T8">Boolean</text:span></text:a> telling whether or not we have a cursor name</text:p>
          <text:list>
            <text:list-header>
              <text:p text:style-name="P68">(only if <text:s/><text:span text:style-name="T6">has cursor</text:span> is <text:span text:style-name="T4">true</text:span>)</text:p>
              <text:list>
                <text:list-item>
                  <text:p text:style-name="P68">[out] <text:span text:style-name="T6">cursor name</text:span>: <text:a xlink:type="simple" xlink:href="#Booleans">Boolean</text:a> <text:s/>the name of the cursor to be used</text:p>
                </text:list-item>
              </text:list>
            </text:list-header>
          </text:list>
        </text:list-item>
        <text:list-item>
          <text:p text:style-name="P69">[in] <text:span text:style-name="T6">request id</text:span>: <text:a xlink:type="simple" xlink:href="#ReceiveTypeOrException"><text:span text:style-name="T8">LongOrException</text:span></text:a><text:span text:style-name="T4">.</text:span> Request identifier used for failover purposes</text:p>
        </text:list-item>
      </text:list>
      <text:p text:style-name="P70">Repeat:</text:p>
      <text:list text:style-name="L25">
        <text:list-item>
          <text:p text:style-name="P71">[in] <text:span text:style-name="T6">has result</text:span>: <text:a xlink:type="simple" xlink:href="#ReceiveTypeOrException"><text:span text:style-name="T8">BooleanOrException</text:span></text:a> <text:span text:style-name="T4">true</text:span> if the data to follow is a <text:span text:style-name="T6">ResultSet</text:span>, <text:span text:style-name="T4">false</text:span> for an <text:span text:style-name="T6">update count</text:span></text:p>
          <text:list>
            <text:list-header>
              <text:p text:style-name="P71">(only if <text:span text:style-name="T6">has result</text:span> is <text:span text:style-name="T4">true</text:span>)</text:p>
              <text:list>
                <text:list-item>
                  <text:p text:style-name="P71">[in] <text:span text:style-name="T6">result</text:span>: <text:a xlink:type="simple" xlink:href="#ReceiveTypeOrException"><text:span text:style-name="T8">ResultSetOrException</text:span></text:a><text:span text:style-name="T4">.</text:span> Possible exceptions types are <text:span text:style-name="T4">ControllerCoreException, BackendDriverException</text:span>.</text:p>
                </text:list-item>
              </text:list>
              <text:p text:style-name="P71">(only if <text:span text:style-name="T6">has result</text:span> is <text:span text:style-name="T4">false</text:span>)</text:p>
              <text:list>
                <text:list-item>
                  <text:p text:style-name="P71">[in] <text:span text:style-name="T6">update count</text:span>: <text:a xlink:type="simple" xlink:href="#ReceiveTypeOrException"><text:span text:style-name="T8">IntegerOrException</text:span></text:a> number of rows affected by the update or <text:span text:style-name="T4">-1 </text:span>for end-of-list</text:p>
                </text:list-item>
              </text:list>
            </text:list-header>
          </text:list>
        </text:list-item>
      </text:list>
      <text:p text:style-name="P72">until <text:span text:style-name="T6">has result</text:span> is <text:span text:style-name="T4">false</text:span> and <text:span text:style-name="T6">update count</text:span> is <text:span text:style-name="T4">-1</text:span></text:p>
      <text:h text:style-name="Heading_20_3" text:outline-level="3">Callable Statement Execute Query</text:h>
      <text:p text:style-name="Standard">Calls a stored procedure and receives the data read (ResultSet).</text:p>
      <text:h text:style-name="Heading_20_4" text:outline-level="4">Diagram</text:h>
      <text:p text:style-name="P25"><draw:frame draw:style-name="fr1" draw:name="Image44" text:anchor-type="as-char" svg:width="12.328cm" svg:height="12.095cm" draw:z-index="140"><draw:image xlink:href="../CallableStatementExecuteQuery.png" xlink:type="simple" xlink:show="embed" xlink:actuate="onLoad"/></draw:frame></text:p>
      <text:h text:style-name="Heading_20_4" text:outline-level="4">Parameters description</text:h>
      <text:list text:style-name="L26">
        <text:list-item>
          <text:p text:style-name="P73">[out] <text:span text:style-name="T6">CallableStatementExecuteQuery</text:span><text:span text:style-name="T12">: </text:span><text:a xlink:type="simple" xlink:href="#Integers"><text:span text:style-name="T11">Integer</text:span></text:a><text:span text:style-name="T12"> value = </text:span><text:span text:style-name="T12"><text:user-field-get style:data-style-name="N0" text:name="CallableStatementExecuteQuery">3</text:user-field-get></text:span></text:p>
        </text:list-item>
      </text:list>
      <text:list text:style-name="L27">
        <text:list-item>
          <text:p text:style-name="P74">[out] <text:span text:style-name="T6">SQL query</text:span>: <text:a xlink:type="simple" xlink:href="#Strings"><text:span text:style-name="T8">String</text:span></text:a> containing the query in SQL</text:p>
        </text:list-item>
      </text:list>
      <text:list text:style-name="L26">
        <text:list-item>
          <text:p text:style-name="P75">[out] <text:span text:style-name="T6">escape processing</text:span>: <text:a xlink:type="simple" xlink:href="#Booleans"><text:span text:style-name="T8">Boolean</text:span></text:a> for knowing if the backend driver should escape processing before sending to the database</text:p>
        </text:list-item>
        <text:list-item>
          <text:p text:style-name="P75">[out] <text:span text:style-name="T6">timeout in seconds</text:span>: <text:a xlink:type="simple" xlink:href="#Integers"><text:span text:style-name="T8">Integer</text:span></text:a> representing the number of seconds for this request time out (0 = no timeout)</text:p>
        </text:list-item>
        <text:list-item>
          <text:p text:style-name="P75">[out] <text:span text:style-name="T6">is autocommit</text:span>: <text:a xlink:type="simple" xlink:href="#Booleans"><text:span text:style-name="T8">Boolean</text:span></text:a> telling whether or not this request has been sent in autocommit mode</text:p>
        </text:list-item>
        <text:list-item>
          <text:p text:style-name="P75">[out] <text:span text:style-name="T6">max rows</text:span>: <text:a xlink:type="simple" xlink:href="#Integers"><text:span text:style-name="T8">Integer</text:span></text:a> representing the maximum number of rows the result set can contain</text:p>
        </text:list-item>
      </text:list>
      <text:list text:style-name="L28">
        <text:list-item>
          <text:p text:style-name="P76">[out] <text:span text:style-name="T6">fetch size</text:span>: <text:a xlink:type="simple" xlink:href="#Integers"><text:span text:style-name="T8">Integer</text:span></text:a> representing the maximum number of results to be retrieved at a time</text:p>
        </text:list-item>
        <text:list-item>
          <text:p text:style-name="P76">[out] <text:span text:style-name="T6">has cursor</text:span>: <text:a xlink:type="simple" xlink:href="#Booleans"><text:span text:style-name="T8">Boolean</text:span></text:a> telling whether or not we have a cursor name</text:p>
          <text:list>
            <text:list-header>
              <text:p text:style-name="P76">(only if <text:s/><text:span text:style-name="T6">has cursor</text:span> is <text:span text:style-name="T4">true</text:span>)</text:p>
              <text:list>
                <text:list-item>
                  <text:p text:style-name="P76">[out] <text:span text:style-name="T6">cursor name</text:span>: <text:a xlink:type="simple" xlink:href="#Booleans">Boolean</text:a> <text:s/>the name of the cursor to be used</text:p>
                </text:list-item>
              </text:list>
            </text:list-header>
          </text:list>
        </text:list-item>
      </text:list>
      <text:list text:style-name="L29">
        <text:list-item>
          <text:p text:style-name="P77">[in] <text:span text:style-name="T6">result</text:span>: <text:a xlink:type="simple" xlink:href="#ReceiveTypeOrException"><text:span text:style-name="T8">ResultSetOrException</text:span></text:a><text:span text:style-name="T4">.</text:span> Possible exceptions types are <text:s/><text:span text:style-name="T4">ControllerCoreException, BackendDriverException</text:span>.</text:p>
        </text:list-item>
      </text:list>
      <text:h text:style-name="Heading_20_3" text:outline-level="3">Callable Statement Execute Update</text:h>
      <text:p text:style-name="Standard">Calls a stored procedure and receives the number of rows affected by the write query.</text:p>
      <text:h text:style-name="Heading_20_4" text:outline-level="4">Diagram</text:h>
      <text:p text:style-name="P25"><draw:frame draw:style-name="fr1" draw:name="Image7" text:anchor-type="as-char" svg:width="13.94cm" svg:height="6.279cm" draw:z-index="141"><draw:image xlink:href="../CallableStatementExecuteUpdate.png" xlink:type="simple" xlink:show="embed" xlink:actuate="onLoad"/></draw:frame></text:p>
      <text:h text:style-name="Heading_20_4" text:outline-level="4">Parameters description</text:h>
      <text:list text:style-name="L30">
        <text:list-item>
          <text:p text:style-name="P78">[out] <text:span text:style-name="T6">CallableStatementExecuteUpdate</text:span><text:span text:style-name="T12">: </text:span><text:a xlink:type="simple" xlink:href="#Integers"><text:span text:style-name="T11">Integer</text:span></text:a><text:span text:style-name="T12"> value = </text:span><text:span text:style-name="T12"><text:user-field-get style:data-style-name="N0" text:name="CallableStatementExecuteUpdate">4</text:user-field-get></text:span></text:p>
        </text:list-item>
      </text:list>
      <text:list text:style-name="L31">
        <text:list-item>
          <text:p text:style-name="P79">[out] <text:span text:style-name="T6">SQL query</text:span>: <text:a xlink:type="simple" xlink:href="#Strings"><text:span text:style-name="T8">String</text:span></text:a> containing the query in SQL</text:p>
        </text:list-item>
      </text:list>
      <text:list text:style-name="L32">
        <text:list-item>
          <text:p text:style-name="P80">[out] <text:span text:style-name="T6">escape processing</text:span>: <text:a xlink:type="simple" xlink:href="#Booleans"><text:span text:style-name="T8">Boolean</text:span></text:a> for knowing if the backend driver should escape processing before sending to the database</text:p>
        </text:list-item>
        <text:list-item>
          <text:p text:style-name="P80">[out] <text:span text:style-name="T6">timeout in seconds</text:span>: <text:a xlink:type="simple" xlink:href="#Integers"><text:span text:style-name="T8">Integer</text:span></text:a> representing the number of seconds for this request time out (0 = no timeout)</text:p>
        </text:list-item>
        <text:list-item>
          <text:p text:style-name="P80">[out] <text:span text:style-name="T6">is autocommit</text:span>: <text:a xlink:type="simple" xlink:href="#Booleans"><text:span text:style-name="T8">Boolean</text:span></text:a> telling whether or not this request has been sent in autocommit mode</text:p>
        </text:list-item>
        <text:list-item>
          <text:p text:style-name="P80">[in] <text:span text:style-name="T6">request id</text:span>: <text:a xlink:type="simple" xlink:href="#ReceiveTypeOrException"><text:span text:style-name="T8">LongOrException</text:span></text:a><text:span text:style-name="T4">.</text:span> Request identifier used for failover purposes</text:p>
        </text:list-item>
      </text:list>
      <text:list text:style-name="L33">
        <text:list-item>
          <text:p text:style-name="P81">[in] <text:span text:style-name="T6">number of rows affected</text:span>: <text:a xlink:type="simple" xlink:href="#ReceiveTypeOrException"><text:span text:style-name="T8">IntegerOrException</text:span></text:a> number of rows affected by the update</text:p>
        </text:list-item>
      </text:list>
      <text:h text:style-name="Heading_20_3" text:outline-level="3">Callable Statement Execute</text:h>
      <text:p text:style-name="Standard">Calls a stored procedure using CallableStatement.execute(). This returns an arbitrary number of update counts and/or ResultSets.</text:p>
      <text:h text:style-name="Heading_20_4" text:outline-level="4">Diagram</text:h>
      <text:p text:style-name="P25"><draw:frame draw:style-name="fr5" draw:name="Image8" text:anchor-type="as-char" svg:y="4.334cm" svg:width="13.153cm" svg:height="16.626cm" draw:z-index="142"><draw:image xlink:href="../CallableStatementExecute.png" xlink:type="simple" xlink:show="embed" xlink:actuate="onLoad"/></draw:frame></text:p>
      <text:h text:style-name="Heading_20_4" text:outline-level="4">Parameters description</text:h>
      <text:list text:style-name="L34">
        <text:list-item>
          <text:p text:style-name="P82">[out] <text:span text:style-name="T6">CallableStatementExecute</text:span><text:span text:style-name="T12">: </text:span><text:a xlink:type="simple" xlink:href="#Integers"><text:span text:style-name="T11">Integer</text:span></text:a><text:span text:style-name="T12"> value = </text:span><text:span text:style-name="T12"><text:user-field-get style:data-style-name="N0" text:name="CallableStatementExecute">5</text:user-field-get></text:span></text:p>
        </text:list-item>
        <text:list-item>
          <text:p text:style-name="P83">[out] <text:span text:style-name="T6">SQL query</text:span>: <text:a xlink:type="simple" xlink:href="#Strings"><text:span text:style-name="T8">String</text:span></text:a> containing the query in SQL</text:p>
        </text:list-item>
      </text:list>
      <text:list text:style-name="L35">
        <text:list-item>
          <text:p text:style-name="P84">[out] <text:span text:style-name="T6">escape processing</text:span>: <text:a xlink:type="simple" xlink:href="#Booleans"><text:span text:style-name="T8">Boolean</text:span></text:a> for knowing if the backend driver should escape processing before sending to the database</text:p>
        </text:list-item>
        <text:list-item>
          <text:p text:style-name="P84">[out] <text:span text:style-name="T6">timeout in seconds</text:span>: <text:a xlink:type="simple" xlink:href="#Integers"><text:span text:style-name="T8">Integer</text:span></text:a> representing the number of seconds for this request time out (0 = no timeout)</text:p>
        </text:list-item>
        <text:list-item>
          <text:p text:style-name="P84">[out] <text:span text:style-name="T6">is autocommit</text:span>: <text:a xlink:type="simple" xlink:href="#Booleans"><text:span text:style-name="T8">Boolean</text:span></text:a> telling whether or not this request has been sent in autocommit mode</text:p>
        </text:list-item>
        <text:list-item>
          <text:p text:style-name="P84">[out] <text:span text:style-name="T6">max rows</text:span>: <text:a xlink:type="simple" xlink:href="#Integers"><text:span text:style-name="T8">Integer</text:span></text:a> representing the maximum number of rows the result set can contain</text:p>
        </text:list-item>
      </text:list>
      <text:list text:style-name="L36">
        <text:list-item>
          <text:p text:style-name="P85">[out] <text:span text:style-name="T6">fetch size</text:span>: <text:a xlink:type="simple" xlink:href="#Integers"><text:span text:style-name="T8">Integer</text:span></text:a> representing the maximum number of results to be retrieved at a time</text:p>
        </text:list-item>
        <text:list-item>
          <text:p text:style-name="P85">[out] <text:span text:style-name="T6">has cursor</text:span>: <text:a xlink:type="simple" xlink:href="#Booleans"><text:span text:style-name="T8">Boolean</text:span></text:a> telling whether or not we have a cursor name</text:p>
          <text:list>
            <text:list-header>
              <text:p text:style-name="P85">(only if <text:s/><text:span text:style-name="T6">has cursor</text:span> is <text:span text:style-name="T4">true</text:span>)</text:p>
              <text:list>
                <text:list-item>
                  <text:p text:style-name="P85">[out] <text:span text:style-name="T6">cursor name</text:span>: <text:a xlink:type="simple" xlink:href="#Booleans">Boolean</text:a> <text:s/>the name of the cursor to be used</text:p>
                </text:list-item>
              </text:list>
            </text:list-header>
          </text:list>
        </text:list-item>
        <text:list-item>
          <text:p text:style-name="P86">[in] <text:span text:style-name="T6">request id</text:span>: <text:a xlink:type="simple" xlink:href="#ReceiveTypeOrException"><text:span text:style-name="T8">LongOrException</text:span></text:a><text:span text:style-name="T4">.</text:span> Request identifier used for failover purposes</text:p>
        </text:list-item>
      </text:list>
      <text:p text:style-name="P70">Repeat:</text:p>
      <text:list text:style-name="L36">
        <text:list-item>
          <text:p text:style-name="P87">[in] <text:span text:style-name="T6">has result</text:span>: <text:a xlink:type="simple" xlink:href="#ReceiveTypeOrException"><text:span text:style-name="T8">BooleanOrException</text:span></text:a> <text:span text:style-name="T4">true</text:span> if the data to follow is a <text:span text:style-name="T6">ResultSet</text:span>, <text:span text:style-name="T4">false</text:span> for an <text:span text:style-name="T6">update count</text:span></text:p>
          <text:list>
            <text:list-header>
              <text:p text:style-name="P87">(only if <text:span text:style-name="T6">has result</text:span> is <text:span text:style-name="T4">true</text:span>)</text:p>
              <text:list>
                <text:list-item>
                  <text:p text:style-name="P87">[in] <text:span text:style-name="T6">result</text:span>: <text:a xlink:type="simple" xlink:href="#ReceiveTypeOrException"><text:span text:style-name="T8">ResultSetOrException</text:span></text:a><text:span text:style-name="T4">.</text:span> Possible exceptions types are <text:span text:style-name="T4">ControllerCoreException, BackendDriverException</text:span>.</text:p>
                </text:list-item>
              </text:list>
              <text:p text:style-name="P87">(only if <text:span text:style-name="T6">has result</text:span> is <text:span text:style-name="T4">false</text:span>)</text:p>
              <text:list>
                <text:list-item>
                  <text:p text:style-name="P87">[in] <text:span text:style-name="T6">update count</text:span>: <text:a xlink:type="simple" xlink:href="#ReceiveTypeOrException"><text:span text:style-name="T8">IntegerOrException</text:span></text:a> number of rows affected by the update or <text:span text:style-name="T4">-1 </text:span>for end-of-list</text:p>
                </text:list-item>
              </text:list>
            </text:list-header>
          </text:list>
        </text:list-item>
      </text:list>
      <text:p text:style-name="P72">until <text:span text:style-name="T6">has result</text:span> is <text:span text:style-name="T4">false</text:span> and <text:span text:style-name="T6">update count</text:span> is <text:span text:style-name="T4">-1</text:span></text:p>
      <text:h text:style-name="Heading_20_3" text:outline-level="3">Retrieve Execute Query Result</text:h>
      <text:p text:style-name="Standard">Tries to retrieve the result of a previouly executed query using executeQuery().</text:p>
      <text:h text:style-name="Heading_20_4" text:outline-level="4">Diagram</text:h>
      <text:p text:style-name="P25"><draw:frame draw:style-name="fr6" draw:name="Image48" text:anchor-type="as-char" svg:y="-1.487cm" svg:width="13.197cm" svg:height="2.016cm" draw:z-index="143"><draw:image xlink:href="../RetrieveExecuteQueryResult.png" xlink:type="simple" xlink:show="embed" xlink:actuate="onLoad"/></draw:frame></text:p>
      <text:h text:style-name="Heading_20_4" text:outline-level="4">Parameters description</text:h>
      <text:list text:style-name="L37">
        <text:list-item>
          <text:p text:style-name="P88">[out] <text:span text:style-name="T6">RetrieveExecuteQueryResult</text:span><text:span text:style-name="T12">: </text:span><text:a xlink:type="simple" xlink:href="#Integers"><text:span text:style-name="T11">Integer</text:span></text:a><text:span text:style-name="T12"> value = </text:span><text:span text:style-name="T12"><text:user-field-get style:data-style-name="N0" text:name="RetrieveExecuteQueryResult">10</text:user-field-get></text:span></text:p>
        </text:list-item>
      </text:list>
      <text:list text:style-name="L37">
        <text:list-item>
          <text:p text:style-name="P89">[out] <text:span text:style-name="T6">request ID</text:span>: <text:a xlink:type="simple" xlink:href="#Longs"><text:span text:style-name="T16">Long</text:span></text:a> request unique identifier</text:p>
        </text:list-item>
      </text:list>
      <text:list text:style-name="L38">
        <text:list-item>
          <text:p text:style-name="P90">[in] <text:span text:style-name="T6">result</text:span>: <text:a xlink:type="simple" xlink:href="#ReceiveTypeOrException"><text:span text:style-name="T8">ResultSetOrException</text:span></text:a><text:span text:style-name="T4">.</text:span> Possible exceptions types are <text:s/><text:span text:style-name="T4">ControllerCoreException, NoMoreBackendException, IOException, BackendDriverException, NotImplementedException</text:span></text:p>
        </text:list-item>
      </text:list>
      <text:h text:style-name="Heading_20_3" text:outline-level="3">Retrieve Execute Update Result</text:h>
      <text:p text:style-name="Standard">Check if the given query has already been executed or not on the controller we are currently connected to. <text:s/>If so, retrieve the result of this update.</text:p>
      <text:h text:style-name="Heading_20_4" text:outline-level="4">Diagram</text:h>
      <text:p text:style-name="P25"><draw:frame draw:style-name="fr1" draw:name="Image47" text:anchor-type="as-char" svg:width="13.314cm" svg:height="2.028cm" draw:z-index="144"><draw:image xlink:href="../RetrieveExecuteUpdateResult.png" xlink:type="simple" xlink:show="embed" xlink:actuate="onLoad"/></draw:frame></text:p>
      <text:h text:style-name="Heading_20_4" text:outline-level="4">Parameters description</text:h>
      <text:list text:style-name="L39">
        <text:list-item>
          <text:p text:style-name="P91">[out] <text:span text:style-name="T6">RetrieveExecuteUpdateResult</text:span><text:span text:style-name="T12">: </text:span><text:a xlink:type="simple" xlink:href="#Integers"><text:span text:style-name="T11">Integer</text:span></text:a><text:span text:style-name="T12"> value = </text:span><text:span text:style-name="T12"><text:user-field-get style:data-style-name="N0" text:name="RetrieveExecuteUpdateResult">11</text:user-field-get></text:span></text:p>
        </text:list-item>
      </text:list>
      <text:list text:style-name="L39">
        <text:list-item>
          <text:p text:style-name="P92">[out] <text:span text:style-name="T6">request ID</text:span>: <text:a xlink:type="simple" xlink:href="#Longs"><text:span text:style-name="T16">Long</text:span></text:a> request unique identifier</text:p>
        </text:list-item>
      </text:list>
      <text:list text:style-name="L40">
        <text:list-item>
          <text:p text:style-name="P93">[in] <text:span text:style-name="T6">number of rows affected</text:span>: <text:a xlink:type="simple" xlink:href="#ReceiveTypeOrException"><text:span text:style-name="T8">IntegerOrException</text:span></text:a> the number of rows affected by the write request</text:p>
        </text:list-item>
      </text:list>
      <text:h text:style-name="Heading_20_3" text:outline-level="3">Retrieve Execute Result</text:h>
      <text:p text:style-name="Standard">Checks if the given query has already been executed or not on the controller we are currently connected to. <text:s/>If so, retreive the result of this Execute query.</text:p>
      <text:h text:style-name="Heading_20_4" text:outline-level="4">Diagram</text:h>
      <text:p text:style-name="P25"><draw:frame draw:style-name="fr5" draw:name="Image49" text:anchor-type="as-char" svg:y="2.723cm" svg:width="10.61cm" svg:height="7.923cm" draw:z-index="145"><draw:image xlink:href="../RetrieveExecuteResult.png" xlink:type="simple" xlink:show="embed" xlink:actuate="onLoad"/></draw:frame></text:p>
      <text:h text:style-name="Heading_20_4" text:outline-level="4">Parameters description</text:h>
      <text:list text:style-name="L41">
        <text:list-item>
          <text:p text:style-name="P94">[out] <text:span text:style-name="T6">RetrieveExecuteResult</text:span><text:span text:style-name="T12">: </text:span><text:a xlink:type="simple" xlink:href="#Integers"><text:span text:style-name="T11">Integer</text:span></text:a><text:span text:style-name="T12"> value = </text:span><text:span text:style-name="T12"><text:user-field-get style:data-style-name="N0" text:name="RetrieveExecuteResult">12</text:user-field-get></text:span></text:p>
        </text:list-item>
      </text:list>
      <text:list text:style-name="L41">
        <text:list-item>
          <text:p text:style-name="P95">[out] <text:span text:style-name="T6">request ID</text:span>: <text:a xlink:type="simple" xlink:href="#Longs"><text:span text:style-name="T16">Long</text:span></text:a> request unique identifier</text:p>
        </text:list-item>
      </text:list>
      <text:p text:style-name="P96">Repeat:</text:p>
      <text:list text:style-name="L42">
        <text:list-item>
          <text:p text:style-name="P97">[in] <text:span text:style-name="T6">has result</text:span>: <text:a xlink:type="simple" xlink:href="#ReceiveTypeOrException"><text:span text:style-name="T8">BooleanOrException</text:span></text:a> <text:span text:style-name="T4">true</text:span> if the data to follow is a <text:span text:style-name="T6">ResultSet</text:span>, <text:span text:style-name="T4">false</text:span> for an <text:span text:style-name="T6">update count</text:span></text:p>
          <text:list>
            <text:list-header>
              <text:p text:style-name="P97">(only if <text:span text:style-name="T6">has result</text:span> is <text:span text:style-name="T4">true</text:span>)</text:p>
              <text:list>
                <text:list-item>
                  <text:p text:style-name="P97">[in] <text:span text:style-name="T6">result</text:span>: <text:a xlink:type="simple" xlink:href="#ReceiveTypeOrException"><text:span text:style-name="T8">ResultSetOrException</text:span></text:a><text:span text:style-name="T4">.</text:span> Possible exceptions types are <text:span text:style-name="T4">ControllerCoreException, BackendDriverException</text:span>.</text:p>
                </text:list-item>
              </text:list>
              <text:p text:style-name="P97">(only if <text:span text:style-name="T6">has result</text:span> is <text:span text:style-name="T4">false</text:span>)</text:p>
              <text:list>
                <text:list-item>
                  <text:p text:style-name="P97">[in] <text:span text:style-name="T6">update count</text:span>: <text:a xlink:type="simple" xlink:href="#ReceiveTypeOrException"><text:span text:style-name="T8">IntegerOrException</text:span></text:a> number of rows affected by the update or <text:span text:style-name="T4">-1 </text:span>for end-of-list</text:p>
                </text:list-item>
              </text:list>
            </text:list-header>
          </text:list>
        </text:list-item>
      </text:list>
      <text:p text:style-name="P72">until <text:span text:style-name="T6">has result</text:span> is <text:span text:style-name="T4">false</text:span> and <text:span text:style-name="T6">update count</text:span> is <text:span text:style-name="T4">-1</text:span></text:p>
      <text:h text:style-name="Heading_20_3" text:outline-level="3">Retrieve Execute Update With Keys Result</text:h>
      <text:p text:style-name="Standard">Check if the given query already executed or not on the controller we are currently connected to. <text:s/>If so, retreive the result of this ExecuteUpdateWithKeys query.</text:p>
      <text:h text:style-name="Heading_20_4" text:outline-level="4">Diagram</text:h>
      <text:p text:style-name="P25"><draw:frame draw:style-name="fr1" draw:name="Image50" text:anchor-type="as-char" svg:width="15.326cm" svg:height="2.261cm" draw:z-index="146"><draw:image xlink:href="../RetrieveExecuteUpdateWithKeysResult.png" xlink:type="simple" xlink:show="embed" xlink:actuate="onLoad"/></draw:frame></text:p>
      <text:h text:style-name="Heading_20_4" text:outline-level="4">Parameters description</text:h>
      <text:list text:style-name="L43">
        <text:list-item>
          <text:p text:style-name="P98">[out] <text:span text:style-name="T6">RetrieveExecuteUpdateWithKeysResult</text:span><text:span text:style-name="T12">: </text:span><text:a xlink:type="simple" xlink:href="#Integers"><text:span text:style-name="T11">Integer</text:span></text:a><text:span text:style-name="T12"> value = </text:span><text:span text:style-name="T12"><text:user-field-get style:data-style-name="N0" text:name="RetrieveExecuteUpdateWithKeysResult">13</text:user-field-get></text:span></text:p>
        </text:list-item>
      </text:list>
      <text:list text:style-name="L43">
        <text:list-item>
          <text:p text:style-name="P99">[out] <text:span text:style-name="T6">request ID</text:span>: <text:a xlink:type="simple" xlink:href="#Longs"><text:span text:style-name="T16">Long</text:span></text:a> request unique identifier</text:p>
        </text:list-item>
      </text:list>
      <text:list text:style-name="L44">
        <text:list-item>
          <text:p text:style-name="P100">[in] <text:span text:style-name="T6">number of rows affected</text:span>: <text:a xlink:type="simple" xlink:href="#ReceiveTypeOrException"><text:span text:style-name="T8">IntegerOrException</text:span></text:a> the number of rows affected by the write request</text:p>
        </text:list-item>
        <text:list-item>
          <text:p text:style-name="P100">[in] <text:span text:style-name="T17">auto generated keys</text:span>: <text:a xlink:type="simple" xlink:href="#ReceiveTypeOrException"><text:span text:style-name="T8">ResultSetOrException</text:span></text:a><text:span text:style-name="T4">.</text:span> Possible exceptions types are <text:s/><text:span text:style-name="T4">ControllerCoreException, NoMoreBackendException, IOException, BackendDriverException, NotImplementedException</text:span></text:p>
        </text:list-item>
      </text:list>
      <text:h text:style-name="Heading_20_3" text:outline-level="3">Retrieve Commit Result</text:h>
      <text:p text:style-name="Standard">Try to retrieve the result of a previouly executed commit. If the commit was not executed before, the controller will execute it and return the result which is the transaction id acknowledgement.</text:p>
      <text:h text:style-name="Heading_20_4" text:outline-level="4">Diagram</text:h>
      <text:p text:style-name="P25"><draw:frame draw:style-name="fr1" draw:name="Image52" text:anchor-type="as-char" svg:width="11.183cm" svg:height="2.261cm" draw:z-index="147"><draw:image xlink:href="../RetrieveCommitResult.png" xlink:type="simple" xlink:show="embed" xlink:actuate="onLoad"/></draw:frame></text:p>
      <text:h text:style-name="Heading_20_4" text:outline-level="4">Parameters description</text:h>
      <text:list text:style-name="L45">
        <text:list-item>
          <text:p text:style-name="P101">[out] <text:span text:style-name="T6">RetrieveCommitResult</text:span><text:span text:style-name="T12">: </text:span><text:a xlink:type="simple" xlink:href="#Integers"><text:span text:style-name="T11">Integer</text:span></text:a><text:span text:style-name="T12"> value = </text:span><text:span text:style-name="T12"><text:user-field-get style:data-style-name="N0" text:name="RetrieveCommitResult">14</text:user-field-get></text:span></text:p>
        </text:list-item>
      </text:list>
      <text:list text:style-name="L45">
        <text:list-item>
          <text:p text:style-name="P102">[in] <text:span text:style-name="T6">transactionId</text:span>: <text:a xlink:type="simple" xlink:href="#ReceiveTypeOrException"><text:span text:style-name="T8">LongOrException</text:span></text:a> id of commited transaction</text:p>
        </text:list-item>
      </text:list>
      <text:h text:style-name="Heading_20_3" text:outline-level="3">Retrieve Rollback Result</text:h>
      <text:p text:style-name="Standard">Try to retrieve the result of a previouly executed rollback. If the rollback was not executed before, the controller will execute it and return the result which is the transaction id acknowledgement.</text:p>
      <text:h text:style-name="Heading_20_4" text:outline-level="4">Diagram</text:h>
      <text:p text:style-name="P25"><draw:frame draw:style-name="fr1" draw:name="Image53" text:anchor-type="as-char" svg:width="11.183cm" svg:height="2.261cm" draw:z-index="148"><draw:image xlink:href="../RetrieveRollbackResult.png" xlink:type="simple" xlink:show="embed" xlink:actuate="onLoad"/></draw:frame></text:p>
      <text:h text:style-name="Heading_20_4" text:outline-level="4">Parameters description</text:h>
      <text:list text:style-name="L45">
        <text:list-item>
          <text:p text:style-name="P101">[out] <text:span text:style-name="T6">RetrieveRollbackResult</text:span><text:span text:style-name="T12">: </text:span><text:a xlink:type="simple" xlink:href="#Integers"><text:span text:style-name="T11">Integer</text:span></text:a><text:span text:style-name="T12"> value = </text:span><text:span text:style-name="T12"><text:user-field-get style:data-style-name="N0" text:name="RetrieveRollbackResult">15</text:user-field-get></text:span></text:p>
        </text:list-item>
        <text:list-item>
          <text:p text:style-name="P102">[in] <text:span text:style-name="T6">transactionId</text:span>: <text:a xlink:type="simple" xlink:href="#ReceiveTypeOrException"><text:span text:style-name="T8">LongOrException</text:span></text:a> id of rollbacked transaction</text:p>
        </text:list-item>
      </text:list>
      <text:h text:style-name="Heading_20_2" text:outline-level="2">Transaction Management Commands</text:h>
      <text:h text:style-name="Heading_20_3" text:outline-level="3">Begin</text:h>
      <text:p text:style-name="Standard">Begins a new transaction and receives the corresponding transaction identifier. This method is called from the client when is autocommit mode is off.</text:p>
      <text:h text:style-name="Heading_20_4" text:outline-level="4">Diagram</text:h>
      <text:p text:style-name="P25"><draw:frame draw:style-name="fr7" draw:name="Image10" text:anchor-type="as-char" svg:width="11.693cm" svg:height="2.316cm" draw:z-index="150"><draw:image xlink:href="../Begin.png" xlink:type="simple" xlink:show="embed" xlink:actuate="onLoad"/></draw:frame></text:p>
      <text:h text:style-name="Heading_20_4" text:outline-level="4">Parameters description</text:h>
      <text:list text:style-name="L46">
        <text:list-item>
          <text:p text:style-name="P103">[out] <text:span text:style-name="T6">Begin</text:span><text:span text:style-name="T12">: </text:span><text:a xlink:type="simple" xlink:href="#Integers"><text:span text:style-name="T11">Integer</text:span></text:a><text:span text:style-name="T12"> value = </text:span><text:span text:style-name="T12"><text:user-field-get style:data-style-name="N0" text:name="Begin">20</text:user-field-get></text:span></text:p>
        </text:list-item>
        <text:list-item>
          <text:p text:style-name="P104">[in] <text:span text:style-name="T6">transaction ID</text:span>: <text:a xlink:type="simple" xlink:href="#ReceiveTypeOrException"><text:span text:style-name="T8">LongOrException</text:span></text:a> the id for this transaction</text:p>
        </text:list-item>
      </text:list>
      <text:h text:style-name="Heading_20_3" text:outline-level="3">Commit</text:h>
      <text:p text:style-name="Standard">Commits the current transaction.</text:p>
      <text:h text:style-name="Heading_20_4" text:outline-level="4">Diagram</text:h>
      <text:p text:style-name="P25"><draw:frame draw:style-name="fr1" draw:name="Image11" text:anchor-type="as-char" svg:width="11.354cm" svg:height="2.399cm" draw:z-index="151"><draw:image xlink:href="../Commit.png" xlink:type="simple" xlink:show="embed" xlink:actuate="onLoad"/></draw:frame></text:p>
      <text:h text:style-name="Heading_20_4" text:outline-level="4">Parameters description</text:h>
      <text:list text:style-name="L47">
        <text:list-item>
          <text:p text:style-name="P105">[out] <text:span text:style-name="T6">Commit</text:span><text:span text:style-name="T12">: </text:span><text:a xlink:type="simple" xlink:href="#Integers"><text:span text:style-name="T11">Integer</text:span></text:a><text:span text:style-name="T12"> value = </text:span><text:span text:style-name="T12"><text:user-field-get style:data-style-name="N0" text:name="Commit">21</text:user-field-get></text:span></text:p>
        </text:list-item>
      </text:list>
      <text:list text:style-name="L48">
        <text:list-item>
          <text:p text:style-name="P106">[in] <text:span text:style-name="T6">transaction ID</text:span>: <text:a xlink:type="simple" xlink:href="#ReceiveTypeOrException"><text:span text:style-name="T8">LongOrException</text:span></text:a> id of the commited transaction</text:p>
        </text:list-item>
      </text:list>
      <text:h text:style-name="Heading_20_3" text:outline-level="3">Rollback</text:h>
      <text:p text:style-name="Standard">Rollbacks the current transaction.</text:p>
      <text:h text:style-name="Heading_20_4" text:outline-level="4">Diagram</text:h>
      <text:p text:style-name="P25"><draw:frame draw:style-name="fr1" draw:name="Image12" text:anchor-type="as-char" svg:width="11.379cm" svg:height="2.482cm" draw:z-index="152"><draw:image xlink:href="../Rollback.png" xlink:type="simple" xlink:show="embed" xlink:actuate="onLoad"/></draw:frame></text:p>
      <text:h text:style-name="Heading_20_4" text:outline-level="4">Parameters description</text:h>
      <text:list text:style-name="L49">
        <text:list-item>
          <text:p text:style-name="P107">[out] <text:span text:style-name="T6">Rollback</text:span><text:span text:style-name="T12">: </text:span><text:a xlink:type="simple" xlink:href="#Integers"><text:span text:style-name="T11">Integer</text:span></text:a><text:span text:style-name="T12"> value = </text:span><text:span text:style-name="T12"><text:user-field-get style:data-style-name="N0" text:name="Rollback">22</text:user-field-get></text:span></text:p>
        </text:list-item>
      </text:list>
      <text:list text:style-name="L50">
        <text:list-item>
          <text:p text:style-name="P108">[in] <text:span text:style-name="T6">transaction ID</text:span>: <text:a xlink:type="simple" xlink:href="#ReceiveTypeOrException"><text:span text:style-name="T8">LongOrException</text:span></text:a> the id for this transaction</text:p>
        </text:list-item>
      </text:list>
      <text:h text:style-name="Heading_20_3" text:outline-level="3">Set Named Savepoint</text:h>
      <text:p text:style-name="Standard">Sets a named savepoint to a transaction given its id.</text:p>
      <text:h text:style-name="Heading_20_4" text:outline-level="4">Diagram</text:h>
      <text:p text:style-name="P25"><draw:frame draw:style-name="fr2" draw:name="Image13" text:anchor-type="as-char" svg:width="15.24cm" svg:height="2.48cm" draw:z-index="153"><draw:image xlink:href="../SetNamedSavepoint.png" xlink:type="simple" xlink:show="embed" xlink:actuate="onLoad"/></draw:frame></text:p>
      <text:h text:style-name="Heading_20_4" text:outline-level="4">Parameters description</text:h>
      <text:list text:style-name="L51">
        <text:list-item>
          <text:p text:style-name="P109">[out] <text:span text:style-name="T6">SetNamedSavepoint</text:span><text:span text:style-name="T12">: </text:span><text:a xlink:type="simple" xlink:href="#Integers"><text:span text:style-name="T11">Integer</text:span></text:a><text:span text:style-name="T12"> value = </text:span><text:span text:style-name="T12"><text:user-field-get style:data-style-name="N0" text:name="SetNamedSavepoint">23</text:user-field-get></text:span></text:p>
        </text:list-item>
        <text:list-item>
          <text:p text:style-name="P110">[out] <text:span text:style-name="T6">name</text:span>: <text:a xlink:type="simple" xlink:href="#Strings"><text:span text:style-name="T8">String</text:span></text:a> name of the savepoint</text:p>
        </text:list-item>
        <text:list-item>
          <text:p text:style-name="P110">[in] <text:span text:style-name="T6">response</text:span>: <text:a xlink:type="simple" xlink:href="#ReceiveTypeOrException"><text:span text:style-name="T8">BooleanOrException</text:span></text:a> the controller response. Always <text:span text:style-name="T4">true</text:span> if it is not an exception</text:p>
        </text:list-item>
      </text:list>
      <text:h text:style-name="Heading_20_3" text:outline-level="3">Set Unnamed Savepoint</text:h>
      <text:p text:style-name="Standard">Sets a unnamed savepoint to a transaction given its id.</text:p>
      <text:h text:style-name="Heading_20_4" text:outline-level="4">Diagram</text:h>
      <text:p text:style-name="P25"><draw:frame draw:style-name="fr7" draw:name="Image14" text:anchor-type="as-char" svg:width="12.065cm" svg:height="2.316cm" draw:z-index="154"><draw:image xlink:href="../SetUnnamedSavepoint.png" xlink:type="simple" xlink:show="embed" xlink:actuate="onLoad"/></draw:frame></text:p>
      <text:h text:style-name="Heading_20_4" text:outline-level="4">Parameters description</text:h>
      <text:list text:style-name="L52">
        <text:list-item>
          <text:p text:style-name="P111">[out] <text:span text:style-name="T6">SetUnnamedSavepoint</text:span><text:span text:style-name="T12">: </text:span><text:a xlink:type="simple" xlink:href="#Integers"><text:span text:style-name="T11">Integer</text:span></text:a><text:span text:style-name="T12"> value = </text:span><text:span text:style-name="T12"><text:user-field-get style:data-style-name="N0" text:name="SetUnnamedSavepoint">24</text:user-field-get></text:span></text:p>
        </text:list-item>
        <text:list-item>
          <text:p text:style-name="P112">[in] <text:span text:style-name="T6">savepoint ID</text:span>: <text:a xlink:type="simple" xlink:href="#ReceiveTypeOrException"><text:span text:style-name="T8">IntegerOrException</text:span></text:a> the generated ID for this savepoint</text:p>
        </text:list-item>
      </text:list>
      <text:h text:style-name="Heading_20_3" text:outline-level="3">Release Savepoint</text:h>
      <text:p text:style-name="Standard">Releases a savepoint from a transaction given its name or id</text:p>
      <text:h text:style-name="Heading_20_4" text:outline-level="4">Diagram</text:h>
      <text:p text:style-name="P25"><draw:frame draw:style-name="fr2" draw:name="Image15" text:anchor-type="as-char" svg:width="15.24cm" svg:height="2.45cm" draw:z-index="155"><draw:image xlink:href="../ReleaseSavepoint.png" xlink:type="simple" xlink:show="embed" xlink:actuate="onLoad"/></draw:frame></text:p>
      <text:h text:style-name="Heading_20_4" text:outline-level="4">Parameters description</text:h>
      <text:list text:style-name="L53">
        <text:list-item>
          <text:p text:style-name="P113">[out] <text:span text:style-name="T6">ReleaseSavepoint</text:span><text:span text:style-name="T12">: </text:span><text:a xlink:type="simple" xlink:href="#Integers"><text:span text:style-name="T11">Integer</text:span></text:a><text:span text:style-name="T12"> value = </text:span><text:span text:style-name="T12"><text:user-field-get style:data-style-name="N0" text:name="ReleaseSavepoint">25</text:user-field-get></text:span></text:p>
        </text:list-item>
        <text:list-item>
          <text:p text:style-name="P114">[out] <text:span text:style-name="T6">name or ID</text:span>: <text:a xlink:type="simple" xlink:href="#Strings"><text:span text:style-name="T8">String</text:span></text:a> name of the savepoint, or ID as a string if it is an unnamed savepoint</text:p>
        </text:list-item>
        <text:list-item>
          <text:p text:style-name="P114">[in] <text:span text:style-name="T6">response</text:span>: <text:a xlink:type="simple" xlink:href="#ReceiveTypeOrException"><text:span text:style-name="T8">BooleanOrException</text:span></text:a> the controller response. Always <text:span text:style-name="T4">true</text:span> if it is not an exception</text:p>
        </text:list-item>
      </text:list>
      <text:h text:style-name="Heading_20_3" text:outline-level="3">Rollback To Savepoint</text:h>
      <text:p text:style-name="Standard">Rollbacks the current transaction back to the given savepoint</text:p>
      <text:h text:style-name="Heading_20_4" text:outline-level="4">Diagram</text:h>
      <text:p text:style-name="P25"><draw:frame draw:style-name="fr2" draw:name="Image16" text:anchor-type="as-char" svg:width="15.24cm" svg:height="2.45cm" draw:z-index="156"><draw:image xlink:href="../RollbackToSavepoint.png" xlink:type="simple" xlink:show="embed" xlink:actuate="onLoad"/></draw:frame></text:p>
      <text:h text:style-name="Heading_20_4" text:outline-level="4">Parameters description</text:h>
      <text:list text:style-name="L54">
        <text:list-item>
          <text:p text:style-name="P115">[out] <text:span text:style-name="T6">RollbackToSavepoint</text:span><text:span text:style-name="T12">: </text:span><text:a xlink:type="simple" xlink:href="#Integers"><text:span text:style-name="T11">Integer</text:span></text:a><text:span text:style-name="T12"> value = </text:span><text:span text:style-name="T12"><text:user-field-get style:data-style-name="N0" text:name="RollbackToSavepoint">26</text:user-field-get></text:span></text:p>
        </text:list-item>
        <text:list-item>
          <text:p text:style-name="P116">[out] <text:span text:style-name="T6">name or ID</text:span>: <text:a xlink:type="simple" xlink:href="#Strings"><text:span text:style-name="T8">String</text:span></text:a> name of the savepoint, or ID as a string if it is an unnamed savepoint</text:p>
        </text:list-item>
        <text:list-item>
          <text:p text:style-name="P115"><text:span text:style-name="T12">[in] </text:span><text:span text:style-name="T6">response</text:span><text:span text:style-name="T12">: </text:span><text:a xlink:type="simple" xlink:href="#ReceiveTypeOrException"><text:span text:style-name="T11">BooleanOrException</text:span></text:a><text:span text:style-name="T12"> the controller response. Always </text:span><text:span text:style-name="T9">true</text:span><text:span text:style-name="T12"> if it is not an exception</text:span></text:p>
        </text:list-item>
      </text:list>
      <text:h text:style-name="Heading_20_2" text:outline-level="2">MetaData functions</text:h>
      <text:h text:style-name="Heading_20_3" text:outline-level="3">Get Virtual Database Name</text:h>
      <text:p text:style-name="Standard">Gets the virtual database name to be used by the client.</text:p>
      <text:h text:style-name="Heading_20_4" text:outline-level="4">Diagram</text:h>
      <text:p text:style-name="P25"><draw:frame draw:style-name="fr8" draw:name="Image18" text:anchor-type="as-char" svg:width="11.43cm" style:rel-width="75%" svg:height="2.328cm" style:rel-height="10%" draw:z-index="157"><draw:image xlink:href="../GetVirtualDatabaseName.png" xlink:type="simple" xlink:show="embed" xlink:actuate="onLoad"/></draw:frame></text:p>
      <text:h text:style-name="Heading_20_4" text:outline-level="4">Parameters description</text:h>
      <text:list text:style-name="L55">
        <text:list-item>
          <text:p text:style-name="P117">[out] <text:span text:style-name="T6">GetVirtualDatabaseName</text:span><text:span text:style-name="T12">: </text:span><text:a xlink:type="simple" xlink:href="#Integers"><text:span text:style-name="T11">Integer</text:span></text:a><text:span text:style-name="T12"> value = </text:span><text:span text:style-name="T12"><text:user-field-get style:data-style-name="N0" text:name="GetVirtualDatabaseName">50</text:user-field-get></text:span></text:p>
        </text:list-item>
        <text:list-item>
          <text:p text:style-name="P118">[in] <text:span text:style-name="T6">vdb name</text:span>: <text:a xlink:type="simple" xlink:href="#ReceiveTypeOrException"><text:span text:style-name="T11">StringOrException</text:span></text:a><text:span text:style-name="T12"> virtual database name</text:span></text:p>
        </text:list-item>
      </text:list>
      <text:h text:style-name="Heading_20_3" text:outline-level="3">Get Controller Version Number</text:h>
      <text:p text:style-name="Standard">Gets the controller version number.</text:p>
      <text:h text:style-name="Heading_20_4" text:outline-level="4">Diagram</text:h>
      <text:p text:style-name="P25"><draw:frame draw:style-name="fr4" draw:name="Image19" text:anchor-type="as-char" svg:width="11.532cm" svg:height="2.394cm" draw:z-index="158"><draw:image xlink:href="../GetControllerVersionNumber.png" xlink:type="simple" xlink:show="embed" xlink:actuate="onLoad"/></draw:frame></text:p>
      <text:h text:style-name="Heading_20_4" text:outline-level="4">Parameters description</text:h>
      <text:list text:style-name="L56">
        <text:list-item>
          <text:p text:style-name="P119">[out] <text:span text:style-name="T6">GetControllerVersionNumber</text:span><text:span text:style-name="T12">: </text:span><text:a xlink:type="simple" xlink:href="#Integers"><text:span text:style-name="T11">Integer</text:span></text:a><text:span text:style-name="T12"> value = </text:span><text:span text:style-name="T12"><text:user-field-get style:data-style-name="N0" text:name="GetControllerVersionNumber">51</text:user-field-get></text:span></text:p>
        </text:list-item>
      </text:list>
      <text:list text:style-name="L57">
        <text:list-item>
          <text:p text:style-name="P120">[in] <text:span text:style-name="T6">version number</text:span>: <text:a xlink:type="simple" xlink:href="#ReceiveTypeOrException"><text:span text:style-name="T11">StringOrException</text:span></text:a><text:span text:style-name="T12"> controller version number as a string</text:span></text:p>
        </text:list-item>
      </text:list>
      <text:h text:style-name="Heading_20_3" text:outline-level="3">Database MetaData Get Tables</text:h>
      <text:p text:style-name="Standard">Retrieves a description of the tables available in the given catalog.</text:p>
      <text:h text:style-name="Heading_20_4" text:outline-level="4">Diagram</text:h>
      <text:p text:style-name="P25"><draw:frame draw:style-name="fr2" draw:name="Image20" text:anchor-type="as-char" svg:width="15.24cm" svg:height="10.523cm" draw:z-index="159"><draw:image xlink:href="../DatabaseMetaDataGetTables.png" xlink:type="simple" xlink:show="embed" xlink:actuate="onLoad"/></draw:frame></text:p>
      <text:h text:style-name="Heading_20_4" text:outline-level="4">Parameters description</text:h>
      <text:list text:style-name="L58">
        <text:list-item>
          <text:p text:style-name="P121">[out] <text:span text:style-name="T6">DatabaseMetaDataGetTables</text:span><text:span text:style-name="T12">: </text:span><text:a xlink:type="simple" xlink:href="#Integers"><text:span text:style-name="T11">Integer</text:span></text:a><text:span text:style-name="T12"> value = </text:span><text:span text:style-name="T12"><text:user-field-get style:data-style-name="N0" text:name="DatabaseMetaDataGetTables">53</text:user-field-get></text:span></text:p>
        </text:list-item>
        <text:list-item>
          <text:p text:style-name="P122">[out] <text:span text:style-name="T6">catalog</text:span>: <text:a xlink:type="simple" xlink:href="#Strings"><text:span text:style-name="T8">String</text:span></text:a> name of the catalog (database)</text:p>
        </text:list-item>
        <text:list-item>
          <text:p text:style-name="P122">[out] <text:span text:style-name="T6">schema pattern</text:span>: <text:a xlink:type="simple" xlink:href="#Strings"><text:span text:style-name="T8">String</text:span></text:a> a schema name pattern</text:p>
        </text:list-item>
        <text:list-item>
          <text:p text:style-name="P122">[out] <text:span text:style-name="T6">table name pattern</text:span>: <text:a xlink:type="simple" xlink:href="#Strings"><text:span text:style-name="T8">String</text:span></text:a> a table name pattern</text:p>
        </text:list-item>
        <text:list-item>
          <text:p text:style-name="P122">[out] <text:span text:style-name="T6">restrict to types</text:span>: <text:a xlink:type="simple" xlink:href="#Booleans"><text:span text:style-name="T8">Boolean</text:span></text:a> <text:span text:style-name="T4">false</text:span> if we want all types of tables. <text:span text:style-name="T4">true</text:span> if only the following types are asked </text:p>
          <text:list>
            <text:list-header>
              <text:p text:style-name="P122">(only if <text:span text:style-name="T6">types not null</text:span> is <text:span text:style-name="T4">true</text:span>)</text:p>
              <text:list>
                <text:list-item>
                  <text:p text:style-name="P122">[out] <text:span text:style-name="T6">number of types</text:span>: <text:a xlink:type="simple" xlink:href="#Integers"><text:span text:style-name="T11">Integer</text:span></text:a><text:span text:style-name="T12"> number of types to follow</text:span></text:p>
                  <text:list>
                    <text:list-header>
                      <text:p text:style-name="P122"><text:span text:style-name="T3">number of types times</text:span>:</text:p>
                      <text:list>
                        <text:list-item>
                          <text:p text:style-name="P122"><text:span text:style-name="T6">type</text:span>: <text:s/><text:a xlink:type="simple" xlink:href="#Strings"><text:span text:style-name="T8">String</text:span></text:a> table type to include</text:p>
                        </text:list-item>
                      </text:list>
                    </text:list-header>
                  </text:list>
                </text:list-item>
              </text:list>
            </text:list-header>
          </text:list>
        </text:list-item>
        <text:list-item>
          <text:p text:style-name="P122">[in] <text:span text:style-name="T6">tables</text:span>: <text:span text:style-name="T18"><text:s/></text:span><text:a xlink:type="simple" xlink:href="#ReceiveTypeOrException"><text:span text:style-name="T19">ResultSetOrException</text:span></text:a><text:span text:style-name="T4">.</text:span><text:span text:style-name="T18"> Database tables as a ResultSet. Each row is a table description. Exception of type </text:span><text:span text:style-name="T4">SQLException </text:span><text:span text:style-name="T18">if a database access error occurs or if no database schema could be found (which probably means that no backend is enabled on the controller)</text:span></text:p>
        </text:list-item>
      </text:list>
      <text:h text:style-name="Heading_20_3" text:outline-level="3">Database MetaData Get Columns</text:h>
      <text:p text:style-name="Standard">Retrieves a description of table columns available in the specified catalog.</text:p>
      <text:h text:style-name="Heading_20_4" text:outline-level="4">Diagram</text:h>
      <text:p text:style-name="P25"><draw:frame draw:style-name="fr1" draw:name="Image21" text:anchor-type="as-char" svg:width="10.5cm" svg:height="5.93cm" draw:z-index="160"><draw:image xlink:href="../DatabaseMetaDataGetColumns.png" xlink:type="simple" xlink:show="embed" xlink:actuate="onLoad"/></draw:frame></text:p>
      <text:h text:style-name="Heading_20_4" text:outline-level="4">Parameters description</text:h>
      <text:list text:style-name="L59">
        <text:list-item>
          <text:p text:style-name="P123">[out] <text:span text:style-name="T6">DatabaseMetaDataGetColumns</text:span><text:span text:style-name="T12">: </text:span><text:a xlink:type="simple" xlink:href="#Integers"><text:span text:style-name="T11">Integer</text:span></text:a><text:span text:style-name="T12"> value = </text:span><text:span text:style-name="T12"><text:user-field-get style:data-style-name="N0" text:name="DatabaseMetaDataGetTables">53</text:user-field-get></text:span></text:p>
        </text:list-item>
      </text:list>
      <text:list text:style-name="L60">
        <text:list-item>
          <text:p text:style-name="P124">[out] <text:span text:style-name="T6">catalog</text:span>: <text:a xlink:type="simple" xlink:href="#Strings"><text:span text:style-name="T8">String</text:span></text:a> name of the catalog (database)</text:p>
        </text:list-item>
        <text:list-item>
          <text:p text:style-name="P124">[out] <text:span text:style-name="T6">schema pattern</text:span>: <text:a xlink:type="simple" xlink:href="#Strings"><text:span text:style-name="T8">String</text:span></text:a> a schema name pattern</text:p>
        </text:list-item>
      </text:list>
      <text:list text:style-name="L59">
        <text:list-item>
          <text:p text:style-name="P125">[out] <text:span text:style-name="T6">table name pattern</text:span>: <text:a xlink:type="simple" xlink:href="#Strings"><text:span text:style-name="T8">String</text:span></text:a> a table name pattern</text:p>
        </text:list-item>
        <text:list-item>
          <text:p text:style-name="P125">[out] <text:span text:style-name="T6">column name pattern</text:span>: <text:a xlink:type="simple" xlink:href="#Strings"><text:span text:style-name="T8">String</text:span></text:a> a column name pattern</text:p>
        </text:list-item>
        <text:list-item>
          <text:p text:style-name="P125">[in] <text:span text:style-name="T6">columns</text:span>:<text:span text:style-name="T18"> </text:span><text:a xlink:type="simple" xlink:href="#ReceiveTypeOrException"><text:span text:style-name="T19">ResultSetOrException</text:span></text:a><text:span text:style-name="T4">.</text:span><text:span text:style-name="T18"> Table columns as a ResultSet. Each row is a column description. Exception of type </text:span><text:span text:style-name="T4">SQLException </text:span><text:span text:style-name="T18">if a database access error occurs</text:span></text:p>
        </text:list-item>
      </text:list>
      <text:h text:style-name="Heading_20_3" text:outline-level="3">Database MetaData Get Primary Keys</text:h>
      <text:p text:style-name="Standard">Gets a description of a table's primary key columns.</text:p>
      <text:h text:style-name="Heading_20_4" text:outline-level="4">Diagram</text:h>
      <text:p text:style-name="P25"><draw:frame draw:style-name="fr1" draw:name="Image22" text:anchor-type="as-char" svg:width="10.5cm" svg:height="5.93cm" draw:z-index="161"><draw:image xlink:href="../DatabaseMetaDataGetPrimaryKeys.png" xlink:type="simple" xlink:show="embed" xlink:actuate="onLoad"/></draw:frame></text:p>
      <text:h text:style-name="Heading_20_4" text:outline-level="4">Parameters description</text:h>
      <text:list text:style-name="L61">
        <text:list-item>
          <text:p text:style-name="P126">[out] <text:span text:style-name="T6">DatabaseMetaDataGetPrimaryKeys</text:span><text:span text:style-name="T12">: </text:span><text:a xlink:type="simple" xlink:href="#Integers"><text:span text:style-name="T11">Integer</text:span></text:a><text:span text:style-name="T12"> value = </text:span><text:span text:style-name="T12"><text:user-field-get style:data-style-name="N0" text:name="DatabaseMetaDataGetPrimaryKeys">54</text:user-field-get></text:span></text:p>
        </text:list-item>
        <text:list-item>
          <text:p text:style-name="P127">[out] <text:span text:style-name="T6">catalog</text:span>: <text:a xlink:type="simple" xlink:href="#Strings"><text:span text:style-name="T8">String</text:span></text:a> name of the catalog (database)</text:p>
        </text:list-item>
        <text:list-item>
          <text:p text:style-name="P127">[out] <text:span text:style-name="T6">schema pattern</text:span>: <text:a xlink:type="simple" xlink:href="#Strings"><text:span text:style-name="T8">String</text:span></text:a> a schema name pattern</text:p>
        </text:list-item>
      </text:list>
      <text:list text:style-name="L62">
        <text:list-item>
          <text:p text:style-name="P128">[out] <text:span text:style-name="T6">table name pattern</text:span>: <text:a xlink:type="simple" xlink:href="#Strings"><text:span text:style-name="T8">String</text:span></text:a> a table name pattern</text:p>
        </text:list-item>
        <text:list-item>
          <text:p text:style-name="P128">[in] <text:span text:style-name="T6">primary keys</text:span>:<text:span text:style-name="T18"> </text:span><text:a xlink:type="simple" xlink:href="#ReceiveTypeOrException"><text:span text:style-name="T19">ResultSetOrException</text:span></text:a><text:span text:style-name="T4">.</text:span><text:span text:style-name="T18"> Table primary keys as a ResultSet. Each row is a primary key column description. Exception of type </text:span><text:span text:style-name="T4">SQLException</text:span><text:span text:style-name="T18"> if a database access error occurs</text:span></text:p>
        </text:list-item>
      </text:list>
      <text:h text:style-name="Heading_20_3" text:outline-level="3">Database MetaData Get Procedures</text:h>
      <text:p text:style-name="Standard">Retrieves a description of the stored procedures available in the given catalog.</text:p>
      <text:h text:style-name="Heading_20_4" text:outline-level="4">Diagram</text:h>
      <text:p text:style-name="P25"><draw:frame draw:style-name="fr1" draw:name="Image23" text:anchor-type="as-char" svg:width="10.5cm" svg:height="5.93cm" draw:z-index="162"><draw:image xlink:href="../DatabaseMetaDataGetProcedures.png" xlink:type="simple" xlink:show="embed" xlink:actuate="onLoad"/></draw:frame></text:p>
      <text:h text:style-name="Heading_20_4" text:outline-level="4">Parameters description</text:h>
      <text:list text:style-name="L63">
        <text:list-item>
          <text:p text:style-name="P129">[out] <text:span text:style-name="T6">DatabaseMetaDataGetProcedures</text:span><text:span text:style-name="T12">: </text:span><text:a xlink:type="simple" xlink:href="#Integers"><text:span text:style-name="T11">Integer</text:span></text:a><text:span text:style-name="T12"> value = </text:span><text:span text:style-name="T12"><text:user-field-get style:data-style-name="N0" text:name="DatabaseMetaDataGetProcedures">55</text:user-field-get></text:span></text:p>
        </text:list-item>
      </text:list>
      <text:list text:style-name="L64">
        <text:list-item>
          <text:p text:style-name="P130">[out] <text:span text:style-name="T6">catalog</text:span>: <text:a xlink:type="simple" xlink:href="#Strings"><text:span text:style-name="T8">String</text:span></text:a> name of the catalog (database)</text:p>
        </text:list-item>
        <text:list-item>
          <text:p text:style-name="P130">[out] <text:span text:style-name="T6">schema pattern</text:span>: <text:a xlink:type="simple" xlink:href="#Strings"><text:span text:style-name="T8">String</text:span></text:a> a schema name pattern</text:p>
        </text:list-item>
      </text:list>
      <text:list text:style-name="L65">
        <text:list-item>
          <text:p text:style-name="P131">[out] <text:span text:style-name="T6">procedure name pattern</text:span>: <text:a xlink:type="simple" xlink:href="#Strings"><text:span text:style-name="T8">String</text:span></text:a> a procedure name pattern</text:p>
        </text:list-item>
      </text:list>
      <text:list text:style-name="L63">
        <text:list-item>
          <text:p text:style-name="P132">[in] <text:span text:style-name="T6">procedure descriptions</text:span>:<text:span text:style-name="T18"> </text:span><text:a xlink:type="simple" xlink:href="#ReceiveTypeOrException"><text:span text:style-name="T19">ResultSetOrException</text:span></text:a><text:span text:style-name="T4">.</text:span><text:span text:style-name="T18"> Table stored procedures as a ResultSet. Each row is a procedure description. Exception of type </text:span><text:span text:style-name="T4">SQLException </text:span><text:span text:style-name="T18">if a database access error occurs</text:span></text:p>
        </text:list-item>
      </text:list>
      <text:h text:style-name="Heading_20_3" text:outline-level="3">Database MetaData Get Procedure Columns</text:h>
      <text:p text:style-name="Standard">Retrieves a description of the given catalog stored procedure parameter and result columns.</text:p>
      <text:h text:style-name="Heading_20_4" text:outline-level="4">Diagram</text:h>
      <text:p text:style-name="P25"><draw:frame draw:style-name="fr1" draw:name="Image24" text:anchor-type="as-char" svg:width="10.504cm" svg:height="5.927cm" draw:z-index="163"><draw:image xlink:href="../DatabaseMetaDataGetProcedureColumns.png" xlink:type="simple" xlink:show="embed" xlink:actuate="onLoad"/></draw:frame></text:p>
      <text:h text:style-name="Heading_20_4" text:outline-level="4">Parameters description</text:h>
      <text:list text:style-name="L66">
        <text:list-item>
          <text:p text:style-name="P133">[out] <text:span text:style-name="T6">DatabaseMetaDataGetProcedureColumns</text:span><text:span text:style-name="T12">: </text:span><text:a xlink:type="simple" xlink:href="#Integers"><text:span text:style-name="T11">Integer</text:span></text:a><text:span text:style-name="T12"> value = </text:span><text:span text:style-name="T12"><text:user-field-get style:data-style-name="N0" text:name="DatabaseMetaDataGetProcedureColumns">56</text:user-field-get></text:span></text:p>
        </text:list-item>
      </text:list>
      <text:list text:style-name="L67">
        <text:list-item>
          <text:p text:style-name="P134">[out] <text:span text:style-name="T6">catalog</text:span>: <text:a xlink:type="simple" xlink:href="#Strings"><text:span text:style-name="T8">String</text:span></text:a> name of the catalog (database)</text:p>
        </text:list-item>
        <text:list-item>
          <text:p text:style-name="P134">[out] <text:span text:style-name="T6">schema pattern</text:span>: <text:a xlink:type="simple" xlink:href="#Strings"><text:span text:style-name="T8">String</text:span></text:a> a schema name pattern</text:p>
        </text:list-item>
      </text:list>
      <text:list text:style-name="L68">
        <text:list-item>
          <text:p text:style-name="P135">[out] <text:span text:style-name="T6">procedure name pattern</text:span>: <text:a xlink:type="simple" xlink:href="#Strings"><text:span text:style-name="T8">String</text:span></text:a> a procedure name pattern</text:p>
        </text:list-item>
        <text:list-item>
          <text:p text:style-name="P135">[out] <text:span text:style-name="T6">column name pattern</text:span>: <text:a xlink:type="simple" xlink:href="#Strings"><text:span text:style-name="T8">String</text:span></text:a> a column name pattern</text:p>
        </text:list-item>
      </text:list>
      <text:list text:style-name="L66">
        <text:list-item>
          <text:p text:style-name="P136">[in] <text:span text:style-name="T6">procedure columns</text:span>:<text:span text:style-name="T18"> </text:span><text:a xlink:type="simple" xlink:href="#ReceiveTypeOrException"><text:span text:style-name="T19">ResultSetOrException</text:span></text:a><text:span text:style-name="T4">.</text:span><text:span text:style-name="T18"> Table stored procedure columns as a ResultSet. Each row describes a stored procedure parameter or column. Exception of type </text:span><text:span text:style-name="T4">SQLException </text:span><text:span text:style-name="T18">if if a database access error occurs</text:span></text:p>
        </text:list-item>
      </text:list>
      <text:h text:style-name="Heading_20_3" text:outline-level="3">Database MetaData Get Table Types</text:h>
      <text:p text:style-name="Standard">Gets the table types available in this database. The results are ordered by table type.</text:p>
      <text:h text:style-name="Heading_20_4" text:outline-level="4">Diagram</text:h>
      <text:p text:style-name="P25"><draw:frame draw:style-name="fr1" draw:name="Image25" text:anchor-type="as-char" svg:width="11.748cm" svg:height="2.281cm" draw:z-index="164"><draw:image xlink:href="../DatabaseMetaDataGetTableTypes.png" xlink:type="simple" xlink:show="embed" xlink:actuate="onLoad"/></draw:frame></text:p>
      <text:h text:style-name="Heading_20_4" text:outline-level="4">Parameters description</text:h>
      <text:list text:style-name="L69">
        <text:list-item>
          <text:p text:style-name="P137">[out] <text:span text:style-name="T6">DatabaseMetaDataGetTableTypes</text:span><text:span text:style-name="T12">: </text:span><text:a xlink:type="simple" xlink:href="#Integers"><text:span text:style-name="T11">Integer</text:span></text:a><text:span text:style-name="T12"> value = </text:span><text:span text:style-name="T12"><text:user-field-get style:data-style-name="N0" text:name="DatabaseMetaDataGetTableTypes">58</text:user-field-get></text:span></text:p>
        </text:list-item>
        <text:list-item>
          <text:p text:style-name="P138">[in] <text:span text:style-name="T6">table types</text:span>:<text:span text:style-name="T18"> </text:span><text:a xlink:type="simple" xlink:href="#ReceiveTypeOrException"><text:span text:style-name="T19">ResultSetOrException</text:span></text:a><text:span text:style-name="T4">.</text:span><text:span text:style-name="T18"> Table types as a ResultSet. Each row in the ResultSet will have a single String column that is a catalog name. Exception of type </text:span><text:span text:style-name="T4">SQLException </text:span><text:span text:style-name="T18">if a database error occured</text:span></text:p>
        </text:list-item>
      </text:list>
      <text:h text:style-name="Heading_20_3" text:outline-level="3">Database MetaData Get Table Privileges</text:h>
      <text:p text:style-name="Standard">Gets a description of the access rights for each table available in a catalog</text:p>
      <text:h text:style-name="Heading_20_4" text:outline-level="4">Diagram</text:h>
      <text:p text:style-name="P25"><draw:frame draw:style-name="fr2" draw:name="Image26" text:anchor-type="as-char" svg:width="10.931cm" svg:height="6.44cm" draw:z-index="165"><draw:image xlink:href="../DatabaseMetaDataGetTablePrivileges.png" xlink:type="simple" xlink:show="embed" xlink:actuate="onLoad"/></draw:frame></text:p>
      <text:h text:style-name="Heading_20_4" text:outline-level="4">Parameters description</text:h>
      <text:list text:style-name="L70">
        <text:list-item>
          <text:p text:style-name="P139">[out] <text:span text:style-name="T6">DatabaseMetaDataGetTablePrivileges</text:span><text:span text:style-name="T12">: </text:span><text:a xlink:type="simple" xlink:href="#Integers"><text:span text:style-name="T11">Integer</text:span></text:a><text:span text:style-name="T12"> value = </text:span><text:span text:style-name="T12"><text:user-field-get style:data-style-name="N0" text:name="DatabaseMetaDataGetTablePrivileges">59</text:user-field-get></text:span></text:p>
        </text:list-item>
      </text:list>
      <text:list text:style-name="L71">
        <text:list-item>
          <text:p text:style-name="P140">[out] <text:span text:style-name="T6">catalog</text:span>: <text:a xlink:type="simple" xlink:href="#Strings"><text:span text:style-name="T8">String</text:span></text:a> name of the catalog (database)</text:p>
        </text:list-item>
        <text:list-item>
          <text:p text:style-name="P140">[out] <text:span text:style-name="T6">schema pattern</text:span>: <text:a xlink:type="simple" xlink:href="#Strings"><text:span text:style-name="T8">String</text:span></text:a> a schema name pattern</text:p>
        </text:list-item>
      </text:list>
      <text:list text:style-name="L70">
        <text:list-item>
          <text:p text:style-name="P141">[out] <text:span text:style-name="T6">table name pattern</text:span>: <text:a xlink:type="simple" xlink:href="#Strings"><text:span text:style-name="T8">String</text:span></text:a> a table name pattern</text:p>
        </text:list-item>
        <text:list-item>
          <text:p text:style-name="P141"><text:span text:style-name="T18">[in] </text:span><text:span text:style-name="T17">table privileges</text:span><text:span text:style-name="T18">: </text:span><text:a xlink:type="simple" xlink:href="#ReceiveTypeOrException"><text:span text:style-name="T19">ResultSetOrException</text:span></text:a><text:span text:style-name="T4">.</text:span><text:span text:style-name="T18"> Table priviledges as a ResultSet. Each row is a table privilege description. Exception of type </text:span><text:span text:style-name="T4">SQLException </text:span><text:span text:style-name="T18">if a database error occured</text:span></text:p>
        </text:list-item>
      </text:list>
      <text:h text:style-name="Heading_20_3" text:outline-level="3">Database MetaData Get Schemas</text:h>
      <text:p text:style-name="Standard">Retrieves the schema names available in this database.</text:p>
      <text:h text:style-name="Heading_20_4" text:outline-level="4">Diagram</text:h>
      <text:p text:style-name="P25"><draw:frame draw:style-name="fr1" draw:name="Image27" text:anchor-type="as-char" svg:width="10.931cm" svg:height="2.06cm" draw:z-index="166"><draw:image xlink:href="../DatabaseMetaDataGetSchemas.png" xlink:type="simple" xlink:show="embed" xlink:actuate="onLoad"/></draw:frame></text:p>
      <text:h text:style-name="Heading_20_4" text:outline-level="4">Parameters description</text:h>
      <text:list text:style-name="L72">
        <text:list-item>
          <text:p text:style-name="P142">[out] <text:span text:style-name="T6">DatabaseMetaDataGetSchemas</text:span><text:span text:style-name="T12">: </text:span><text:a xlink:type="simple" xlink:href="#Integers"><text:span text:style-name="T11">Integer</text:span></text:a><text:span text:style-name="T12"> value = </text:span><text:span text:style-name="T12"><text:user-field-get style:data-style-name="N0" text:name="DatabaseMetaDataGetSchemas">60</text:user-field-get></text:span></text:p>
        </text:list-item>
        <text:list-item>
          <text:p text:style-name="P143"><text:span text:style-name="T18">[in] </text:span><text:span text:style-name="T17">schemas</text:span><text:span text:style-name="T18">: </text:span><text:a xlink:type="simple" xlink:href="#ReceiveTypeOrException"><text:span text:style-name="T19">ResultSetOrException</text:span></text:a><text:span text:style-name="T4">.</text:span><text:span text:style-name="T18"> Schemas as a ResultSet. Each row is a schema decription. Exception of type </text:span><text:span text:style-name="T4">SQLException </text:span><text:span text:style-name="T18">if a database error occured</text:span></text:p>
        </text:list-item>
      </text:list>
      <text:h text:style-name="Heading_20_3" text:outline-level="3">Database MetaData Get Database Product Name</text:h>
      <text:p text:style-name="Standard">Retrieves a comma separated list of database engine names connected to the controller.</text:p>
      <text:h text:style-name="Heading_20_4" text:outline-level="4">Diagram</text:h>
      <text:p text:style-name="P25"><draw:frame draw:style-name="fr2" draw:name="Image28" text:anchor-type="as-char" svg:width="10.931cm" svg:height="2.06cm" draw:z-index="169"><draw:image xlink:href="../DatabaseMetaDataGetDatabaseProductName.png" xlink:type="simple" xlink:show="embed" xlink:actuate="onLoad"/></draw:frame></text:p>
      <text:h text:style-name="Heading_20_4" text:outline-level="4">Parameters description</text:h>
      <text:list text:style-name="L73">
        <text:list-item>
          <text:p text:style-name="P144">[out] <text:span text:style-name="T6">DatabaseMetaDataGetDatabaseProductName</text:span><text:span text:style-name="T12">: </text:span><text:a xlink:type="simple" xlink:href="#Integers"><text:span text:style-name="T11">Integer</text:span></text:a><text:span text:style-name="T12"> value = </text:span><text:span text:style-name="T12"><text:user-field-get style:data-style-name="N0" text:name="DatabaseMetaDataGetDatabaseProductName">61</text:user-field-get></text:span></text:p>
        </text:list-item>
        <text:list-item>
          <text:p text:style-name="P145"><text:span text:style-name="T18">[in] </text:span><text:span text:style-name="T17">product name</text:span><text:span text:style-name="T18">: </text:span><text:a xlink:type="simple" xlink:href="#ReceiveTypeOrException"><text:span text:style-name="T19">StringOrException</text:span></text:a><text:span text:style-name="T18"> comma separated list of database product names or exception if a database error occurs</text:span></text:p>
        </text:list-item>
      </text:list>
      <text:h text:style-name="Heading_20_3" text:outline-level="3">Database MetaData Get Attributes</text:h>
      <text:p text:style-name="Standard">Retrieves a description of the given attribute of the given type for a user-defined type (UDT) that is available in the given schema and catalog.</text:p>
      <text:h text:style-name="Heading_20_4" text:outline-level="4">Diagram</text:h>
      <text:p text:style-name="P25"><draw:frame draw:style-name="fr1" draw:name="Image29" text:anchor-type="as-char" svg:width="10.931cm" svg:height="6.151cm" draw:z-index="171"><draw:image xlink:href="../DatabaseMetaDataGetAttributes.png" xlink:type="simple" xlink:show="embed" xlink:actuate="onLoad"/></draw:frame></text:p>
      <text:h text:style-name="Heading_20_4" text:outline-level="4">Parameters description</text:h>
      <text:list text:style-name="L74">
        <text:list-item>
          <text:p text:style-name="P146">[out] <text:span text:style-name="T6">DatabaseMetaDataGetAttributes</text:span><text:span text:style-name="T12">: </text:span><text:a xlink:type="simple" xlink:href="#Integers"><text:span text:style-name="T11">Integer</text:span></text:a><text:span text:style-name="T12"> value = </text:span><text:span text:style-name="T12"><text:user-field-get style:data-style-name="N0" text:name="DatabaseMetaDataGetAttributes">62</text:user-field-get></text:span></text:p>
        </text:list-item>
        <text:list-item>
          <text:p text:style-name="P147">[out] <text:span text:style-name="T6">catalog</text:span>: <text:a xlink:type="simple" xlink:href="#Strings"><text:span text:style-name="T8">String</text:span></text:a> name of the catalog (database)</text:p>
        </text:list-item>
        <text:list-item>
          <text:p text:style-name="P147">[out] <text:span text:style-name="T6">schema pattern</text:span>: <text:a xlink:type="simple" xlink:href="#Strings"><text:span text:style-name="T8">String</text:span></text:a> a schema name pattern</text:p>
        </text:list-item>
      </text:list>
      <text:list text:style-name="L74">
        <text:list-item>
          <text:p text:style-name="P147">[out] <text:span text:style-name="T6">type name pattern</text:span>: <text:a xlink:type="simple" xlink:href="#Strings"><text:span text:style-name="T8">String</text:span></text:a> a type name pattern</text:p>
        </text:list-item>
      </text:list>
      <text:list text:style-name="L74">
        <text:list-item>
          <text:p text:style-name="P147">[out] <text:span text:style-name="T6">attribute name pattern</text:span>: <text:a xlink:type="simple" xlink:href="#Strings"><text:span text:style-name="T8">String</text:span></text:a> an attribute name pattern</text:p>
        </text:list-item>
      </text:list>
      <text:list text:style-name="L75">
        <text:list-item>
          <text:p text:style-name="P148">[in] <text:span text:style-name="T6">attributes</text:span>:<text:span text:style-name="T18"> </text:span><text:a xlink:type="simple" xlink:href="#ReceiveTypeOrException"><text:span text:style-name="T19">ResultSetOrException</text:span></text:a><text:span text:style-name="T4">.</text:span><text:span text:style-name="T18"> Attributes as a ResultSet. Each row is an attribute description. Exception of type </text:span><text:span text:style-name="T4">SQLException</text:span><text:span text:style-name="T18"> if a database access error occurs</text:span></text:p>
        </text:list-item>
      </text:list>
      <text:h text:style-name="Heading_20_3" text:outline-level="3">Database MetaData Get Best Row Identifier</text:h>
      <text:p text:style-name="Standard">Retrieves a description of a table's optimal set of columns that uniquely identifies a row.</text:p>
      <text:h text:style-name="Heading_20_4" text:outline-level="4">Diagram</text:h>
      <text:p text:style-name="P25"><draw:frame draw:style-name="fr1" draw:name="Image30" text:anchor-type="as-char" svg:width="12.926cm" svg:height="6.077cm" draw:z-index="172"><draw:image xlink:href="../DatabaseMetaDataGetBestRowIdentifier.png" xlink:type="simple" xlink:show="embed" xlink:actuate="onLoad"/></draw:frame></text:p>
      <text:h text:style-name="Heading_20_4" text:outline-level="4">Parameters description</text:h>
      <text:list text:style-name="L76">
        <text:list-item>
          <text:p text:style-name="P149">[out] <text:span text:style-name="T6">DatabaseMetaDataGetBestRowIdentifier</text:span><text:span text:style-name="T12">: </text:span><text:a xlink:type="simple" xlink:href="#Integers"><text:span text:style-name="T11">Integer</text:span></text:a><text:span text:style-name="T12"> value = </text:span><text:span text:style-name="T12"><text:user-field-get style:data-style-name="N0" text:name="DatabaseMetaDataGetBestRowIdentifier">63</text:user-field-get></text:span></text:p>
        </text:list-item>
      </text:list>
      <text:list text:style-name="L77">
        <text:list-item>
          <text:p text:style-name="P150">[out] <text:span text:style-name="T6">catalog</text:span>: <text:a xlink:type="simple" xlink:href="#Strings"><text:span text:style-name="T8">String</text:span></text:a> name of the catalog (database)</text:p>
        </text:list-item>
        <text:list-item>
          <text:p text:style-name="P150">[out] <text:span text:style-name="T6">schema</text:span>: <text:a xlink:type="simple" xlink:href="#Strings"><text:span text:style-name="T8">String</text:span></text:a> a schema name</text:p>
        </text:list-item>
      </text:list>
      <text:list text:style-name="L77">
        <text:list-item>
          <text:p text:style-name="P150">[out] <text:span text:style-name="T6">table</text:span>: <text:a xlink:type="simple" xlink:href="#Strings"><text:span text:style-name="T8">String</text:span></text:a> a table name</text:p>
        </text:list-item>
      </text:list>
      <text:list text:style-name="L77">
        <text:list-item>
          <text:p text:style-name="P150">[out] <text:span text:style-name="T6">scope</text:span>: <text:a xlink:type="simple" xlink:href="#Integers"><text:span text:style-name="T8">Integer</text:span></text:a> scope the scope of interest</text:p>
        </text:list-item>
        <text:list-item>
          <text:p text:style-name="P150">[out] <text:span text:style-name="T6">nullable</text:span>: <text:a xlink:type="simple" xlink:href="#Booleans">Boolean</text:a> include columns that are nullable ?</text:p>
        </text:list-item>
      </text:list>
      <text:list text:style-name="L76">
        <text:list-item>
          <text:p text:style-name="P149"><text:span text:style-name="T12">[in] </text:span><text:span text:style-name="T6">identifiers</text:span><text:span text:style-name="T12">:</text:span><text:span text:style-name="T20"> </text:span><text:a xlink:type="simple" xlink:href="#ReceiveTypeOrException"><text:span text:style-name="T21">ResultSetOrException</text:span></text:a><text:span text:style-name="T9">.</text:span><text:span text:style-name="T20"> Identifiers as a ResultSet. Each row is a column description. Exception of type </text:span><text:span text:style-name="T9">SQLException</text:span><text:span text:style-name="T20"> if a database access error occurs</text:span></text:p>
        </text:list-item>
      </text:list>
      <text:h text:style-name="Heading_20_3" text:outline-level="3">Database MetaData Get Column Privileges</text:h>
      <text:p text:style-name="Standard">Retrieves a description of the access rights for a table's columns.</text:p>
      <text:h text:style-name="Heading_20_4" text:outline-level="4">Diagram</text:h>
      <text:p text:style-name="P25"><draw:frame draw:style-name="fr2" draw:name="Image31" text:anchor-type="as-char" svg:width="10.92cm" svg:height="6.151cm" draw:z-index="173"><draw:image xlink:href="../DatabaseMetaDataGetColumnPrivileges.png" xlink:type="simple" xlink:show="embed" xlink:actuate="onLoad"/></draw:frame></text:p>
      <text:h text:style-name="Heading_20_4" text:outline-level="4">Parameters description</text:h>
      <text:list text:style-name="L78">
        <text:list-item>
          <text:p text:style-name="P151">[out] <text:span text:style-name="T6">DatabaseMetaDataGetColumnPrivileges</text:span><text:span text:style-name="T12">: </text:span><text:a xlink:type="simple" xlink:href="#Integers"><text:span text:style-name="T11">Integer</text:span></text:a><text:span text:style-name="T12"> value = </text:span><text:span text:style-name="T12"><text:user-field-get style:data-style-name="N0" text:name="DatabaseMetaDataGetColumnPrivileges">64</text:user-field-get></text:span></text:p>
        </text:list-item>
      </text:list>
      <text:list text:style-name="L79">
        <text:list-item>
          <text:p text:style-name="P152">[out] <text:span text:style-name="T6">catalog</text:span>: <text:a xlink:type="simple" xlink:href="#Strings"><text:span text:style-name="T8">String</text:span></text:a> name of the catalog (database)</text:p>
        </text:list-item>
        <text:list-item>
          <text:p text:style-name="P152">[out] <text:span text:style-name="T6">schema pattern</text:span>: <text:a xlink:type="simple" xlink:href="#Strings"><text:span text:style-name="T8">String</text:span></text:a> a schema name pattern</text:p>
        </text:list-item>
      </text:list>
      <text:list text:style-name="L79">
        <text:list-item>
          <text:p text:style-name="P152">[out] <text:span text:style-name="T6">table</text:span>: <text:a xlink:type="simple" xlink:href="#Strings"><text:span text:style-name="T8">String</text:span></text:a> a table name</text:p>
        </text:list-item>
      </text:list>
      <text:list text:style-name="L79">
        <text:list-item>
          <text:p text:style-name="P152">[out] <text:span text:style-name="T6">column name pattern</text:span>: <text:a xlink:type="simple" xlink:href="#Strings"><text:span text:style-name="T8">String</text:span></text:a> a column name pattern</text:p>
        </text:list-item>
      </text:list>
      <text:list text:style-name="L78">
        <text:list-item>
          <text:p text:style-name="P153">[in] <text:span text:style-name="T6">privileges</text:span>:<text:span text:style-name="T18"> </text:span><text:a xlink:type="simple" xlink:href="#ReceiveTypeOrException"><text:span text:style-name="T19">ResultSetOrException</text:span></text:a><text:span text:style-name="T4">.</text:span><text:span text:style-name="T18"> Privileges as a ResultSet. Each row is a column privilege description. Exception of type </text:span><text:span text:style-name="T4">SQLException</text:span><text:span text:style-name="T18"> if a database access error occurs</text:span></text:p>
        </text:list-item>
      </text:list>
      <text:h text:style-name="Heading_20_3" text:outline-level="3">Database MetaData Get CrossReference</text:h>
      <text:p text:style-name="Standard">Retrieves a description of the foreign key columns in the given foreign key table that reference the primary key columns of the given primary key table (describe how one table imports another's key).</text:p>
      <text:h text:style-name="Heading_20_4" text:outline-level="4">Diagram</text:h>
      <text:p text:style-name="P25"><draw:frame draw:style-name="fr2" draw:name="Image32" text:anchor-type="as-char" svg:width="12.561cm" svg:height="6.07cm" draw:z-index="174"><draw:image xlink:href="../DatabaseMetaDataGetCrossReference.png" xlink:type="simple" xlink:show="embed" xlink:actuate="onLoad"/></draw:frame></text:p>
      <text:h text:style-name="Heading_20_4" text:outline-level="4">Parameters description</text:h>
      <text:list text:style-name="L80">
        <text:list-item>
          <text:p text:style-name="P154">[out] <text:span text:style-name="T6">DatabaseMetaDataGetCrossReference</text:span><text:span text:style-name="T12">: </text:span><text:a xlink:type="simple" xlink:href="#Integers"><text:span text:style-name="T11">Integer</text:span></text:a><text:span text:style-name="T12"> value = </text:span><text:span text:style-name="T12"><text:user-field-get style:data-style-name="N0" text:name="DatabaseMetaDataGetCrossReference">65</text:user-field-get></text:span></text:p>
        </text:list-item>
      </text:list>
      <text:list text:style-name="L81">
        <text:list-item>
          <text:p text:style-name="P155">[out] <text:span text:style-name="T6">primary catalog</text:span>: <text:a xlink:type="simple" xlink:href="#Strings"><text:span text:style-name="T8">String</text:span></text:a> a name of catalog (database)</text:p>
        </text:list-item>
        <text:list-item>
          <text:p text:style-name="P155">[out] <text:span text:style-name="T6">primary schema</text:span>: <text:a xlink:type="simple" xlink:href="#Strings"><text:span text:style-name="T8">String</text:span></text:a> a schema name</text:p>
        </text:list-item>
        <text:list-item>
          <text:p text:style-name="P155">[out] <text:span text:style-name="T6">primary table</text:span>: <text:a xlink:type="simple" xlink:href="#Strings"><text:span text:style-name="T8">String</text:span></text:a> name of the table that exports the key</text:p>
        </text:list-item>
        <text:list-item>
          <text:p text:style-name="P155">[out] <text:span text:style-name="T6">foreign catalog</text:span>: <text:a xlink:type="simple" xlink:href="#Strings"><text:span text:style-name="T8">String</text:span></text:a> a name of catalog (database)</text:p>
        </text:list-item>
        <text:list-item>
          <text:p text:style-name="P155">[out] <text:span text:style-name="T6">foreign schema</text:span>: <text:a xlink:type="simple" xlink:href="#Strings"><text:span text:style-name="T8">String</text:span></text:a> a schema name</text:p>
        </text:list-item>
        <text:list-item>
          <text:p text:style-name="P155">[out] <text:span text:style-name="T6">foreign table</text:span>: <text:a xlink:type="simple" xlink:href="#Strings"><text:span text:style-name="T8">String</text:span></text:a> name of the table that imports the key</text:p>
        </text:list-item>
      </text:list>
      <text:list text:style-name="L81">
        <text:list-item>
          <text:p text:style-name="P155">[in] <text:span text:style-name="T6">cross references</text:span>:<text:span text:style-name="T18"> </text:span><text:a xlink:type="simple" xlink:href="#ReceiveTypeOrException"><text:span text:style-name="T19">ResultSetOrException</text:span></text:a><text:span text:style-name="T4">.</text:span><text:span text:style-name="T18"> Cross references as a ResultSet. Each row is a foreign key column description. Exception of type </text:span><text:span text:style-name="T4">SQLException</text:span><text:span text:style-name="T18"> if a database access error occurs</text:span></text:p>
        </text:list-item>
      </text:list>
      <text:h text:style-name="Heading_20_3" text:outline-level="3">Database MetaData Get Exported Keys</text:h>
      <text:p text:style-name="Standard">Retrieves a description of the foreign key columns that reference the given table's primary key columns (the foreign keys exported by a table).</text:p>
      <text:h text:style-name="Heading_20_4" text:outline-level="4">Diagram</text:h>
      <text:p text:style-name="P25"><draw:frame draw:style-name="fr2" draw:name="Image33" text:anchor-type="as-char" svg:width="10.92cm" svg:height="6.151cm" draw:z-index="175"><draw:image xlink:href="../DatabaseMetaDataGetExportedKeys.png" xlink:type="simple" xlink:show="embed" xlink:actuate="onLoad"/></draw:frame></text:p>
      <text:h text:style-name="Heading_20_4" text:outline-level="4">Parameters description</text:h>
      <text:list text:style-name="L82">
        <text:list-item>
          <text:p text:style-name="P156">[out] <text:span text:style-name="T6">DatabaseMetaDataGetExportedKeys</text:span><text:span text:style-name="T12">: </text:span><text:a xlink:type="simple" xlink:href="#Integers"><text:span text:style-name="T11">Integer</text:span></text:a><text:span text:style-name="T12"> value = </text:span><text:span text:style-name="T12"><text:user-field-get style:data-style-name="N0" text:name="DatabaseMetaDataGetExportedKeys">66</text:user-field-get></text:span></text:p>
        </text:list-item>
      </text:list>
      <text:list text:style-name="L83">
        <text:list-item>
          <text:p text:style-name="P157">[out] <text:span text:style-name="T6">catalog</text:span>: <text:a xlink:type="simple" xlink:href="#Strings"><text:span text:style-name="T8">String</text:span></text:a> a name of catalog (database)</text:p>
        </text:list-item>
        <text:list-item>
          <text:p text:style-name="P157">[out] <text:span text:style-name="T6">schema</text:span>: <text:a xlink:type="simple" xlink:href="#Strings"><text:span text:style-name="T8">String</text:span></text:a> a schema name</text:p>
        </text:list-item>
      </text:list>
      <text:list text:style-name="L84">
        <text:list-item>
          <text:p text:style-name="P158">[out] <text:span text:style-name="T6">table</text:span>: <text:a xlink:type="simple" xlink:href="#Strings"><text:span text:style-name="T8">String</text:span></text:a> name of the table that exports the key</text:p>
        </text:list-item>
        <text:list-item>
          <text:p text:style-name="P158">[in] <text:span text:style-name="T6">keys</text:span>:<text:span text:style-name="T18"> </text:span><text:a xlink:type="simple" xlink:href="#ReceiveTypeOrException"><text:span text:style-name="T19">ResultSetOrException</text:span></text:a><text:span text:style-name="T4">.</text:span><text:span text:style-name="T18"> Exported keys as a ResultSet. Each row is a foreign key column description. Exception of type </text:span><text:span text:style-name="T4">SQLException</text:span><text:span text:style-name="T18"> if a database access error occurs</text:span></text:p>
        </text:list-item>
      </text:list>
      <text:h text:style-name="Heading_20_3" text:outline-level="3">Database MetaData Get Imported Keys</text:h>
      <text:p text:style-name="Standard">Retrieves a description of the primary key columns that are referenced by a table's foreign key columns (the primary keys imported by a table).</text:p>
      <text:h text:style-name="Heading_20_4" text:outline-level="4">Diagram</text:h>
      <text:p text:style-name="P25"><draw:frame draw:style-name="fr2" draw:name="Image34" text:anchor-type="as-char" svg:width="10.92cm" svg:height="6.151cm" draw:z-index="177"><draw:image xlink:href="../DatabaseMetaDataGetImportedKeys.png" xlink:type="simple" xlink:show="embed" xlink:actuate="onLoad"/></draw:frame></text:p>
      <text:h text:style-name="Heading_20_4" text:outline-level="4">Parameters description</text:h>
      <text:list text:style-name="L85">
        <text:list-item>
          <text:p text:style-name="P159">[out] <text:span text:style-name="T6">DatabaseMetaDataGetImportedKeys</text:span><text:span text:style-name="T12">: </text:span><text:a xlink:type="simple" xlink:href="#Integers"><text:span text:style-name="T11">Integer</text:span></text:a><text:span text:style-name="T12"> value = </text:span><text:span text:style-name="T12"><text:user-field-get style:data-style-name="N0" text:name="DatabaseMetaDataGetImportedKeys">67</text:user-field-get></text:span></text:p>
        </text:list-item>
      </text:list>
      <text:list text:style-name="L86">
        <text:list-item>
          <text:p text:style-name="P160">[out] <text:span text:style-name="T6">catalog</text:span>: <text:a xlink:type="simple" xlink:href="#Strings"><text:span text:style-name="T8">String</text:span></text:a> a name of catalog (database)</text:p>
        </text:list-item>
        <text:list-item>
          <text:p text:style-name="P160">[out] <text:span text:style-name="T6">schema</text:span>: <text:a xlink:type="simple" xlink:href="#Strings"><text:span text:style-name="T8">String</text:span></text:a> a schema name</text:p>
        </text:list-item>
      </text:list>
      <text:list text:style-name="L87">
        <text:list-item>
          <text:p text:style-name="P161">[out] <text:span text:style-name="T6">table</text:span>: <text:a xlink:type="simple" xlink:href="#Strings"><text:span text:style-name="T8">String</text:span></text:a> a table name</text:p>
        </text:list-item>
      </text:list>
      <text:list text:style-name="L85">
        <text:list-item>
          <text:p text:style-name="P162">[in] <text:span text:style-name="T6">keys</text:span>:<text:span text:style-name="T18"> </text:span><text:a xlink:type="simple" xlink:href="#ReceiveTypeOrException"><text:span text:style-name="T19">ResultSetOrException</text:span></text:a><text:span text:style-name="T4">.</text:span><text:span text:style-name="T18"> Imported keys as a ResultSet. Each row is a primary key column description. Exception of type </text:span><text:span text:style-name="T4">SQLException</text:span><text:span text:style-name="T18"> if a database access error occurs</text:span></text:p>
        </text:list-item>
      </text:list>
      <text:h text:style-name="Heading_20_3" text:outline-level="3">Database MetaData Get Index Info</text:h>
      <text:p text:style-name="Standard">Retrieves a description of the given table's indices and statistics.</text:p>
      <text:h text:style-name="Heading_20_4" text:outline-level="4">Diagram</text:h>
      <text:p text:style-name="P25"><draw:frame draw:style-name="fr2" draw:name="Image35" text:anchor-type="as-char" svg:width="13.624cm" svg:height="6.237cm" draw:z-index="178"><draw:image xlink:href="../DatabaseMetaDataGetIndexInfo.png" xlink:type="simple" xlink:show="embed" xlink:actuate="onLoad"/></draw:frame></text:p>
      <text:h text:style-name="Heading_20_4" text:outline-level="4">Parameters description</text:h>
      <text:list text:style-name="L88">
        <text:list-item>
          <text:p text:style-name="P163">[out] <text:span text:style-name="T6">DatabaseMetaDataGetIndexInfo</text:span><text:span text:style-name="T12">: </text:span><text:a xlink:type="simple" xlink:href="#Integers"><text:span text:style-name="T11">Integer</text:span></text:a><text:span text:style-name="T12"> value = </text:span><text:span text:style-name="T12"><text:user-field-get style:data-style-name="N0" text:name="DatabaseMetaDataGetIndexInfo">68</text:user-field-get></text:span></text:p>
        </text:list-item>
      </text:list>
      <text:list text:style-name="L89">
        <text:list-item>
          <text:p text:style-name="P164">[out] <text:span text:style-name="T6">catalog</text:span>: <text:a xlink:type="simple" xlink:href="#Strings"><text:span text:style-name="T8">String</text:span></text:a> name of the catalog (database)</text:p>
        </text:list-item>
        <text:list-item>
          <text:p text:style-name="P164">[out] <text:span text:style-name="T6">schema</text:span>: <text:a xlink:type="simple" xlink:href="#Strings"><text:span text:style-name="T8">String</text:span></text:a> a schema name</text:p>
        </text:list-item>
      </text:list>
      <text:list text:style-name="L89">
        <text:list-item>
          <text:p text:style-name="P164">[out] <text:span text:style-name="T6">table</text:span>: <text:a xlink:type="simple" xlink:href="#Strings"><text:span text:style-name="T8">String</text:span></text:a> a table name</text:p>
        </text:list-item>
      </text:list>
      <text:list text:style-name="L89">
        <text:list-item>
          <text:p text:style-name="P164">[out] <text:span text:style-name="T6">unique</text:span>: <text:a xlink:type="simple" xlink:href="#Booleans">Boolean</text:a> when true, return only indices for unique values; when false, return indices regardless of whether unique or not</text:p>
        </text:list-item>
        <text:list-item>
          <text:p text:style-name="P164">[out] <text:span text:style-name="T6">approximate</text:span>: <text:a xlink:type="simple" xlink:href="#Booleans">Boolean</text:a> when true, result is allowed to reflect approximate or out of data values; when false, results are requested to be accurate</text:p>
        </text:list-item>
      </text:list>
      <text:list text:style-name="L88">
        <text:list-item>
          <text:p text:style-name="P163"><text:span text:style-name="T12">[in] </text:span><text:span text:style-name="T6">index infos</text:span><text:span text:style-name="T12">:</text:span><text:span text:style-name="T20"> </text:span><text:a xlink:type="simple" xlink:href="#ReceiveTypeOrException"><text:span text:style-name="T21">ResultSetOrException</text:span></text:a><text:span text:style-name="T9">.</text:span><text:span text:style-name="T20"> Index infos as a ResultSet. Each row is an index column description. Exception of type </text:span><text:span text:style-name="T9">SQLException</text:span><text:span text:style-name="T20"> if a database access error occurs</text:span></text:p>
        </text:list-item>
      </text:list>
      <text:h text:style-name="Heading_20_3" text:outline-level="3">Prepared Statement Get MetaData</text:h>
      <text:p text:style-name="Standard">Retrieves the metadata of the given prepared statement.</text:p>
      <text:h text:style-name="Heading_20_4" text:outline-level="4">Diagram</text:h>
      <text:p text:style-name="P25"><draw:frame draw:style-name="fr1" draw:name="Image51" text:anchor-type="as-char" svg:width="13.624cm" svg:height="2.817cm" draw:z-index="179"><draw:image xlink:href="../PreparedStatementGetMetaData.png" xlink:type="simple" xlink:show="embed" xlink:actuate="onLoad"/></draw:frame></text:p>
      <text:h text:style-name="Heading_20_4" text:outline-level="4">Parameters description</text:h>
      <text:list text:style-name="L90">
        <text:list-item>
          <text:p text:style-name="P165">[out] <text:span text:style-name="T6">PreparedStatementGetMetaData</text:span><text:span text:style-name="T12">: </text:span><text:a xlink:type="simple" xlink:href="#Integers"><text:span text:style-name="T11">Integer</text:span></text:a><text:span text:style-name="T12"> value = </text:span><text:span text:style-name="T12"><text:user-field-get style:data-style-name="N0" text:name="PreparedStatementGetMetaData">81</text:user-field-get></text:span></text:p>
        </text:list-item>
      </text:list>
      <text:list text:style-name="L91">
        <text:list-item>
          <text:p text:style-name="P166">[out] <text:span text:style-name="T6">sqlTemplate</text:span>: <text:a xlink:type="simple" xlink:href="#Strings"><text:span text:style-name="T8">String</text:span></text:a> name of the catalog (database)</text:p>
        </text:list-item>
        <text:list-item>
          <text:p text:style-name="P167"><text:span text:style-name="T12">[in] </text:span><text:span text:style-name="T6">metadata</text:span><text:span text:style-name="T12">:</text:span><text:span text:style-name="T20"> </text:span><text:a xlink:type="simple" xlink:href="#ReceiveTypeOrException"><text:span text:style-name="T21">ResultSetOrException</text:span></text:a><text:span text:style-name="T20"> ResultSet which metadata contains the <text:s/>given prepared statement metadata. Exception of type </text:span><text:span text:style-name="T9">SQLException</text:span><text:span text:style-name="T20"> if a database access error occurs</text:span></text:p>
        </text:list-item>
      </text:list>
      <text:h text:style-name="Heading_20_3" text:outline-level="3">Database MetaData Get Super Tables</text:h>
      <text:p text:style-name="Standard">Retrieves a description of the table hierarchies defined in a particular schema in this database.</text:p>
      <text:h text:style-name="Heading_20_4" text:outline-level="4">Diagram</text:h>
      <text:p text:style-name="P25"><draw:frame draw:style-name="fr2" draw:name="Image36" text:anchor-type="as-char" svg:width="10.92cm" svg:height="6.151cm" draw:z-index="180"><draw:image xlink:href="../DatabaseMetaDataGetSuperTables.png" xlink:type="simple" xlink:show="embed" xlink:actuate="onLoad"/></draw:frame></text:p>
      <text:h text:style-name="Heading_20_4" text:outline-level="4">Parameters description</text:h>
      <text:list text:style-name="L92">
        <text:list-item>
          <text:p text:style-name="P168">[out] <text:span text:style-name="T6">DatabaseMetaDataGetSuperTables</text:span><text:span text:style-name="T12">: </text:span><text:a xlink:type="simple" xlink:href="#Integers"><text:span text:style-name="T11">Integer</text:span></text:a><text:span text:style-name="T12"> value = </text:span><text:span text:style-name="T12"><text:user-field-get style:data-style-name="N0" text:name="DatabaseMetaDataGetSuperTables">69</text:user-field-get></text:span></text:p>
        </text:list-item>
      </text:list>
      <text:list text:style-name="L93">
        <text:list-item>
          <text:p text:style-name="P169">[out] <text:span text:style-name="T6">catalog</text:span>: <text:a xlink:type="simple" xlink:href="#Strings"><text:span text:style-name="T8">String</text:span></text:a> name of the catalog (database)</text:p>
        </text:list-item>
        <text:list-item>
          <text:p text:style-name="P169">[out] <text:span text:style-name="T6">schema pattern</text:span>: <text:a xlink:type="simple" xlink:href="#Strings"><text:span text:style-name="T8">String</text:span></text:a> a schema name pattern</text:p>
        </text:list-item>
      </text:list>
      <text:list text:style-name="L93">
        <text:list-item>
          <text:p text:style-name="P169">[out] <text:span text:style-name="T6">table name pattern</text:span>: <text:a xlink:type="simple" xlink:href="#Strings"><text:span text:style-name="T8">String</text:span></text:a> a table name pattern</text:p>
        </text:list-item>
      </text:list>
      <text:list text:style-name="L93">
        <text:list-item>
          <text:p text:style-name="P169">[in] <text:span text:style-name="T6">super tables</text:span>:<text:span text:style-name="T18"> </text:span><text:a xlink:type="simple" xlink:href="#ReceiveTypeOrException"><text:span text:style-name="T19">ResultSetOrException</text:span></text:a><text:span text:style-name="T4">.</text:span><text:span text:style-name="T18"> Super tables as a ResultSet. Each row is a type description. Exception of type </text:span><text:span text:style-name="T4">SQLException</text:span><text:span text:style-name="T18"> if a database access error occurs</text:span></text:p>
        </text:list-item>
      </text:list>
      <text:h text:style-name="Heading_20_3" text:outline-level="3">Database MetaData Get Super Types</text:h>
      <text:p text:style-name="Standard">Retrieves a description of the user-defined type (UDT) hierarchies defined in a particular schema in this database.</text:p>
      <text:h text:style-name="Heading_20_4" text:outline-level="4">Diagram</text:h>
      <text:p text:style-name="P25"><draw:frame draw:style-name="fr2" draw:name="Image37" text:anchor-type="as-char" svg:width="10.92cm" svg:height="6.13cm" draw:z-index="181"><draw:image xlink:href="../DatabaseMetaDataGetSuperTypes.png" xlink:type="simple" xlink:show="embed" xlink:actuate="onLoad"/></draw:frame></text:p>
      <text:h text:style-name="Heading_20_4" text:outline-level="4">Parameters description</text:h>
      <text:list text:style-name="L94">
        <text:list-item>
          <text:p text:style-name="P170">[out]<text:span text:style-name="T12"> </text:span><text:span text:style-name="T6">DatabaseMetaDataGetSuperTypes</text:span><text:span text:style-name="T12">: </text:span><text:a xlink:type="simple" xlink:href="#Integers"><text:span text:style-name="T11">Integer</text:span></text:a><text:span text:style-name="T12"> value = </text:span><text:span text:style-name="T12"><text:user-field-get style:data-style-name="N0" text:name="DatabaseMetaDataGetSuperTypes">70</text:user-field-get></text:span></text:p>
        </text:list-item>
      </text:list>
      <text:list text:style-name="L95">
        <text:list-item>
          <text:p text:style-name="P171">[out] <text:span text:style-name="T6">catalog</text:span>: <text:a xlink:type="simple" xlink:href="#Strings"><text:span text:style-name="T8">String</text:span></text:a> name of the catalog (database)</text:p>
        </text:list-item>
        <text:list-item>
          <text:p text:style-name="P171">[out] <text:span text:style-name="T6">schema pattern</text:span>: <text:a xlink:type="simple" xlink:href="#Strings"><text:span text:style-name="T8">String</text:span></text:a> a schema name pattern</text:p>
        </text:list-item>
      </text:list>
      <text:list text:style-name="L95">
        <text:list-item>
          <text:p text:style-name="P171">[out] <text:span text:style-name="T6">table name pattern</text:span>: <text:a xlink:type="simple" xlink:href="#Strings"><text:span text:style-name="T8">String</text:span></text:a> a table name pattern</text:p>
        </text:list-item>
      </text:list>
      <text:list text:style-name="L96">
        <text:list-item>
          <text:p text:style-name="P172">[in] <text:span text:style-name="T6">super types</text:span>:<text:span text:style-name="T18"> </text:span><text:a xlink:type="simple" xlink:href="#ReceiveTypeOrException"><text:span text:style-name="T19">ResultSetOrException</text:span></text:a><text:span text:style-name="T4">.</text:span><text:span text:style-name="T18"> Super types as a ResultSet. Each row gives information about the designated UDT. Exception of type </text:span><text:span text:style-name="T4">SQLException</text:span><text:span text:style-name="T18"> if a database access error occurs</text:span></text:p>
        </text:list-item>
      </text:list>
      <text:h text:style-name="Heading_20_3" text:outline-level="3">Database MetaData Get Type Info</text:h>
      <text:p text:style-name="Standard">Retrieves a description of all the standard SQL types supported by this database.</text:p>
      <text:h text:style-name="Heading_20_4" text:outline-level="4">Diagram</text:h>
      <text:p text:style-name="P25"><draw:frame draw:style-name="fr1" draw:name="Image38" text:anchor-type="as-char" svg:width="11.846cm" svg:height="2.332cm" draw:z-index="182"><draw:image xlink:href="../DatabaseMetaDataGetTypeInfo.png" xlink:type="simple" xlink:show="embed" xlink:actuate="onLoad"/></draw:frame></text:p>
      <text:h text:style-name="Heading_20_4" text:outline-level="4">Parameters description</text:h>
      <text:list text:style-name="L97">
        <text:list-item>
          <text:p text:style-name="P173">[out] <text:span text:style-name="T6">DatabaseMetaDataGetTypeInfo</text:span><text:span text:style-name="T12">: </text:span><text:a xlink:type="simple" xlink:href="#Integers"><text:span text:style-name="T11">Integer</text:span></text:a><text:span text:style-name="T12"> value = </text:span><text:span text:style-name="T12"><text:user-field-get style:data-style-name="N0" text:name="DatabaseMetaDataGetTypeInfo">71</text:user-field-get></text:span></text:p>
        </text:list-item>
      </text:list>
      <text:list text:style-name="L98">
        <text:list-item>
          <text:p text:style-name="P174">[in] <text:span text:style-name="T6">type info</text:span>:<text:span text:style-name="T18"> </text:span><text:a xlink:type="simple" xlink:href="#ReceiveTypeOrException"><text:span text:style-name="T19">ResultSetOrException</text:span></text:a><text:span text:style-name="T4">.</text:span><text:span text:style-name="T18"> Type infos as a ResultSet. Each row is an SQL type description. Exception of type </text:span><text:span text:style-name="T4">SQLException</text:span><text:span text:style-name="T18"> if a database access error occurs</text:span></text:p>
        </text:list-item>
      </text:list>
      <text:h text:style-name="Heading_20_3" text:outline-level="3">Database MetaData Get UDTs</text:h>
      <text:p text:style-name="Standard">Retrieves a description of the user-defined types (UDTs) defined in a particular schema.</text:p>
      <text:h text:style-name="Heading_20_4" text:outline-level="4">Diagram</text:h>
      <text:p text:style-name="P25"><draw:frame draw:style-name="fr1" draw:name="Image39" text:anchor-type="as-char" svg:width="15.24cm" svg:height="10.495cm" draw:z-index="183"><draw:image xlink:href="../DatabaseMetaDataGetUDTs.png" xlink:type="simple" xlink:show="embed" xlink:actuate="onLoad"/></draw:frame></text:p>
      <text:h text:style-name="Heading_20_4" text:outline-level="4">Parameters description</text:h>
      <text:list text:style-name="L99">
        <text:list-item>
          <text:p text:style-name="P175">[out] <text:span text:style-name="T6">DatabaseMetaDataGetUDTs</text:span><text:span text:style-name="T12">: </text:span><text:a xlink:type="simple" xlink:href="#Integers"><text:span text:style-name="T11">Integer</text:span></text:a><text:span text:style-name="T12"> value = </text:span><text:span text:style-name="T12"><text:user-field-get style:data-style-name="N0" text:name="DatabaseMetaDataGetUDTs">72</text:user-field-get></text:span></text:p>
        </text:list-item>
      </text:list>
      <text:list text:style-name="L100">
        <text:list-item>
          <text:p text:style-name="P176">[out] <text:span text:style-name="T6">catalog</text:span>: <text:a xlink:type="simple" xlink:href="#Strings"><text:span text:style-name="T8">String</text:span></text:a> name of the catalog (database)</text:p>
        </text:list-item>
        <text:list-item>
          <text:p text:style-name="P176">[out] <text:span text:style-name="T6">schema pattern</text:span>: <text:a xlink:type="simple" xlink:href="#Strings"><text:span text:style-name="T8">String</text:span></text:a> a schema name pattern</text:p>
        </text:list-item>
      </text:list>
      <text:list text:style-name="L100">
        <text:list-item>
          <text:p text:style-name="P176">[out] <text:span text:style-name="T6">type name pattern</text:span>: <text:a xlink:type="simple" xlink:href="#Strings"><text:span text:style-name="T8">String</text:span></text:a> a type name pattern</text:p>
        </text:list-item>
        <text:list-item>
          <text:p text:style-name="P176">[out] <text:span text:style-name="T6">get specific types</text:span>: <text:a xlink:type="simple" xlink:href="#Booleans">Boolean</text:a> if <text:span text:style-name="T4">false, </text:span>gets all types</text:p>
          <text:list>
            <text:list-header>
              <text:p text:style-name="P176">(only if get specific type = <text:span text:style-name="T4">true</text:span>)</text:p>
              <text:list>
                <text:list-item>
                  <text:p text:style-name="P176">[out] <text:span text:style-name="T6">number of types</text:span>: <text:a xlink:type="simple" xlink:href="#Integers">Integer</text:a> the number of types to follow</text:p>
                  <text:list>
                    <text:list-header>
                      <text:p text:style-name="P176"><text:span text:style-name="T3">number of types times</text:span>:</text:p>
                      <text:list>
                        <text:list-item>
                          <text:p text:style-name="P176">[out] <text:span text:style-name="T6">type</text:span>: <text:a xlink:type="simple" xlink:href="#Integers"><text:span text:style-name="T22">Integer</text:span></text:a><text:span text:style-name="T12"> user-defined type</text:span></text:p>
                        </text:list-item>
                      </text:list>
                    </text:list-header>
                  </text:list>
                </text:list-item>
              </text:list>
            </text:list-header>
          </text:list>
        </text:list-item>
      </text:list>
      <text:list text:style-name="L99">
        <text:list-item>
          <text:p text:style-name="P177">[in] <text:span text:style-name="T6">UDTs</text:span>:<text:span text:style-name="T18"> </text:span><text:a xlink:type="simple" xlink:href="#ReceiveTypeOrException"><text:span text:style-name="T19">ResultSetOrException</text:span></text:a><text:span text:style-name="T4">.</text:span><text:span text:style-name="T18"> UDTs as a ResultSet. Each row describes a UDT. Exception of type </text:span><text:span text:style-name="T4">SQLException</text:span><text:span text:style-name="T18"> if a database access error occurs</text:span></text:p>
        </text:list-item>
      </text:list>
      <text:h text:style-name="Heading_20_3" text:outline-level="3">Database MetaData Get Version Columns</text:h>
      <text:p text:style-name="Standard"><text:s/>Retrieves a description of a table's columns that are automatically updated when any value in a row is updated.</text:p>
      <text:h text:style-name="Heading_20_4" text:outline-level="4">Diagram</text:h>
      <text:p text:style-name="P25"><draw:frame draw:style-name="fr1" draw:name="Image41" text:anchor-type="as-char" svg:width="10.92cm" svg:height="6.151cm" draw:z-index="184"><draw:image xlink:href="../DatabaseMetaDataGetVersionColumns.png" xlink:type="simple" xlink:show="embed" xlink:actuate="onLoad"/></draw:frame></text:p>
      <text:h text:style-name="Heading_20_4" text:outline-level="4">Parameters description</text:h>
      <text:list text:style-name="L101">
        <text:list-item>
          <text:p text:style-name="P178">[out] <text:span text:style-name="T6">DatabaseMetaDataGetVersionColumns</text:span><text:span text:style-name="T12">: </text:span><text:a xlink:type="simple" xlink:href="#Integers"><text:span text:style-name="T11">Integer</text:span></text:a><text:span text:style-name="T12"> value = </text:span><text:span text:style-name="T12"><text:user-field-get style:data-style-name="N0" text:name="DatabaseMetaDataGetVersionColumns">73</text:user-field-get></text:span></text:p>
        </text:list-item>
      </text:list>
      <text:list text:style-name="L102">
        <text:list-item>
          <text:p text:style-name="P179">[out] <text:span text:style-name="T6">catalog</text:span>: <text:a xlink:type="simple" xlink:href="#Strings"><text:span text:style-name="T8">String</text:span></text:a> name of the catalog (database)</text:p>
        </text:list-item>
        <text:list-item>
          <text:p text:style-name="P179">[out] <text:span text:style-name="T6">schema</text:span>: <text:a xlink:type="simple" xlink:href="#Strings"><text:span text:style-name="T8">String</text:span></text:a> a schema name</text:p>
        </text:list-item>
      </text:list>
      <text:list text:style-name="L102">
        <text:list-item>
          <text:p text:style-name="P179">[out] <text:span text:style-name="T6">table</text:span>: <text:a xlink:type="simple" xlink:href="#Strings"><text:span text:style-name="T8">String</text:span></text:a> a table name</text:p>
        </text:list-item>
      </text:list>
      <text:list text:style-name="L102">
        <text:list-item>
          <text:p text:style-name="P180"><text:span text:style-name="T12">[in] </text:span><text:span text:style-name="T6">version columns</text:span><text:span text:style-name="T12">:</text:span><text:span text:style-name="T20"> </text:span><text:a xlink:type="simple" xlink:href="#ReceiveTypeOrException"><text:span text:style-name="T21">ResultSetOrException</text:span></text:a><text:span text:style-name="T9">.</text:span><text:span text:style-name="T20"> Version columns as a ResultSet. Each row is a column description. Exception of type </text:span><text:span text:style-name="T9">SQLException</text:span><text:span text:style-name="T20"> if a database access error occurs</text:span></text:p>
        </text:list-item>
      </text:list>
      <text:h text:style-name="Heading_20_3" text:outline-level="3">Database Static Metadata</text:h>
      <text:p text:style-name="Standard">Retrieve a static metadata from the controller.</text:p>
      <text:h text:style-name="Heading_20_4" text:outline-level="4">Diagram</text:h>
      <text:p text:style-name="P25"><draw:frame draw:style-name="fr1" draw:name="Image40" text:anchor-type="as-char" svg:width="11.432cm" svg:height="8.56cm" draw:z-index="167"><draw:image xlink:href="../DatabaseStaticMetadata.png" xlink:type="simple" xlink:show="embed" xlink:actuate="onLoad"/></draw:frame></text:p>
      <text:h text:style-name="Heading_20_4" text:outline-level="4">Parmeters description</text:h>
      <text:list text:style-name="L103">
        <text:list-item>
          <text:p text:style-name="P181">[out] <text:span text:style-name="T6">DatabaseStaticMetadata</text:span><text:span text:style-name="T12">: </text:span><text:a xlink:type="simple" xlink:href="#Integers"><text:span text:style-name="T11">Integer</text:span></text:a><text:span text:style-name="T12"> value = </text:span><text:span text:style-name="T12"><text:user-field-get style:data-style-name="N0" text:name="DatabaseStaticMetadata">80</text:user-field-get></text:span></text:p>
        </text:list-item>
        <text:list-item>
          <text:p text:style-name="P182">[out] <text:span text:style-name="T6">key</text:span>: <text:a xlink:type="simple" xlink:href="#Strings"><text:span text:style-name="T8">String</text:span></text:a> hashkey of the metadata to be retrieved</text:p>
        </text:list-item>
        <text:list-item>
          <text:p text:style-name="P183">[in] <text:span text:style-name="T6">type tag</text:span>: <text:a xlink:type="simple" xlink:href="#Integers">Integer</text:a> <text:span text:style-name="T4">EXCEPTION</text:span> (<text:user-field-get style:data-style-name="N0" text:name="TypeTagException">19</text:user-field-get>) or <text:span text:style-name="T4">NOT_EXCEPTION </text:span><text:span text:style-name="T18">(</text:span><text:span text:style-name="T18"><text:user-field-get style:data-style-name="N0" text:name="TypeTagNotException">18</text:user-field-get></text:span><text:span text:style-name="T18">)</text:span></text:p>
          <text:list>
            <text:list-header>
              <text:p text:style-name="P184">(only if <text:span text:style-name="T6">type tag</text:span> = <text:span text:style-name="T4">EXCEPTION</text:span>)</text:p>
              <text:list>
                <text:list-item>
                  <text:p text:style-name="P185">[in] <text:span text:style-name="T6">exception</text:span>: <text:a xlink:type="simple" xlink:href="#Exceptions"><text:span text:style-name="T8">Exception</text:span></text:a><text:span text:style-name="T7"> </text:span>controller error of type <text:span text:style-name="T4">SQLException</text:span> if no metadata is available (probably means that no backend is enabled on that controller)</text:p>
                </text:list-item>
              </text:list>
              <text:p text:style-name="P184">(only if <text:span text:style-name="T6">type tag</text:span> = <text:span text:style-name="T4">NOT_EXCEPTION</text:span>)</text:p>
              <text:list>
                <text:list-item>
                  <text:p text:style-name="P186"><text:span text:style-name="T12">[in] </text:span><text:span text:style-name="T6">data</text:span><text:span text:style-name="T12">: </text:span><text:a xlink:type="simple" xlink:href="#SQL Types"><text:span text:style-name="T15">SQL type deserialization</text:span></text:a><text:span text:style-name="T12"> the data</text:span></text:p>
                </text:list-item>
              </text:list>
            </text:list-header>
          </text:list>
        </text:list-item>
      </text:list>
      <text:h text:style-name="Heading_20_1" text:outline-level="1">Data types exchange</text:h>
      <text:h text:style-name="Heading_20_2" text:outline-level="2">Result Sets</text:h>
      <text:p text:style-name="Standard">Some commands like the Read request imply the reception of a result set. <text:s/>The section below describes how this complex type is received by the driver. <text:s/>Furthermore, ResultSets contain data from the underlying database. <text:s/>This data is actually made of SQL datatypes that must be read a special way, detailed in the second section of this chapter.</text:p>
      <text:h text:style-name="Heading_20_3" text:outline-level="3"><text:bookmark-start text:name="Result Sets"/>ResultSets Serialization</text:h>
      <text:p text:style-name="Standard"><text:bookmark-end text:name="Result Sets"/>ResultSets are not received directly by the driver. <text:s/>If an exception occurs during the request that should have sent the ResultSet, this exception will be sent <text:span text:style-name="T23">instead of</text:span><text:span text:style-name="T24"> the ResultSet</text:span>. <text:s/><text:a xlink:type="simple" xlink:href="#ReceiveTypeOrException">ReceiveResultSetOrException</text:a> shows how exceptions are handled in the protocol.</text:p>
      <text:h text:style-name="Heading_20_4" text:outline-level="4">Diagram</text:h>
      <text:p text:style-name="Standard"><draw:frame draw:style-name="fr1" draw:name="graphics8" text:anchor-type="as-char" svg:width="14.995cm" svg:height="20.295cm" draw:z-index="185"><draw:image xlink:href="../ResultSet.png" xlink:type="simple" xlink:show="embed" xlink:actuate="onLoad"/></draw:frame></text:p>
      <text:h text:style-name="Heading_20_4" text:outline-level="4">Parameters Description</text:h>
      <text:list text:style-name="L104">
        <text:list-item>
          <text:p text:style-name="P187">[in] <text:span text:style-name="T6">Number of columns</text:span>: <text:a xlink:type="simple" xlink:href="#Integers"><text:span text:style-name="T8">Integer</text:span></text:a> the number of column that will be fetched this time</text:p>
        </text:list-item>
      </text:list>
      <text:p text:style-name="P188">Number of columns times:</text:p>
      <text:list text:style-name="L105">
        <text:list-item>
          <text:list>
            <text:list-item>
              <text:list>
                <text:list-item>
                  <text:p text:style-name="P189">[in] <text:span text:style-name="T6">has table name</text:span><text:span text:style-name="T12">:</text:span><text:span text:style-name="T6"> </text:span><text:a xlink:type="simple" xlink:href="#Booleans"><text:span text:style-name="T11">Boolean</text:span></text:a><text:span text:style-name="T12"> </text:span><text:span text:style-name="T9">false</text:span><text:span text:style-name="T12"> if the table name is null</text:span></text:p>
                </text:list-item>
              </text:list>
            </text:list-item>
          </text:list>
        </text:list-item>
      </text:list>
      <text:list text:style-name="L104">
        <text:list-item>
          <text:list>
            <text:list-item>
              <text:list>
                <text:list-header>
                  <text:p text:style-name="P190">(only if <text:span text:style-name="T6">has table name </text:span>is <text:span text:style-name="T4">true</text:span>)</text:p>
                  <text:list>
                    <text:list-item>
                      <text:p text:style-name="P187">[in] <text:span text:style-name="T6">table name</text:span><text:span text:style-name="T12">: </text:span><text:a xlink:type="simple" xlink:href="#Strings"><text:span text:style-name="T8">String</text:span></text:a><text:span text:style-name="T25"> designated column's table name</text:span></text:p>
                    </text:list-item>
                  </text:list>
                </text:list-header>
                <text:list-item>
                  <text:p text:style-name="P187">[in] <text:span text:style-name="T6">field name</text:span>:<text:span text:style-name="T12"> </text:span><text:a xlink:type="simple" xlink:href="#Strings"><text:span text:style-name="T8">String</text:span></text:a><text:span text:style-name="T25"> designated column's name</text:span></text:p>
                </text:list-item>
                <text:list-item>
                  <text:p text:style-name="P187">[in] <text:span text:style-name="T6">field label</text:span>:<text:span text:style-name="T12"> </text:span><text:a xlink:type="simple" xlink:href="#Strings"><text:span text:style-name="T8">String</text:span></text:a><text:span text:style-name="T25"> designated column's suggested title for use in printouts and displays.</text:span></text:p>
                </text:list-item>
                <text:list-item>
                  <text:p text:style-name="P187">[in] <text:span text:style-name="T6">columnDisplaySize</text:span>: <text:a xlink:type="simple" xlink:href="#Integers"><text:span text:style-name="T8">Integer</text:span></text:a> indicating the designated column's normal maximum width in characters</text:p>
                </text:list-item>
                <text:list-item>
                  <text:p text:style-name="P187">[in] <text:span text:style-name="T6">sqlType</text:span>: <text:a xlink:type="simple" xlink:href="#Integers"><text:span text:style-name="T8">Integer</text:span></text:a> designated column's SQL type (from java.sql.Types)</text:p>
                </text:list-item>
                <text:list-item>
                  <text:p text:style-name="P187">[in] <text:span text:style-name="T6">typeName</text:span>:<text:span text:style-name="T12"> </text:span><text:a xlink:type="simple" xlink:href="#Strings"><text:span text:style-name="T8">String</text:span></text:a><text:span text:style-name="T25"> designated column's database-specific type name</text:span></text:p>
                </text:list-item>
                <text:list-item>
                  <text:p text:style-name="P187">[in] <text:span text:style-name="T6">columnClassName</text:span><text:span text:style-name="T12">: </text:span><text:a xlink:type="simple" xlink:href="#Strings"><text:span text:style-name="T11">String</text:span></text:a><text:span text:style-name="T24"> fully-qualified name of the Java class whose instances are manufactured if the method </text:span><text:span text:style-name="T26">ResultSet.getObject</text:span><text:span text:style-name="T24"> <text:s/>is called to retrieve a value from the column</text:span></text:p>
                </text:list-item>
                <text:list-item>
                  <text:p text:style-name="P187">[in] <text:span text:style-name="T6">isAutoIncrement</text:span>:<text:span text:style-name="T6"> </text:span><text:a xlink:type="simple" xlink:href="#Booleans"><text:span text:style-name="T11">Boolean</text:span></text:a><text:span text:style-name="T12"> whether the designated column is automatically numbered, thus read-only</text:span></text:p>
                </text:list-item>
                <text:list-item>
                  <text:p text:style-name="P187">[in] <text:span text:style-name="T6">isCaseSensitive</text:span>:<text:span text:style-name="T6"> </text:span><text:a xlink:type="simple" xlink:href="#Booleans"><text:span text:style-name="T11">Boolean</text:span></text:a><text:span text:style-name="T12"> whether a column's case matters</text:span></text:p>
                </text:list-item>
                <text:list-item>
                  <text:p text:style-name="P187">[in] <text:span text:style-name="T6">isCurrency</text:span>:<text:span text:style-name="T6"> </text:span><text:a xlink:type="simple" xlink:href="#Booleans"><text:span text:style-name="T11">Boolean</text:span></text:a><text:span text:style-name="T12"> whether the designated column is a cash value</text:span></text:p>
                </text:list-item>
                <text:list-item>
                  <text:p text:style-name="P191">[in] <text:span text:style-name="T6">isNullable</text:span>: <text:a xlink:type="simple" xlink:href="#Integers"><text:span text:style-name="T8">Integer</text:span></text:a> nullability status of the given column; one of <text:span text:style-name="T4">columnNoNulls</text:span>, <text:span text:style-name="T4">columnNullable</text:span> or <text:span text:style-name="T4">columnNullableUnknown</text:span></text:p>
                </text:list-item>
                <text:list-item>
                  <text:p text:style-name="P187">[in] <text:span text:style-name="T6">isReadOnly</text:span>:<text:span text:style-name="T6"> </text:span><text:a xlink:type="simple" xlink:href="#Booleans"><text:span text:style-name="T11">Boolean</text:span></text:a><text:span text:style-name="T12"> whether the designated column is definitely not writable</text:span></text:p>
                </text:list-item>
                <text:list-item>
                  <text:p text:style-name="P187">[in] <text:span text:style-name="T6">isWritable</text:span>:<text:span text:style-name="T6"> </text:span><text:a xlink:type="simple" xlink:href="#Booleans"><text:span text:style-name="T11">Boolean</text:span></text:a><text:span text:style-name="T12"> whether it is possible for a write on the designated column to succeed</text:span></text:p>
                </text:list-item>
                <text:list-item>
                  <text:p text:style-name="P187">[in] <text:span text:style-name="T6">isDefinitelyWritable</text:span>:<text:span text:style-name="T6"> </text:span><text:a xlink:type="simple" xlink:href="#Booleans"><text:span text:style-name="T11">Boolean</text:span></text:a><text:span text:style-name="T12"> whether a write on the designated column will definitely succeed</text:span></text:p>
                </text:list-item>
                <text:list-item>
                  <text:p text:style-name="P187">[in] <text:span text:style-name="T6">isSearchable</text:span>:<text:span text:style-name="T6"> </text:span><text:a xlink:type="simple" xlink:href="#Booleans"><text:span text:style-name="T11">Boolean</text:span></text:a><text:span text:style-name="T12"> whether the designated column can be used in a where clause</text:span></text:p>
                </text:list-item>
                <text:list-item>
                  <text:p text:style-name="P187">[in] <text:span text:style-name="T6">isSigned</text:span>:<text:span text:style-name="T6"> </text:span><text:a xlink:type="simple" xlink:href="#Booleans"><text:span text:style-name="T11">Boolean</text:span></text:a><text:span text:style-name="T12"> whether values in the designated column are signed numbers</text:span></text:p>
                </text:list-item>
                <text:list-item>
                  <text:p text:style-name="P187">[in] <text:span text:style-name="T6">precision</text:span>: <text:a xlink:type="simple" xlink:href="#Integers"><text:span text:style-name="T8">Integer</text:span></text:a> designated column's number of decimal digits</text:p>
                </text:list-item>
                <text:list-item>
                  <text:p text:style-name="P187">[in] <text:span text:style-name="T6">scale</text:span>: <text:a xlink:type="simple" xlink:href="#Integers"><text:span text:style-name="T8">Integer</text:span></text:a> designated column's number of digits to right of the decimal point</text:p>
                </text:list-item>
              </text:list>
            </text:list-item>
          </text:list>
        </text:list-item>
        <text:list-item>
          <text:p text:style-name="P187">[in] <text:span text:style-name="T6">TypeTag</text:span>: <text:span text:style-name="T7">Integer</text:span> value COL_TYPES 17</text:p>
        </text:list-item>
        <text:list-item>
          <text:p text:style-name="P187">[in] <text:span text:style-name="T6">numberOfRows</text:span>: <text:a xlink:type="simple" xlink:href="#Integers"><text:span text:style-name="T8">Integer</text:span></text:a> whether or not rows will follow. This number must be considered as a boolean, if equals to zero, it means that no rows have been retrieved</text:p>
        </text:list-item>
      </text:list>
      <text:p text:style-name="P188"><text:span text:style-name="T5">only if </text:span><text:span text:style-name="T27">Number of rows</text:span><text:span text:style-name="T28"> &gt; 0</text:span></text:p>
      <text:list text:style-name="L106">
        <text:list-item>
          <text:list>
            <text:list-header>
              <text:p text:style-name="P192">numberOfColumns times:</text:p>
              <text:list>
                <text:list-item>
                  <text:list>
                    <text:list-item>
                      <text:p text:style-name="P193">[in] <text:span text:style-name="T6">TypeTag</text:span>: <text:a xlink:type="simple" xlink:href="#Integers"><text:span text:style-name="T8">Integer</text:span></text:a> possible values <text:span text:style-name="T13">STRING=0, BIGDECIMAL=1, BOOLEAN=2, INTEGER=3, LONG=4, FLOAT=5, DOUBLE=6, BYTE_ARRAY=7, SQL_DATE=8, SQL_TIME=9, SQL_TIMESTAMP=10, CLOB=11, BLOB=12, JAVA_SERIALIZABLE=13</text:span></text:p>
                    </text:list-item>
                    <text:list-item>
                      <text:p text:style-name="P193">[in] <text:span text:style-name="T6">numberOfRows</text:span>: <text:a xlink:type="simple" xlink:href="#Integers"><text:span text:style-name="T8">Integer</text:span></text:a> number of rows to follow</text:p>
                    </text:list-item>
                  </text:list>
                </text:list-item>
              </text:list>
            </text:list-header>
          </text:list>
        </text:list-item>
      </text:list>
      <text:list text:style-name="L107">
        <text:list-item>
          <text:list>
            <text:list-item>
              <text:list>
                <text:list-header>
                  <text:p text:style-name="P194">numberOfRows times:</text:p>
                  <text:list>
                    <text:list-item>
                      <text:list>
                        <text:list-item>
                          <text:p text:style-name="P195">[in] <text:span text:style-name="T6">TypeTag</text:span>: <text:a xlink:type="simple" xlink:href="#Integers">Integer</text:a> value ROW = 18</text:p>
                        </text:list-item>
                      </text:list>
                      <text:p text:style-name="P196">numberOfColumns times:</text:p>
                      <text:list>
                        <text:list-item>
                          <text:list>
                            <text:list-item>
                              <text:p text:style-name="P197">[in] <text:span text:style-name="T6">value N is null</text:span>: <text:span text:style-name="T6"><text:s/></text:span><text:a xlink:type="simple" xlink:href="#Booleans"><text:span text:style-name="T11">Boolean</text:span></text:a><text:span text:style-name="T12"> whether the values to follow are null. All of these are receive at a time and must be kept for the following</text:span></text:p>
                            </text:list-item>
                          </text:list>
                        </text:list-item>
                      </text:list>
                    </text:list-item>
                  </text:list>
                </text:list-header>
              </text:list>
            </text:list-item>
          </text:list>
        </text:list-item>
      </text:list>
      <text:list text:style-name="L108">
        <text:list-item>
          <text:list>
            <text:list-item>
              <text:list>
                <text:list-item>
                  <text:list>
                    <text:list-header>
                      <text:p text:style-name="P198">numberOfColumns times<text:span text:style-name="T5">:</text:span></text:p>
                      <text:list>
                        <text:list-header>
                          <text:p text:style-name="P199">only if <text:s/><text:span text:style-name="T6">value N is null =</text:span> <text:span text:style-name="T9">false</text:span></text:p>
                          <text:list>
                            <text:list-item>
                              <text:p text:style-name="P200">[in] <text:a xlink:type="simple" xlink:href="#SQL Types"><text:span text:style-name="T15">SQL type deserialization</text:span></text:a> the data </text:p>
                            </text:list-item>
                          </text:list>
                        </text:list-header>
                      </text:list>
                    </text:list-header>
                  </text:list>
                </text:list-item>
              </text:list>
            </text:list-item>
          </text:list>
        </text:list-item>
        <text:list-item>
          <text:p text:style-name="P200">[in] <text:span text:style-name="T6">hasMoreData</text:span>: <text:a xlink:type="simple" xlink:href="#Booleans"><text:span text:style-name="T8">Boolean</text:span></text:a></text:p>
          <text:list>
            <text:list-header>
              <text:p text:style-name="P200">(only if <text:span text:style-name="T6">hasMoreData</text:span> = <text:span text:style-name="T4">true</text:span>)</text:p>
              <text:list>
                <text:list-item>
                  <text:p text:style-name="P200">[in] <text:span text:style-name="T6">cursorName</text:span>: <text:a xlink:type="simple" xlink:href="#Strings"><text:span text:style-name="T8">String</text:span></text:a> name of the cursor that will be used</text:p>
                </text:list-item>
              </text:list>
            </text:list-header>
          </text:list>
        </text:list-item>
      </text:list>
      <text:p text:style-name="P201">Note that when the result set is incomplete (ie. hasMoreData is <text:span text:style-name="T4">true</text:span>), the remaining data must be retrieved by the FetchNextResultSetRows command.</text:p>
      <text:h text:style-name="Heading_20_3" text:outline-level="3"><text:bookmark-start text:name="SQL Types"/>SQL Type<text:bookmark-end text:name="SQL Types"/>s</text:h>
      <text:p text:style-name="Standard">SQL types comming from the database are received by dedicated functions called after having receive a TypeTag that indicates the type of incoming data. <text:s/>Also, receiving a SQL type can be specified as follows:</text:p>
      <text:p text:style-name="P25"><draw:frame draw:style-name="fr9" draw:name="Image17" text:anchor-type="as-char" svg:width="9.663cm" svg:height="7.167cm" draw:z-index="168"><draw:image xlink:href="../ReceiveSQLType.png" xlink:type="simple" xlink:show="embed" xlink:actuate="onLoad"/></draw:frame></text:p>
      <text:list text:style-name="L109">
        <text:list-item>
          <text:p text:style-name="P202">[in] <text:span text:style-name="T6">type tag</text:span>: <text:s/><text:a xlink:type="simple" xlink:href="#Integers">Integer</text:a> type of the data to follow</text:p>
        </text:list-item>
        <text:list-item>
          <text:p text:style-name="P202">[in] <text:span text:style-name="T6">data</text:span>: &lt;type&gt; the data</text:p>
        </text:list-item>
      </text:list>
      <text:p text:style-name="P203">Depending on the <text:span text:style-name="T6">type tag</text:span> value, the &lt;type&gt; will be:</text:p>
      <text:list text:style-name="L110">
        <text:list-item>
          <text:h text:style-name="P204" text:outline-level="4">STRING (type tag = 0)</text:h>
        </text:list-item>
      </text:list>
      <text:p text:style-name="P205">(De)Serialized as <text:a xlink:type="simple" xlink:href="#Strings">java Strings: </text:a></text:p>
      <text:h text:style-name="Heading_20_4" text:outline-level="4">BIGDECIMAL (<text:span text:style-name="T29">type tag </text:span>= 1)</text:h>
      <text:p text:style-name="Standard">A BigDecimal is composed of one BigInteger called 'value' and a scale (integer). <text:s/>The 'value' is first send, then the scale.</text:p>
      <text:p text:style-name="Standard">To be serialized, the value is converted to a byte array (using <text:a xlink:type="simple" xlink:href="http://java.sun.com/j2se/1.5.0/docs/api/java/math/BigInteger.html#toByteArray()">BigInteger.toByteArray()</text:a>). Then this bytes are serialized whithin integers (for perfomance purpose). As described in the javadoc, the array of bytes is the two's-complement representation of the BigInteger, in big-endian byte-order: the most significant byte is the zeroth element. <text:s/>It is serialized as-is, modulo head padding alignment bytes. <text:s/>For example, the byte array <text:span text:style-name="T4">[AA BB CC DD EE]</text:span> (hexadecimal values) will require two integers to carry its five bytes: <text:span text:style-name="T4">integer1</text:span>, the first integer, will be head-padded until byte array tail is aligned. <text:s/>So, <text:span text:style-name="T4">integer1</text:span> will be equal to <text:span text:style-name="T4">[00 00 00 AA]</text:span> while <text:span text:style-name="T4">integer2</text:span> will be <text:span text:style-name="T4">[BB CC DD EE]</text:span><text:span text:style-name="T18">.</text:span></text:p>
      <text:p text:style-name="P206">The reading of a big integer will be done as follows:</text:p>
      <text:list text:style-name="L111">
        <text:list-item>
          <text:p text:style-name="P207">[in] <text:span text:style-name="T6">value length</text:span>: <text:a xlink:type="simple" xlink:href="#Integers">Integer</text:a> number of bytes in the <text:span text:style-name="T3">byte array </text:span>representation of the value</text:p>
          <text:list>
            <text:list-header>
              <text:p text:style-name="P208">if padding (ie. ”<text:span text:style-name="T6">value length</text:span> modulo 4” is positive)</text:p>
              <text:list>
                <text:list-item>
                  <text:p text:style-name="P207">[in] <text:span text:style-name="T6">first word</text:span>: <text:a xlink:type="simple" xlink:href="#Integers">Integer</text:a> first word of data. <text:s/>The number of significant bytes is equal to ”<text:span text:style-name="T6">value length</text:span> modulo 4”. <text:s/>So padded bytes are the most significant bytes of <text:span text:style-name="T6">first word</text:span> (set to zero). First significant byte will be the (4 – value length modulo 4)iest byte</text:p>
                </text:list-item>
              </text:list>
              <text:p text:style-name="P208"><text:span text:style-name="T12">(</text:span><text:span text:style-name="T6">value length</text:span> / 4) times:</text:p>
              <text:list>
                <text:list-item>
                  <text:p text:style-name="P207">[in] <text:span text:style-name="T6">word</text:span>: <text:a xlink:type="simple" xlink:href="#Integers">Integer</text:a> containing 4 bytes of data (two's-complement - big-endian)</text:p>
                </text:list-item>
              </text:list>
            </text:list-header>
          </text:list>
        </text:list-item>
      </text:list>
      <text:list text:style-name="L112">
        <text:list-item>
          <text:p text:style-name="P209">[in] <text:span text:style-name="T6">scale</text:span>: <text:a xlink:type="simple" xlink:href="#Integers">Integer</text:a> scale to apply to the value</text:p>
        </text:list-item>
      </text:list>
      <text:p text:style-name="P203">The BigDecimal value will be:</text:p>
      <text:p text:style-name="P210"><draw:frame draw:style-name="fr10" draw:name="Objet1" text:anchor-type="as-char" svg:width="1.256cm" svg:height="1.062cm" draw:z-index="170"><draw:object xlink:href="./Object 1" xlink:type="simple" xlink:show="embed" xlink:actuate="onLoad"/><draw:image xlink:href="./ObjectReplacements/Object 1" xlink:type="simple" xlink:show="embed" xlink:actuate="onLoad"/></draw:frame></text:p>
      <text:h text:style-name="Heading_20_4" text:outline-level="4">BOOLEAN (<text:span text:style-name="T29">type tag </text:span>= 2)</text:h>
      <text:p text:style-name="P211">(De)Serialized as <text:a xlink:type="simple" xlink:href="#Booleans">java Booleans (see below)</text:a></text:p>
      <text:h text:style-name="Heading_20_4" text:outline-level="4">INTEGER (<text:span text:style-name="T29">type tag </text:span>= 3)</text:h>
      <text:p text:style-name="P211">(De)Serialized as <text:a xlink:type="simple" xlink:href="#Integers">java Integers </text:a><text:a xlink:type="simple" xlink:href="#Booleans"><text:span text:style-name="T30">(see below)</text:span></text:a></text:p>
      <text:h text:style-name="Heading_20_4" text:outline-level="4">LONG (<text:span text:style-name="T29">type tag </text:span>= 4)</text:h>
      <text:p text:style-name="P211">(De)Serialized as <text:a xlink:type="simple" xlink:href="#Longs">java longs</text:a><text:a xlink:type="simple" xlink:href="#Integers"><text:span text:style-name="T31"> </text:span></text:a><text:a xlink:type="simple" xlink:href="#Booleans"><text:span text:style-name="T30">(see below)</text:span></text:a></text:p>
      <text:h text:style-name="Heading_20_4" text:outline-level="4">FLOAT (<text:span text:style-name="T29">type tag </text:span>= 5)</text:h>
      <text:p text:style-name="P211">(De)Serialized as <text:a xlink:type="simple" xlink:href="#Floats">java floats</text:a><text:a xlink:type="simple" xlink:href="#Integers"><text:span text:style-name="T31"> </text:span></text:a><text:a xlink:type="simple" xlink:href="#Booleans"><text:span text:style-name="T30">(see below)</text:span></text:a></text:p>
      <text:h text:style-name="Heading_20_4" text:outline-level="4">DOUBLE (<text:span text:style-name="T29">type tag </text:span>= 6)</text:h>
      <text:p text:style-name="P211">(De)Serialized as <text:a xlink:type="simple" xlink:href="#Doubles">java doubles</text:a><text:a xlink:type="simple" xlink:href="#Integers"><text:span text:style-name="T31"> </text:span></text:a><text:a xlink:type="simple" xlink:href="#Booleans"><text:span text:style-name="T30">(see below)</text:span></text:a></text:p>
      <text:h text:style-name="Heading_20_4" text:outline-level="4">BYTE_ARRAY (<text:span text:style-name="T29">type tag </text:span>= 7)</text:h>
      <text:p text:style-name="P211">Byte arrays are simply (de)serialized by sending/receiving the length of data (in bytes) to follow, then the data.</text:p>
      <text:p text:style-name="P211">[in] <text:span text:style-name="T6">length</text:span>: <text:a xlink:type="simple" xlink:href="#Integers"><text:span text:style-name="T8">Integer</text:span></text:a></text:p>
      <text:p text:style-name="P212">length times:</text:p>
      <text:p text:style-name="P213"><text:tab/>[in] <text:span text:style-name="T6">byte n</text:span>: <text:span text:style-name="T7">Byte</text:span></text:p>
      <text:list text:style-name="L110" text:continue-numbering="true">
        <text:list-item>
          <text:h text:style-name="P214" text:outline-level="4">SQL_DATE (<text:span text:style-name="T29">type tag </text:span>= 8)</text:h>
        </text:list-item>
      </text:list>
      <text:p text:style-name="P211">Sql date (de)serialization is done by sending/receiving the number of milliseconds ellapsed since January 1<text:span text:style-name="T32">st</text:span> 1970 0:00:00 GMT</text:p>
      <text:p text:style-name="P211">[in] <text:span text:style-name="T6">millis</text:span>: <text:a xlink:type="simple" xlink:href="#Longs"><text:span text:style-name="T8">Long</text:span></text:a></text:p>
      <text:h text:style-name="Heading_20_4" text:outline-level="4">SQL_TIME (<text:span text:style-name="T29">type tag </text:span>= 9)</text:h>
      <text:p text:style-name="P211">Sql time (de)serialization is the same as sql date, except that the milliseconds value is given as an int</text:p>
      <text:p text:style-name="P211">[in] <text:span text:style-name="T6">millis</text:span>: <text:a xlink:type="simple" xlink:href="#Integers"><text:span text:style-name="T8">Integer</text:span></text:a></text:p>
      <text:h text:style-name="Heading_20_4" text:outline-level="4">SQL_TIMESTAMP (<text:span text:style-name="T29">type tag </text:span>= 10)</text:h>
      <text:p text:style-name="P211">Time stamps are serialized like sql date (time in milliseconds as a long) plus the fractional seconds component called nanos, as Integer. Deserialization looks like this:</text:p>
      <text:p text:style-name="P211">[in] <text:span text:style-name="T6">millis</text:span>: <text:a xlink:type="simple" xlink:href="#Longs"><text:span text:style-name="T8">Long</text:span></text:a></text:p>
      <text:p text:style-name="P211">[in] <text:span text:style-name="T6">nanos</text:span>: <text:a xlink:type="simple" xlink:href="#Integers"><text:span text:style-name="T8">Integer</text:span></text:a></text:p>
      <text:h text:style-name="Heading_20_4" text:outline-level="4">CLOB (<text:span text:style-name="T29">type tag </text:span>= 11)</text:h>
      <text:p text:style-name="P211">NOT IMPLEMENTED</text:p>
      <text:h text:style-name="Heading_20_4" text:outline-level="4">BLOB= (<text:span text:style-name="T29">type tag </text:span>= 12)</text:h>
      <text:p text:style-name="P211">Blobs are (de)serialized as byte arrays, sending the length of the blobs as an integer, then the raw bytes on the stream</text:p>
      <text:h text:style-name="Heading_20_4" text:outline-level="4">JAVA_SERIALIZABLE (<text:span text:style-name="T29">type tag </text:span>= 13)</text:h>
      <text:p text:style-name="P211">Unknown-but-serializable types are (de)serialized as bytes arrays. </text:p>
      <text:h text:style-name="P215" text:outline-level="2">Exception-Ready Routines</text:h>
      <text:p text:style-name="Standard">When the controller catches an exception, it sometimes has to notify the driver about the error. This is done by serializing the exception over the stream. To do so, the driver must know that it can receive either the ”normal result” or an exception. Thus, what can be called ”exception-ready routines” have been made available for 5 distinct types: Strings, Booleans, Integers, Longs and ResultSets. They are called Receive&lt;Type&gt;OrException.</text:p>
      <text:p text:style-name="Standard">These routines basically work on the same scheme (except for ResultSets, see bellow): instead of directly receiving their type, they first receive a ”TypeTag”, indicating wether what follows is an exception or not. Then, if there is no exception (TypeTag <text:span text:style-name="T4">NOT_EXCEPTION</text:span> = <text:user-field-get style:data-style-name="N0" text:name="TypeTagNotException">18</text:user-field-get>), the ”normal” type is received. Otherwise (TypeTag = <text:user-field-get style:data-style-name="N0" text:name="TypeTagException">19</text:user-field-get>), the special routine of exception serialization is launched.</text:p>
      <text:p text:style-name="Standard">For ResultSets, the reception is very similar, but a third type, <text:span text:style-name="T4">NULL_RESULTSET</text:span>, has been introduced. <text:s/>If there is no exception, TypeTags can be <text:span text:style-name="T4">RESULTSET</text:span> (TypeTag = <text:user-field-get style:data-style-name="N0" text:name="TypeTagResultSet">14</text:user-field-get>) or <text:span text:style-name="T4">NULL_RESULTSET</text:span> (TypeTag = <text:user-field-get style:data-style-name="N0" text:name="TypeTagNullResultSet">15</text:user-field-get>). <text:s/>In case of null ResultSet, note that there will be no other incoming data (consider that the request succeed but the result was null). <text:s/>In case of <text:s/><text:span text:style-name="T4">EXCEPTION</text:span> (TypeTag = <text:user-field-get style:data-style-name="N0" text:name="TypeTagException">19</text:user-field-get>), the behavior described above will apply.</text:p>
      <text:p text:style-name="Standard">In the rest of the document, these routines will be represented as follows:</text:p>
      <text:p text:style-name="P25"><draw:frame draw:style-name="fr1" draw:name="graphics4" text:anchor-type="as-char" svg:width="1.984cm" svg:height="2.514cm" draw:z-index="176"><draw:image xlink:href="../Routine.png" xlink:type="simple" xlink:show="embed" xlink:actuate="onLoad"/></draw:frame></text:p>
      <text:h text:style-name="Heading_20_3" text:outline-level="3">Exceptions</text:h>
      <text:p text:style-name="Standard">An exception is defined by its type, zero or more exceptions called ”cause” and a stack trace.</text:p>
      <text:p text:style-name="Standard">Cause exceptions are serialized recursively on the stream.</text:p>
      <text:p text:style-name="Standard">Formally, the BNF-like definition of exception serialization is:</text:p>
      <text:p text:style-name="WW-HTML_20_Preformatted"><text:tab/>exception <text:s text:c="10"/>= exception-type exception-core</text:p>
      <text:p text:style-name="WW-HTML_20_Preformatted"><text:tab/>exception-type <text:s text:c="5"/>= <text:a xlink:type="simple" xlink:href="#Integers">INTEGER</text:a></text:p>
      <text:p text:style-name="WW-HTML_20_Preformatted"><text:tab/>exception-core <text:s text:c="5"/>= message [cause-exception] stack-trace</text:p>
      <text:p text:style-name="WW-HTML_20_Preformatted"><text:tab/>message <text:s text:c="12"/>= <text:a xlink:type="simple" xlink:href="#Strings">STRING</text:a></text:p>
      <text:p text:style-name="WW-HTML_20_Preformatted"><text:tab/>cause-exception <text:s text:c="4"/>= <text:a xlink:type="simple" xlink:href="#Booleans"><text:span text:style-name="T33">false</text:span></text:a>/(<text:a xlink:type="simple" xlink:href="#Booleans">true</text:a> exception-core)</text:p>
      <text:p text:style-name="WW-HTML_20_Preformatted"><text:tab/>stack-trace <text:s text:c="8"/>= depth (depth*stack-trace-element)</text:p>
      <text:p text:style-name="WW-HTML_20_Preformatted"><text:tab/>depth <text:s text:c="14"/>= <text:a xlink:type="simple" xlink:href="#Integers">INTEGER</text:a></text:p>
      <text:p text:style-name="WW-HTML_20_Preformatted"><text:tab/>stack-trace-element = declaring-class method-name </text:p>
      <text:p text:style-name="WW-HTML_20_Preformatted"><text:tab/> <text:s text:c="21"/>filename line-number</text:p>
      <text:p text:style-name="WW-HTML_20_Preformatted"><text:tab/>declaring-class <text:s text:c="4"/>= <text:a xlink:type="simple" xlink:href="#Strings">STRING</text:a></text:p>
      <text:p text:style-name="WW-HTML_20_Preformatted"><text:tab/>method-name <text:s text:c="8"/>= <text:a xlink:type="simple" xlink:href="#Strings">STRING</text:a></text:p>
      <text:p text:style-name="WW-HTML_20_Preformatted"><text:tab/>filename <text:s text:c="11"/>= <text:a xlink:type="simple" xlink:href="#Strings">STRING</text:a></text:p>
      <text:p text:style-name="WW-HTML_20_Preformatted"><text:tab/>line-number <text:s text:c="8"/>= <text:a xlink:type="simple" xlink:href="#Integers">INTEGER</text:a></text:p>
      <text:p text:style-name="Standard">As an example, let's take the exception E1 with type 1 and message ”I am E1”, which has two cause exceptions E2 and E3 (with message ”I am ...” and without stack trace) plus a stack trace of two elements. On the stream, we will receive chronologically:</text:p>
      <text:p text:style-name="WW-HTML_20_Preformatted"><text:tab/>1<text:tab/><text:tab/><text:tab/><text:span text:style-name="T3">;type of E1</text:span></text:p>
      <text:p text:style-name="P216"><text:tab/>“I am E1”<text:tab/><text:tab/><text:span text:style-name="T3">;E1 message</text:span></text:p>
      <text:p text:style-name="P217"><text:tab/><text:span text:style-name="T5">true<text:tab/><text:tab/><text:tab/></text:span>;there is a cause exception</text:p>
      <text:p text:style-name="P216"><text:tab/>“I am E2”<text:tab/><text:tab/><text:span text:style-name="T3">;E2 message</text:span></text:p>
      <text:p text:style-name="P216"><text:tab/>true<text:tab/><text:tab/><text:tab/><text:span text:style-name="T3">;there is a cause exception</text:span></text:p>
      <text:p text:style-name="P217"><text:tab/>“I am E3”<text:tab/><text:tab/>;E3 message</text:p>
      <text:p text:style-name="P217"><text:span text:style-name="T5"><text:tab/>false<text:tab/><text:tab/><text:tab/></text:span>;there is no cause exception</text:p>
      <text:p text:style-name="P217"><text:span text:style-name="T5"><text:tab/>0<text:tab/><text:tab/><text:tab/></text:span>;E3 has no stack trace</text:p>
      <text:p text:style-name="P217"><text:span text:style-name="T5"><text:tab/>0<text:tab/><text:tab/><text:tab/></text:span>;E2 has no stack trace</text:p>
      <text:p text:style-name="P217"><text:span text:style-name="T5"><text:tab/>2<text:tab/><text:tab/><text:tab/></text:span>;E1 has 2 stack traces</text:p>
      <text:p text:style-name="P217"><text:span text:style-name="T5"><text:tab/>“C1” “M1” “F1” 1<text:tab/></text:span>;E1 first stack trace</text:p>
      <text:p text:style-name="P217"><text:span text:style-name="T5"><text:tab/>“C2” “M2” “F2” 2<text:tab/></text:span>;E1 second stack trace</text:p>
      <text:p text:style-name="WW-HTML_20_Preformatted"/>
      <text:h text:style-name="Heading_20_3" text:outline-level="3"><text:bookmark-start text:name="ReceiveTypeOrException"/>Receive&lt;type&gt;ORException<text:bookmark-end text:name="ReceiveTypeOrException"/></text:h>
      <text:p text:style-name="Standard">As told before, to serialize a type, the controller first sends a type tag to indicate the type of the following data. Then, if the type tag is <text:user-field-get style:data-style-name="N0" text:name="TypeTagNotException">18</text:user-field-get>, the type is serialized the usual way (see previous chapters). If the type tag is <text:user-field-get style:data-style-name="N0" text:name="TypeTagException">19</text:user-field-get> this means that an exception will come, the way described above.</text:p>
      <text:p text:style-name="P25"><draw:frame draw:style-name="fr1" draw:name="graphics5" text:anchor-type="as-char" svg:width="10.028cm" svg:height="9.297cm" draw:z-index="149"><draw:image xlink:href="../ReceiveType.png" xlink:type="simple" xlink:show="embed" xlink:actuate="onLoad"/></draw:frame></text:p>
      <text:h text:style-name="Heading_20_2" text:outline-level="2">Basic Data types exchange</text:h>
      <text:p text:style-name="Standard">As the controller is written in Java, the major part of the exchanged data types is actually Java types. Appart from Strings which is a particular case, all data types are serialized using the com.java.io.DataOutputStream from Sun's JDK.</text:p>
      <text:p text:style-name="Standard">Here is a list of these types and how they are transmitted over the socket.</text:p>
      <text:h text:style-name="Heading_20_3" text:outline-level="3"><text:bookmark-start text:name="Booleans"/>Booleans<text:bookmark-end text:name="Booleans"/></text:h>
      <text:p text:style-name="Standard">Booleans are serialized as <text:a xlink:type="simple" xlink:href="#Integers">32bits integers</text:a> (see below). <text:span text:style-name="T4">0</text:span> for <text:span text:style-name="T4">false</text:span>, <text:span text:style-name="T4">1</text:span> for <text:span text:style-name="T4">true</text:span>.</text:p>
      <text:h text:style-name="Heading_20_3" text:outline-level="3"><text:bookmark-start text:name="Chars"/>C<text:bookmark-end text:name="Chars"/>haracters</text:h>
      <text:p text:style-name="Standard">Characters as they appear in Java are send as 16 bits integers, high byte first.</text:p>
      <text:h text:style-name="Heading_20_3" text:outline-level="3"><text:bookmark-start text:name="Doubles"/>Doubles<text:bookmark-end text:name="Doubles"/></text:h>
      <text:p text:style-name="Standard">Doubles are 64bits values send as a Long after having been converted by java.lang.Double.doubleToLongBits(v). See <text:a xlink:type="simple" xlink:href="http://java.sun.com/j2se/1.5.0/docs/api/java/lang/Double.html#doubleToLongBits(double">http://java.sun.com/j2se/1.5.0/docs/api/java/lang/Double.html#doubleToLongBits(double</text:a>) for more info.</text:p>
      <text:h text:style-name="Heading_20_3" text:outline-level="3"><text:bookmark-start text:name="Floats"/>Floats<text:bookmark-end text:name="Floats"/></text:h>
      <text:p text:style-name="Standard">Floats are 32bits values written by the <text:span text:style-name="T34">writeInt</text:span> function, after having been converted by java.lang.Float.floatToIntBits(float value) function. For more detailed information, see <text:a xlink:type="simple" xlink:href="http://java.sun.com/j2se/1.5.0/docs/api/java/lang/Float.html#floatToIntBits(float">http://java.sun.com/j2se/1.5.0/docs/api/java/lang/Float.html#floatToIntBits(float</text:a>)</text:p>
      <text:h text:style-name="Heading_20_3" text:outline-level="3"><text:bookmark-start text:name="Integers"/>Integers<text:bookmark-end text:name="Integers"/></text:h>
      <text:p text:style-name="Standard">Java integers are 32bits-long and are send byte after byte, high byte first.</text:p>
      <text:p text:style-name="Standard">If <text:span text:style-name="T4">i</text:span> is the integer to be sent, here is the algorithm to send <text:span text:style-name="T4">i</text:span>:</text:p>
      <text:list text:style-name="L113">
        <text:list-item>
          <text:list>
            <text:list-item>
              <text:list>
                <text:list-item>
                  <text:list>
                    <text:list-item>
                      <text:list>
                        <text:list-item>
                          <text:list>
                            <text:list-item>
                              <text:p text:style-name="P218"><text:span text:style-name="quote">send ((i &gt;&gt; 24) &amp; 0xFF)</text:span></text:p>
                            </text:list-item>
                            <text:list-item>
                              <text:p text:style-name="P218"><text:span text:style-name="quote">send ((i &gt;&gt; 16) &amp; 0xFF)</text:span></text:p>
                            </text:list-item>
                            <text:list-item>
                              <text:p text:style-name="P218"><text:span text:style-name="quote">send ((i &gt;&gt; <text:s/>8) &amp; 0xFF)</text:span></text:p>
                            </text:list-item>
                            <text:list-item>
                              <text:p text:style-name="P218"><text:span text:style-name="quote">send ((i &gt;&gt; <text:s/>0) &amp; 0xFF)</text:span></text:p>
                            </text:list-item>
                          </text:list>
                        </text:list-item>
                      </text:list>
                    </text:list-item>
                  </text:list>
                </text:list-item>
              </text:list>
            </text:list-item>
          </text:list>
        </text:list-item>
      </text:list>
      <text:h text:style-name="Heading_20_3" text:outline-level="3"><text:bookmark-start text:name="Longs"/>Longs<text:bookmark-end text:name="Longs"/></text:h>
      <text:p text:style-name="Standard">64 bits are sent high byte first, like other decimals:</text:p>
      <text:list text:style-name="L114">
        <text:list-item>
          <text:list>
            <text:list-item>
              <text:list>
                <text:list-item>
                  <text:list>
                    <text:list-item>
                      <text:list>
                        <text:list-item>
                          <text:list>
                            <text:list-item>
                              <text:p text:style-name="P219"><text:span text:style-name="quote">send ((l &gt;&gt; 56) &amp; 0xFF)</text:span></text:p>
                            </text:list-item>
                            <text:list-item>
                              <text:p text:style-name="P219"><text:span text:style-name="quote">send ((l &gt;&gt; 48) &amp; 0xFF)</text:span></text:p>
                            </text:list-item>
                            <text:list-item>
                              <text:p text:style-name="P219"><text:span text:style-name="quote">send ((l &gt;&gt; 40) &amp; 0xFF)</text:span></text:p>
                            </text:list-item>
                            <text:list-item>
                              <text:p text:style-name="P219"><text:span text:style-name="quote">send ((l &gt;&gt; 32) &amp; 0xFF)</text:span></text:p>
                            </text:list-item>
                            <text:list-item>
                              <text:p text:style-name="P219"><text:span text:style-name="quote">send ((l &gt;&gt; 24) &amp; 0xFF)</text:span></text:p>
                            </text:list-item>
                            <text:list-item>
                              <text:p text:style-name="P219"><text:span text:style-name="quote">send ((l &gt;&gt; 16) &amp; 0xFF)</text:span></text:p>
                            </text:list-item>
                            <text:list-item>
                              <text:p text:style-name="P219"><text:span text:style-name="quote">send ((l &gt;&gt; <text:s/>8) &amp; 0xFF)</text:span></text:p>
                            </text:list-item>
                            <text:list-item>
                              <text:p text:style-name="P219"><text:span text:style-name="quote">send ((l &gt;&gt; <text:s/>0) &amp; 0xFF)</text:span></text:p>
                            </text:list-item>
                          </text:list>
                        </text:list-item>
                      </text:list>
                    </text:list-item>
                  </text:list>
                </text:list-item>
              </text:list>
            </text:list-item>
          </text:list>
        </text:list-item>
      </text:list>
      <text:h text:style-name="Heading_20_3" text:outline-level="3"><text:bookmark-start text:name="Shorts"/>Shorts<text:bookmark-end text:name="Shorts"/></text:h>
      <text:p text:style-name="Standard">16 bits shorts are send high byte first (then low byte)</text:p>
      <text:h text:style-name="Heading_20_3" text:outline-level="3"><text:bookmark-start text:name="Strings"/>Strings<text:bookmark-end text:name="Strings"/></text:h>
      <text:p text:style-name="Standard"><text:a xlink:type="simple" xlink:href="http://java.sun.com/j2se/1.5.0/docs/api/java/io/DataInput.html#modified-utf-8">To avoid handling big strings all at once and being a memory hog, strings are send by chunks of 65535 bytes maximum. To do so, </text:a>the length of the full string is sent first, then the string itself, chunk-by-chunk. Chunks are composed of first a short, representing the chunck length, then the UTF string.</text:p>
      <text:p text:style-name="Standard">In order to handle null strings, a boolean is first sent, <text:span text:style-name="T4">false</text:span> if the string is null, <text:span text:style-name="T4">true</text:span> otherwise.</text:p>
      <text:p text:style-name="Standard">Here is a summary of ”how a string s is send/retrieved”:</text:p>
      <text:p text:style-name="Standard"/>
      <text:p text:style-name="P25"><draw:frame draw:style-name="fr1" draw:name="graphics1" text:anchor-type="as-char" svg:width="12.091cm" svg:height="8.334cm" draw:z-index="1"><draw:image xlink:href="../String.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Tahoma1" svg:font-family="Tahoma"/>
    <style:font-face style:name="Tahoma3" svg:font-family="Tahoma, Lucidasans, 'Lucida Sans', 'Arial Unicode MS'"/>
    <style:font-face style:name="Courier New1" svg:font-family="'Courier New'" style:font-family-generic="modern"/>
    <style:font-face style:name="Courier New2" svg:font-family="'Courier New'" style:font-pitch="fixed"/>
    <style:font-face style:name="Courier New" svg:font-family="'Courier New'"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2"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4" svg:font-family="'Courier New'"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Nimbus Roman No9 L" fo:font-size="12pt" fo:language="en" fo:country="US" style:font-name-asian="Nimbus Sans L1"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212cm" fo:margin-bottom="0.212cm" fo:orphans="2" fo:widows="2" fo:hyphenation-ladder-count="no-limit" style:writing-mode="lr-tb"/>
      <style:text-properties style:use-window-font-color="true" style:font-name="Verdana" fo:font-size="10pt" fo:language="fi" fo:country="FI"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905cm" fo:margin-right="0cm" fo:margin-top="0.106cm" fo:margin-bottom="0.212cm" fo:line-height="0.459cm" fo:text-align="justify" style:justify-single-word="false" fo:text-indent="0cm" style:auto-text-indent="false"/>
      <style:text-properties style:font-name="Verdana" fo:font-size="8pt" fo:language="en" fo:country="US" style:font-size-asian="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properties fo:language="en" fo:country="U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line-height="150%" fo:text-align="justify" style:justify-single-word="false" fo:text-indent="0cm" style:auto-text-indent="false" fo:background-color="transparent" style:shadow="none" fo:keep-with-next="always">
        <style:tab-stops/>
        <style:background-image/>
      </style:paragraph-properties>
      <style:text-properties fo:font-variant="small-caps" fo:color="#000000" fo:font-size="16pt" fo:language="en" fo:country="US" fo:font-weight="bold" style:letter-kerning="true" style:font-size-asian="16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margin-top="0.635cm" fo:margin-bottom="0.423cm" fo:line-height="100%" fo:text-align="start" style:justify-single-word="false" fo:text-indent="0cm" style:auto-text-indent="false"/>
      <style:text-properties fo:text-transform="uppercase" fo:color="#000000" fo:font-size="12pt" style:letter-kerning="true" style:font-size-asian="12pt"/>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ext-properties fo:color="#000000" fo:font-size="10pt" style:letter-kerning="true" style:font-size-asian="10pt"/>
    </style:style>
    <style:style style:name="Heading_20_4" style:display-name="Heading 4" style:family="paragraph" style:parent-style-name="Heading_20_3" style:next-style-name="Standard" style:class="text" style:default-outline-level="4">
      <style:paragraph-properties fo:margin-left="0cm" fo:margin-right="0cm" fo:margin-top="0.423cm" fo:margin-bottom="0.423cm" fo:orphans="0" fo:widows="0" fo:text-indent="0cm" style:auto-text-indent="false" fo:keep-with-next="auto"/>
      <style:text-properties fo:font-variant="normal" fo:text-transform="none" fo:font-size="9pt" style:font-size-asian="9pt"/>
    </style:style>
    <style:style style:name="Heading_20_5" style:display-name="Heading 5" style:family="paragraph" style:parent-style-name="Standard" style:next-style-name="Standard" style:class="text">
      <style:paragraph-properties fo:margin-top="0.423cm" fo:margin-bottom="0.106cm"/>
      <style:text-properties fo:font-size="9pt" fo:font-style="italic" fo:font-weight="bold" style:font-size-asian="9pt" style:font-style-asian="italic" style:font-weight-asian="bold"/>
    </style:style>
    <style:style style:name="Heading_20_6" style:display-name="Heading 6" style:family="paragraph" style:parent-style-name="Standard" style:next-style-name="Standard" style:class="text">
      <style:paragraph-properties fo:keep-with-next="always"/>
      <style:text-properties style:font-name="Verdana" fo:font-size="8pt" fo:language="en" fo:country="GB" fo:font-weight="bold" style:font-size-asian="8pt" style:font-weight-asian="bold"/>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0cm"/>
        </style:tab-stops>
      </style:paragraph-properties>
      <style:text-properties style:font-name="Times New Roman" fo:font-size="12pt" fo:language="en" fo:country="US" style:font-size-asian="12pt" style:font-size-complex="12pt" fo:hyphenate="true" fo:hyphenation-remain-char-count="2" fo:hyphenation-push-char-count="2"/>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0cm"/>
        </style:tab-stops>
      </style:paragraph-properties>
      <style:text-properties style:font-name="Times New Roman" fo:font-size="12pt" fo:language="en" fo:country="US" fo:font-style="italic" style:font-size-asian="12pt" style:font-style-asian="italic" style:font-size-complex="12pt" style:font-style-complex="italic" fo:hyphenate="true" fo:hyphenation-remain-char-count="2" fo:hyphenation-push-char-count="2"/>
    </style:style>
    <style:style style:name="Heading_20_9" style:display-name="Heading 9" style:family="paragraph" style:parent-style-name="Standard" style:next-style-name="Standard" style:class="text">
      <style:paragraph-properties fo:margin-left="2.794cm" fo:margin-right="0cm" fo:margin-top="0.423cm" fo:margin-bottom="0.106cm" fo:hyphenation-ladder-count="no-limit" fo:text-indent="-2.794cm" style:auto-text-indent="false">
        <style:tab-stops>
          <style:tab-stop style:position="0cm"/>
        </style:tab-stops>
      </style:paragraph-properties>
      <style:text-properties style:font-name="Arial" fo:font-size="11pt" fo:language="en" fo:country="US" style:font-size-asian="11pt" style:font-name-complex="Arial" style:font-size-complex="11pt" fo:hyphenate="true" fo:hyphenation-remain-char-count="2" fo:hyphenation-push-char-count="2"/>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style>
    <style:style style:name="WW-Index" style:family="paragraph" style:parent-style-name="Standard">
      <style:paragraph-properties text:number-lines="false" text:line-number="0"/>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style>
    <style:style style:name="Body_20_Bullets" style:display-name="Body Bullets" style:family="paragraph" style:parent-style-name="Text_20_body">
      <style:paragraph-properties fo:margin-left="5.08cm" fo:margin-right="0cm" fo:text-align="start" style:justify-single-word="false" fo:text-indent="-0.635cm" style:auto-text-indent="false">
        <style:tab-stops>
          <style:tab-stop style:position="0cm"/>
        </style:tab-stops>
      </style:paragraph-properties>
    </style:style>
    <style:style style:name="WW-Body_20_Text_20_2" style:display-name="WW-Body Text 2" style:family="paragraph" style:parent-style-name="Standard">
      <style:paragraph-properties fo:margin-top="0.071cm" fo:margin-bottom="0.071cm"/>
      <style:text-properties fo:font-size="8pt" fo:language="en" fo:country="GB" style:font-size-asian="8pt"/>
    </style:style>
    <style:style style:name="Abstract" style:family="paragraph" style:parent-style-name="Heading_20_2">
      <style:paragraph-properties fo:margin-left="0cm" fo:margin-right="0cm" fo:margin-top="0.212cm" fo:margin-bottom="0.212cm" fo:keep-together="always" fo:text-indent="0cm" style:auto-text-indent="false">
        <style:tab-stops>
          <style:tab-stop style:position="-0.206cm"/>
          <style:tab-stop style:position="-0.048cm"/>
        </style:tab-stops>
      </style:paragraph-properties>
      <style:text-properties fo:font-variant="normal" fo:text-transform="none" fo:color="#000000" style:font-name="Times New Roman" fo:language="en" fo:country="AU" style:letter-kerning="true"/>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WW-Comment_20_Text" style:display-name="WW-Comment Text" style:family="paragraph" style:parent-style-name="Standard"/>
    <style:style style:name="WW-Comment_20_Subject" style:display-name="WW-Comment Subject" style:family="paragraph" style:parent-style-name="WW-Comment_20_Text" style:next-style-name="WW-Comment_20_Text">
      <style:text-properties fo:font-weight="bold" style:font-weight-asian="bold" style:font-weight-complex="bold"/>
    </style:style>
    <style:style style:name="WW-HTML_20_Preformatted" style:display-name="WW-HTML Preformatted" style:family="paragraph" style:parent-style-name="Standard">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language="en" fo:country="US" style:font-name-complex="Courier New1" fo:hyphenate="true" fo:hyphenation-remain-char-count="2" fo:hyphenation-push-char-count="2"/>
    </style:style>
    <style:style style:name="WW-Normal_20__28_Web_29_" style:display-name="WW-Normal (Web)" style:family="paragraph" style:parent-style-name="Standard">
      <style:paragraph-properties fo:margin-top="0.494cm" fo:margin-bottom="0.494cm" fo:hyphenation-ladder-count="no-limit"/>
      <style:text-properties style:font-name="Times New Roman" fo:font-size="12pt" fo:language="en" fo:country="US" style:font-size-asian="12pt" style:font-size-complex="12pt" fo:hyphenate="true" fo:hyphenation-remain-char-count="2" fo:hyphenation-push-char-count="2"/>
    </style:style>
    <style:style style:name="literallayout" style:family="paragraph" style:parent-style-name="Standard">
      <style:paragraph-properties fo:margin-top="0.494cm" fo:margin-bottom="0.494cm" fo:hyphenation-ladder-count="no-limit"/>
      <style:text-properties style:font-name="Times New Roman" fo:font-size="12pt" fo:language="en" fo:country="US" style:font-size-asian="12pt" style:font-size-complex="12pt" fo:hyphenate="true" fo:hyphenation-remain-char-count="2" fo:hyphenation-push-char-count="2"/>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text-properties style:font-name="Verdan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fo:color="#000000" style:font-name="Wingdings" fo:font-size="11pt" style:font-size-asian="11pt"/>
    </style:style>
    <style:style style:name="WW8Num2z0" style:family="text">
      <style:text-properties style:font-name="Wingdings"/>
    </style:style>
    <style:style style:name="WW8Num3z3" style:family="text">
      <style:text-properties style:font-name="Courier New1"/>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3" style:family="text">
      <style:text-properties style:font-name="Wingdings" fo:font-size="10pt" style:font-size-asian="10pt"/>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1" fo:font-size="10pt" style:font-size-asian="10pt"/>
    </style:style>
    <style:style style:name="WW8Num8z2" style:family="text">
      <style:text-properties fo:font-size="10pt" style:font-size-asian="10pt"/>
    </style:style>
    <style:style style:name="WW8Num8z3"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Default_20_Paragraph_20_Font" style:display-name="WW-Default Paragraph Font" style:family="text"/>
    <style:style style:name="WW-WW8Num1z0" style:family="text">
      <style:text-properties fo:color="#000000" style:font-name="Wingdings" fo:font-size="11pt" style:font-size-asian="11pt"/>
    </style:style>
    <style:style style:name="WW-WW8Num2z0" style:family="text">
      <style:text-properties style:font-name="Wingdings"/>
    </style:style>
    <style:style style:name="WW-WW8Num3z3" style:family="text">
      <style:text-properties style:font-name="Courier New1"/>
    </style:style>
    <style:style style:name="WW-Absatz-Standardschriftart" style:family="text"/>
    <style:style style:name="WW-WW8Num1z01" style:family="text">
      <style:text-properties fo:color="#000000" style:font-name="Wingdings" fo:font-size="11pt" style:font-size-asian="11pt"/>
    </style:style>
    <style:style style:name="WW-WW8Num2z01" style:family="text">
      <style:text-properties style:font-name="Wingdings"/>
    </style:style>
    <style:style style:name="WW-WW8Num3z31" style:family="text">
      <style:text-properties style:font-name="Courier New1"/>
    </style:style>
    <style:style style:name="WW-Absatz-Standardschriftart1" style:family="text"/>
    <style:style style:name="WW8Num1z3" style:family="text">
      <style:text-properties style:font-name="Courier New1"/>
    </style:style>
    <style:style style:name="WW8Num3z0" style:family="text">
      <style:text-properties fo:color="#000000" style:font-name="Wingdings" fo:font-size="11pt" style:font-size-asian="11pt"/>
    </style:style>
    <style:style style:name="WW8Num3z1" style:family="text">
      <style:text-properties style:font-name="Courier New1"/>
    </style:style>
    <style:style style:name="WW8Num3z2" style:family="text">
      <style:text-properties style:font-name="Wingdings"/>
    </style:style>
    <style:style style:name="WW-WW8Num3z311" style:family="text">
      <style:text-properties style:font-name="Symbol"/>
    </style:style>
    <style:style style:name="WW8Num4z3" style:family="text">
      <style:text-properties style:font-name="Courier New1"/>
    </style:style>
    <style:style style:name="WW-WW8Num5z3" style:family="text">
      <style:text-properties style:font-name="Courier New1"/>
    </style:style>
    <style:style style:name="WW-WW8Num6z0" style:family="text">
      <style:text-properties fo:color="#000000" style:font-name="Wingdings" fo:font-size="11pt" style:font-size-asian="11pt"/>
    </style:style>
    <style:style style:name="WW-WW8Num6z1" style:family="text">
      <style:text-properties style:font-name="Courier New1"/>
    </style:style>
    <style:style style:name="WW-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1"/>
    </style:style>
    <style:style style:name="WW8Num7z3" style:family="text">
      <style:text-properties style:font-name="Symbol"/>
    </style:style>
    <style:style style:name="WW-WW8Num8z3" style:family="text">
      <style:text-properties style:font-name="Courier New1"/>
    </style:style>
    <style:style style:name="WW8Num9z3" style:family="text">
      <style:text-properties style:font-name="Courier New1"/>
    </style:style>
    <style:style style:name="WW8Num10z0" style:family="text">
      <style:text-properties style:font-name="Wingdings"/>
    </style:style>
    <style:style style:name="WW8Num10z1" style:family="text">
      <style:text-properties style:font-name="Courier New1"/>
    </style:style>
    <style:style style:name="WW8Num10z3" style:family="text">
      <style:text-properties style:font-name="Symbol"/>
    </style:style>
    <style:style style:name="WW8Num11z3" style:family="text">
      <style:text-properties style:font-name="Courier New1"/>
    </style:style>
    <style:style style:name="WW8Num12z3" style:family="text">
      <style:text-properties style:font-name="Courier New1"/>
    </style:style>
    <style:style style:name="WW-Default_20_Paragraph_20_Font1" style:display-name="WW-Default Paragraph Font1" style:family="text"/>
    <style:style style:name="b1" style:family="text" style:parent-style-name="WW-Default_20_Paragraph_20_Font1">
      <style:text-properties fo:color="#000000" style:text-line-through-style="none" style:font-name="Courier New1" fo:font-size="10pt" style:text-underline-style="none" fo:font-weight="bold" style:font-size-asian="10pt" style:font-weight-asian="bold"/>
    </style:style>
    <style:style style:name="WW-Comment_20_Reference" style:display-name="WW-Comment Reference" style:family="text" style:parent-style-name="WW-Default_20_Paragraph_20_Font">
      <style:text-properties fo:font-size="8pt" style:font-size-asian="8pt" style:font-size-complex="8pt"/>
    </style:style>
    <style:style style:name="WW-HTML_20_Typewriter" style:display-name="WW-HTML Typewriter" style:family="text" style:parent-style-name="WW-Default_20_Paragraph_20_Font">
      <style:text-properties style:font-name="Courier New1" fo:font-size="10pt" style:font-name-asian="Times New Roman" style:font-size-asian="10pt" style:font-name-complex="Courier New1" style:font-size-complex="10pt"/>
    </style:style>
    <style:style style:name="WW-HTML_20_Acronym" style:display-name="WW-HTML Acronym" style:family="text" style:parent-style-name="WW-Default_20_Paragraph_20_Font"/>
    <style:style style:name="productname" style:family="text" style:parent-style-name="WW-Default_20_Paragraph_20_Font"/>
    <style:style style:name="WW-HTML_20_Code" style:display-name="WW-HTML Code" style:family="text" style:parent-style-name="WW-Default_20_Paragraph_20_Font">
      <style:text-properties style:font-name="Courier New1" fo:font-size="10pt" style:font-name-asian="Times New Roman" style:font-size-asian="10pt" style:font-name-complex="Courier New1" style:font-size-complex="10pt"/>
    </style:style>
    <style:style style:name="quote" style:family="text" style:parent-style-name="WW-Default_20_Paragraph_20_Font"/>
    <style:style style:name="application" style:family="text" style:parent-style-name="WW-Default_20_Paragraph_20_Font"/>
    <style:style style:name="emphasis" style:family="text" style:parent-style-name="WW-Default_20_Paragraph_20_Font"/>
    <style:style style:name="optional" style:family="text" style:parent-style-name="WW-Default_20_Paragraph_20_Font"/>
    <style:style style:name="WW-HTML_20_Keyboard" style:display-name="WW-HTML Keyboard" style:family="text" style:parent-style-name="WW-Default_20_Paragraph_20_Font">
      <style:text-properties style:font-name="Courier New1" fo:font-size="10pt" style:font-name-asian="Times New Roman" style:font-size-asian="10pt" style:font-name-complex="Courier New1" style:font-size-complex="10pt"/>
    </style:style>
    <style:style style:name="WW-HTML_20_Sample" style:display-name="WW-HTML Sample" style:family="text" style:parent-style-name="WW-Default_20_Paragraph_20_Font">
      <style:text-properties style:font-name="Courier New1" style:font-name-asian="Times New Roma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list-level-style-bullet text:level="1" text:style-name="WW8Num1z0" style:num-suffix="." text:bullet-char="§">
        <style:list-level-properties text:min-label-width="2.54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3.17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bullet text:level="4" text:style-name="WW8Num3z3" style:num-suffix="." text:bullet-char="o">
        <style:list-level-properties text:min-label-width="0.635cm"/>
        <style:text-properties style:font-name="Courier New1"/>
      </text:list-level-style-bullet>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3" style:num-suffix="." text:bullet-char="">
        <style:list-level-properties text:space-before="4.445cm" text:min-label-width="0.635cm"/>
        <style:text-properties style:font-name="Wingdings"/>
      </text:list-level-style-bullet>
      <text:list-level-style-bullet text:level="5" text:style-name="WW8Num5z3" style:num-suffix="." text:bullet-char="">
        <style:list-level-properties text:space-before="5.715cm" text:min-label-width="0.635cm"/>
        <style:text-properties style:font-name="Wingdings"/>
      </text:list-level-style-bullet>
      <text:list-level-style-bullet text:level="6" text:style-name="WW8Num5z3"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Wingdings"/>
      </text:list-level-style-bullet>
      <text:list-level-style-bullet text:level="8" text:style-name="WW8Num5z3" style:num-suffix="." text:bullet-char="">
        <style:list-level-properties text:space-before="9.525cm" text:min-label-width="0.635cm"/>
        <style:text-properties style:font-name="Wingdings"/>
      </text:list-level-style-bullet>
      <text:list-level-style-bullet text:level="9" text:style-name="WW8Num5z3"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1"/>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1"/>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1"/>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suffix="." style:num-format="1"/>
      <text:list-level-style-number text:level="2" style:num-suffix="." style:num-format="1" text:display-levels="2">
        <style:list-level-properties text:space-before="2.223cm"/>
      </text:list-level-style-number>
      <text:list-level-style-number text:level="3" style:num-suffix="." style:num-format="1" text:display-levels="3"/>
      <text:list-level-style-number text:level="4" style:num-suffix="."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number text:level="3" text:style-name="WW8Num8z2" style:num-suffix="." style:num-format="1">
        <style:list-level-properties text:space-before="3.175cm" text:min-label-width="0.635cm"/>
      </text:list-level-style-number>
      <text:list-level-style-bullet text:level="4" text:style-name="WW8Num8z3" style:num-suffix="." text:bullet-char="">
        <style:list-level-properties text:space-before="4.445cm" text:min-label-width="0.635cm"/>
        <style:text-properties style:font-name="Wingdings"/>
      </text:list-level-style-bullet>
      <text:list-level-style-bullet text:level="5" text:style-name="WW8Num8z3" style:num-suffix="." text:bullet-char="">
        <style:list-level-properties text:space-before="5.715cm" text:min-label-width="0.635cm"/>
        <style:text-properties style:font-name="Wingdings"/>
      </text:list-level-style-bullet>
      <text:list-level-style-bullet text:level="6" text:style-name="WW8Num8z3"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Wingdings"/>
      </text:list-level-style-bullet>
      <text:list-level-style-bullet text:level="8" text:style-name="WW8Num8z3" style:num-suffix="." text:bullet-char="">
        <style:list-level-properties text:space-before="9.525cm" text:min-label-width="0.635cm"/>
        <style:text-properties style:font-name="Wingdings"/>
      </text:list-level-style-bullet>
      <text:list-level-style-bullet text:level="9" text:style-name="WW8Num8z3"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1"/>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1"/>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1"/>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text:list-level-style-number text:level="2" style:num-suffix="." style:num-format="1" text:display-levels="2">
        <style:list-level-properties text:space-before="2.223cm"/>
      </text:list-level-style-number>
      <text:list-level-style-number text:level="3" style:num-suffix="." style:num-format="1" text:display-levels="3"/>
      <text:list-level-style-number text:level="4" style:num-suffix="."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1"/>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1"/>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1"/>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1"/>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1"/>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1"/>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82cm" text:min-label-width="0.635cm"/>
        <style:text-properties style:font-name="Symbol"/>
      </text:list-level-style-bullet>
      <text:list-level-style-bullet text:level="2" text:style-name="WW8Num21z1" style:num-suffix="." text:bullet-char="o">
        <style:list-level-properties text:space-before="2.552cm" text:min-label-width="0.635cm"/>
        <style:text-properties style:font-name="Courier New1"/>
      </text:list-level-style-bullet>
      <text:list-level-style-bullet text:level="3" text:style-name="WW8Num21z2" style:num-suffix="." text:bullet-char="">
        <style:list-level-properties text:space-before="3.822cm" text:min-label-width="0.635cm"/>
        <style:text-properties style:font-name="Wingdings"/>
      </text:list-level-style-bullet>
      <text:list-level-style-bullet text:level="4" text:style-name="WW8Num21z0" style:num-suffix="." text:bullet-char="">
        <style:list-level-properties text:space-before="5.092cm" text:min-label-width="0.635cm"/>
        <style:text-properties style:font-name="Symbol"/>
      </text:list-level-style-bullet>
      <text:list-level-style-bullet text:level="5" text:style-name="WW8Num21z1" style:num-suffix="." text:bullet-char="o">
        <style:list-level-properties text:space-before="6.362cm" text:min-label-width="0.635cm"/>
        <style:text-properties style:font-name="Courier New1"/>
      </text:list-level-style-bullet>
      <text:list-level-style-bullet text:level="6" text:style-name="WW8Num21z2" style:num-suffix="." text:bullet-char="">
        <style:list-level-properties text:space-before="7.632cm" text:min-label-width="0.635cm"/>
        <style:text-properties style:font-name="Wingdings"/>
      </text:list-level-style-bullet>
      <text:list-level-style-bullet text:level="7" text:style-name="WW8Num21z0" style:num-suffix="." text:bullet-char="">
        <style:list-level-properties text:space-before="8.902cm" text:min-label-width="0.635cm"/>
        <style:text-properties style:font-name="Symbol"/>
      </text:list-level-style-bullet>
      <text:list-level-style-bullet text:level="8" text:style-name="WW8Num21z1" style:num-suffix="." text:bullet-char="o">
        <style:list-level-properties text:space-before="10.172cm" text:min-label-width="0.635cm"/>
        <style:text-properties style:font-name="Courier New1"/>
      </text:list-level-style-bullet>
      <text:list-level-style-bullet text:level="9" text:style-name="WW8Num21z2" style:num-suffix="." text:bullet-char="">
        <style:list-level-properties text:space-before="11.44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7cm" text:min-label-width="0.635cm"/>
        <style:text-properties style:font-name="Symbol"/>
      </text:list-level-style-bullet>
      <text:list-level-style-bullet text:level="2" text:style-name="WW8Num23z1" style:num-suffix="." text:bullet-char="o">
        <style:list-level-properties text:space-before="2.54cm" text:min-label-width="0.635cm"/>
        <style:text-properties style:font-name="Courier New1"/>
      </text:list-level-style-bullet>
      <text:list-level-style-bullet text:level="3" text:style-name="WW8Num23z2" style:num-suffix="." text:bullet-char="">
        <style:list-level-properties text:space-before="3.81cm" text:min-label-width="0.635cm"/>
        <style:text-properties style:font-name="Wingdings"/>
      </text:list-level-style-bullet>
      <text:list-level-style-bullet text:level="4" text:style-name="WW8Num23z0" style:num-suffix="." text:bullet-char="">
        <style:list-level-properties text:space-before="5.08cm" text:min-label-width="0.635cm"/>
        <style:text-properties style:font-name="Symbol"/>
      </text:list-level-style-bullet>
      <text:list-level-style-bullet text:level="5" text:style-name="WW8Num23z1" style:num-suffix="." text:bullet-char="o">
        <style:list-level-properties text:space-before="6.35cm" text:min-label-width="0.635cm"/>
        <style:text-properties style:font-name="Courier New1"/>
      </text:list-level-style-bullet>
      <text:list-level-style-bullet text:level="6" text:style-name="WW8Num23z2" style:num-suffix="." text:bullet-char="">
        <style:list-level-properties text:space-before="7.62cm" text:min-label-width="0.635cm"/>
        <style:text-properties style:font-name="Wingdings"/>
      </text:list-level-style-bullet>
      <text:list-level-style-bullet text:level="7" text:style-name="WW8Num23z0" style:num-suffix="." text:bullet-char="">
        <style:list-level-properties text:space-before="8.89cm" text:min-label-width="0.635cm"/>
        <style:text-properties style:font-name="Symbol"/>
      </text:list-level-style-bullet>
      <text:list-level-style-bullet text:level="8" text:style-name="WW8Num23z1" style:num-suffix="." text:bullet-char="o">
        <style:list-level-properties text:space-before="10.16cm" text:min-label-width="0.635cm"/>
        <style:text-properties style:font-name="Courier New1"/>
      </text:list-level-style-bullet>
      <text:list-level-style-bullet text:level="9" text:style-name="WW8Num2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27cm" text:min-label-width="0.635cm"/>
        <style:text-properties style:font-name="Symbol"/>
      </text:list-level-style-bullet>
      <text:list-level-style-bullet text:level="2" text:style-name="WW8Num26z1" style:num-suffix="." text:bullet-char="o">
        <style:list-level-properties text:space-before="2.54cm" text:min-label-width="0.635cm"/>
        <style:text-properties style:font-name="Courier New1"/>
      </text:list-level-style-bullet>
      <text:list-level-style-bullet text:level="3" text:style-name="WW8Num26z2" style:num-suffix="." text:bullet-char="">
        <style:list-level-properties text:space-before="3.81cm" text:min-label-width="0.635cm"/>
        <style:text-properties style:font-name="Wingdings"/>
      </text:list-level-style-bullet>
      <text:list-level-style-bullet text:level="4" text:style-name="WW8Num26z0" style:num-suffix="." text:bullet-char="">
        <style:list-level-properties text:space-before="5.08cm" text:min-label-width="0.635cm"/>
        <style:text-properties style:font-name="Symbol"/>
      </text:list-level-style-bullet>
      <text:list-level-style-bullet text:level="5" text:style-name="WW8Num26z1" style:num-suffix="." text:bullet-char="o">
        <style:list-level-properties text:space-before="6.35cm" text:min-label-width="0.635cm"/>
        <style:text-properties style:font-name="Courier New1"/>
      </text:list-level-style-bullet>
      <text:list-level-style-bullet text:level="6" text:style-name="WW8Num26z2" style:num-suffix="." text:bullet-char="">
        <style:list-level-properties text:space-before="7.62cm" text:min-label-width="0.635cm"/>
        <style:text-properties style:font-name="Wingdings"/>
      </text:list-level-style-bullet>
      <text:list-level-style-bullet text:level="7" text:style-name="WW8Num26z0" style:num-suffix="." text:bullet-char="">
        <style:list-level-properties text:space-before="8.89cm" text:min-label-width="0.635cm"/>
        <style:text-properties style:font-name="Symbol"/>
      </text:list-level-style-bullet>
      <text:list-level-style-bullet text:level="8" text:style-name="WW8Num26z1" style:num-suffix="." text:bullet-char="o">
        <style:list-level-properties text:space-before="10.16cm" text:min-label-width="0.635cm"/>
        <style:text-properties style:font-name="Courier New1"/>
      </text:list-level-style-bullet>
      <text:list-level-style-bullet text:level="9" text:style-name="WW8Num2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number text:level="1" style:num-format="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Symbol"/>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2" style:num-suffix="." text:bullet-char="">
        <style:list-level-properties text:space-before="3.81cm" text:min-label-width="0.635cm"/>
        <style:text-properties style:font-name="Wingdings"/>
      </text:list-level-style-bullet>
      <text:list-level-style-bullet text:level="4" text:style-name="WW8Num29z0"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2" style:num-suffix="." text:bullet-char="">
        <style:list-level-properties text:space-before="7.62cm" text:min-label-width="0.635cm"/>
        <style:text-properties style:font-name="Wingdings"/>
      </text:list-level-style-bullet>
      <text:list-level-style-bullet text:level="7" text:style-name="WW8Num29z0"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number text:level="1" style:num-format="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start" style:justify-single-word="false" fo:text-indent="0cm" style:auto-text-indent="false"/>
      <style:text-properties fo:color="#c0c0c0" fo:language="none" fo:country="none" fo:font-style="italic" fo:background-color="transparent" style:language-asian="none" style:country-asian="none" style:font-style-asian="italic" style:language-complex="en" style:country-complex="US" style:font-style-complex="italic"/>
    </style:style>
    <style:style style:name="P2" style:family="paragraph" style:parent-style-name="Footer">
      <style:paragraph-properties fo:margin-top="0cm" fo:margin-bottom="0cm" fo:text-align="center" style:justify-single-word="false">
        <style:tab-stops>
          <style:tab-stop style:position="8.255cm" style:type="center"/>
          <style:tab-stop style:position="15.875cm" style:type="right"/>
        </style:tab-stops>
      </style:paragraph-properties>
      <style:text-properties fo:color="#0066cc" fo:font-size="8pt" fo:language="en" fo:country="US" style:font-size-asian="8pt"/>
    </style:style>
    <style:style style:name="P3" style:family="paragraph" style:parent-style-name="Footer">
      <style:paragraph-properties fo:text-align="end" style:justify-single-word="false">
        <style:tab-stops>
          <style:tab-stop style:position="8.255cm" style:type="center"/>
          <style:tab-stop style:position="15.875cm" style:type="right"/>
        </style:tab-stops>
      </style:paragraph-properties>
    </style:style>
    <style:style style:name="P4" style:family="paragraph" style:parent-style-name="Footer">
      <style:paragraph-properties fo:margin-top="0cm" fo:margin-bottom="0cm" fo:text-align="center" style:justify-single-word="false"/>
      <style:text-properties fo:color="#0066cc" fo:font-size="8pt" fo:language="en" fo:country="US" style:font-size-asian="8pt"/>
    </style:style>
    <style:style style:name="P5" style:family="paragraph" style:parent-style-name="Footer">
      <style:paragraph-properties fo:margin-top="0cm" fo:margin-bottom="0cm" fo:text-align="center" style:justify-single-word="false"/>
      <style:text-properties fo:color="#0066cc" fo:font-size="8pt" style:font-size-asian="8pt"/>
    </style:style>
    <style:style style:name="P6" style:family="paragraph" style:parent-style-name="Header">
      <style:text-properties fo:language="none" fo:country="none" style:language-asian="none" style:country-asian="none" style:language-complex="en" style:country-complex="US"/>
    </style:style>
    <style:style style:name="P7" style:family="paragraph" style:parent-style-name="Footer">
      <style:paragraph-properties fo:margin-left="0cm" fo:margin-right="0.635cm" fo:margin-top="0cm" fo:margin-bottom="0.212cm" fo:text-align="center" style:justify-single-word="false" fo:text-indent="0cm" style:auto-text-indent="false">
        <style:tab-stops>
          <style:tab-stop style:position="8.255cm" style:type="center"/>
          <style:tab-stop style:position="15.875cm" style:type="right"/>
        </style:tab-stops>
      </style:paragraph-properties>
      <style:text-properties fo:color="#0066cc" fo:font-size="8pt" style:font-size-asian="8pt"/>
    </style:style>
    <style:style style:name="P8" style:family="paragraph" style:parent-style-name="Footer">
      <style:paragraph-properties>
        <style:tab-stops>
          <style:tab-stop style:position="8.255cm" style:type="center"/>
          <style:tab-stop style:position="15.875cm" style:type="right"/>
        </style:tab-stops>
      </style:paragraph-properties>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transparent" style:background-transparency="1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41cm" fo:margin-left="0cm" fo:margin-right="0cm" fo:margin-bottom="0.771cm" style:dynamic-spacing="true"/>
      </style:header-style>
      <style:footer-style>
        <style:header-footer-properties fo:min-height="1.27cm" fo:margin-left="0cm" fo:margin-right="0cm" fo:margin-top="0.771cm" style:dynamic-spacing="tru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office:automatic-styles>
  <office:master-styles>
    <style:master-page style:name="Standard" style:page-layout-name="pm1">
      <style:header>
        <text:p text:style-name="P1"><draw:a xlink:type="simple" xlink:href="http://www.continuent.org/"><draw:frame draw:style-name="fr1" draw:name="Continuent.org" text:anchor-type="paragraph" svg:x="11.71cm" svg:y="0.03cm" svg:width="3.51cm" svg:height="0.801cm" draw:z-index="63"><draw:image xlink:href="Pictures/10000000000000C50000002DB38A2A0B.png" xlink:type="simple" xlink:show="embed" xlink:actuate="onLoad"/></draw:frame></draw:a></text:p>
      </style:header>
      <style:footer>
        <text:p text:style-name="P2"><draw:frame draw:style-name="fr2" draw:name="Frame1" text:anchor-type="paragraph" svg:y="0cm" fo:min-width="1.037cm" draw:z-index="125"><draw:text-box fo:min-height="1.058cm"><text:p text:style-name="P3"><text:span text:style-name="Page_20_Number"><text:page-number text:select-page="current">62</text:page-number></text:span><text:span text:style-name="Page_20_Number">/</text:span><text:span text:style-name="Page_20_Number"><text:page-count>62</text:page-count></text:span></text:p></draw:text-box></draw:frame>© Continuent</text:p>
        <text:p text:style-name="P4">2000 Powell Street, Suite 1090, Emeryville, CA 94608</text:p>
        <text:p text:style-name="P5">Tel. 408-998-7878 Fax 408-668-1009</text:p>
      </style:footer>
    </style:master-page>
    <style:master-page style:name="Endnote" style:page-layout-name="pm2"/>
    <style:master-page style:name="Convert_20_1" style:display-name="Convert 1" style:page-layout-name="pm3">
      <style:header>
        <text:p text:style-name="P6"><draw:frame draw:style-name="fr3" draw:name="Graphic2" text:anchor-type="paragraph" svg:x="13.566cm" svg:y="-0.84cm" svg:width="2.732cm" svg:height="2.016cm" draw:z-index="2016"><draw:image xlink:href="Pictures/10000000000001810000011F3DCEF559.jpg" xlink:type="simple" xlink:show="embed" xlink:actuate="onLoad"/></draw:frame></text:p>
      </style:header>
      <style:footer>
        <text:p text:style-name="P7"><draw:frame draw:style-name="fr4" draw:name="Frame2" text:anchor-type="paragraph" svg:y="0.002cm" svg:width="0.616cm" draw:z-index="41"><draw:text-box fo:min-height="0.041cm"><text:p text:style-name="P8"><text:span text:style-name="Page_20_Number"><text:page-number text:select-page="current">62</text:page-number></text:span></text:p></draw:text-box></draw:frame></text:p>
        <text:p text:style-name="P2">Emic Networks - CONFIDENTIAL</text:p>
        <text:p text:style-name="P4">560 S. Winchester Blvd., Suite 500, San Jose, CA 95128</text:p>
        <text:p text:style-name="P5">Tel. 408-998-7878 Fax 408-998-788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Sequoia Controller/Driver Protocol Specifications</dc:title>
    <dc:subject>Protocol Specifications</dc:subject>
    <meta:initial-creator>Emmanuel Cecchet</meta:initial-creator>
    <meta:creation-date>2005-08-18T14:41:00</meta:creation-date>
    <dc:date>2006-01-23T16:56:13</dc:date>
    <meta:printed-by>Gilles Rayrat</meta:printed-by>
    <meta:print-date>2005-11-03T16:22:55</meta:print-date>
    <dc:language>en-US</dc:language>
    <meta:editing-cycles>157</meta:editing-cycles>
    <meta:editing-duration>P12DT9H5M21S</meta:editing-duration>
    <meta:user-defined meta:name="Info 1"/>
    <meta:user-defined meta:name="Info 2"/>
    <meta:user-defined meta:name="Info 3"/>
    <meta:user-defined meta:name="Info 4"/>
    <meta:document-statistic meta:table-count="1" meta:image-count="63" meta:object-count="1" meta:page-count="62" meta:paragraph-count="914" meta:word-count="7365" meta:character-count="49166"/>
  </office:meta>
</office:document-meta>
</file>

<file path=Object 1/content.xml><?xml version="1.0" encoding="utf-8"?>
<!DOCTYPE math  PUBLIC '-//OpenOffice.org//DTD Modified W3C MathML 1.01//EN'  'math.dtd'>
<math:math xmlns:math="http://www.w3.org/1998/Math/MathML">
  <math:semantics>
    <math:mfrac>
      <math:mi math:fontstyle="italic">value</math:mi>
      <math:msup>
        <math:mn>10</math:mn>
        <math:mi math:fontstyle="italic">scale</math:mi>
      </math:msup>
    </math:mfrac>
    <math:annotation math:encoding="StarMath 5.0">value over 10^{scale}</math:annotation>
  </math:semantics>
</math:math>
</file>